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3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3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3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T50_125" style:family="text"/>
    <style:style style:name="T50_126" style:family="text"/>
    <style:style style:name="T50_127" style:family="text"/>
    <style:style style:name="T50_128" style:family="text"/>
    <style:style style:name="T50_129" style:family="text"/>
    <style:style style:name="T50_130" style:family="text"/>
    <style:style style:name="T50_131" style:family="text"/>
    <style:style style:name="T50_132" style:family="text"/>
    <style:style style:name="T50_133" style:family="text"/>
    <style:style style:name="T50_134" style:family="text"/>
    <style:style style:name="T50_135" style:family="text"/>
    <style:style style:name="T50_136" style:family="text"/>
    <style:style style:name="T50_137" style:family="text"/>
    <style:style style:name="T50_138" style:family="text"/>
    <style:style style:name="T50_139" style:family="text"/>
    <style:style style:name="T50_140" style:family="text"/>
    <style:style style:name="T50_141" style:family="text"/>
    <style:style style:name="T50_142" style:family="text"/>
    <style:style style:name="T50_143" style:family="text"/>
    <style:style style:name="T50_144" style:family="text"/>
    <style:style style:name="T50_145" style:family="text"/>
    <style:style style:name="T50_146" style:family="text"/>
    <style:style style:name="T50_147" style:family="text"/>
    <style:style style:name="T50_148" style:family="text"/>
    <style:style style:name="T50_149" style:family="text"/>
    <style:style style:name="T50_150" style:family="text"/>
    <style:style style:name="T50_151" style:family="text"/>
    <style:style style:name="T50_152" style:family="text"/>
    <style:style style:name="T50_153" style:family="text"/>
    <style:style style:name="T50_154" style:family="text"/>
    <style:style style:name="T50_155" style:family="text"/>
    <style:style style:name="T50_156" style:family="text"/>
    <style:style style:name="T50_157" style:family="text"/>
    <style:style style:name="T50_158" style:family="text"/>
    <style:style style:name="T50_159" style:family="text"/>
    <style:style style:name="T50_160" style:family="text"/>
    <style:style style:name="T50_161" style:family="text"/>
    <style:style style:name="T50_162" style:family="text"/>
    <style:style style:name="T50_163" style:family="text"/>
    <style:style style:name="T50_164" style:family="text"/>
    <style:style style:name="T50_165" style:family="text"/>
    <style:style style:name="T50_166" style:family="text"/>
    <style:style style:name="T50_167" style:family="text"/>
    <style:style style:name="T50_168" style:family="text"/>
    <style:style style:name="T50_169" style:family="text"/>
    <style:style style:name="T50_170" style:family="text"/>
    <style:style style:name="T50_171" style:family="text"/>
    <style:style style:name="T50_172" style:family="text"/>
    <style:style style:name="T50_173" style:family="text"/>
    <style:style style:name="T50_174" style:family="text"/>
    <style:style style:name="T50_175" style:family="text"/>
    <style:style style:name="T50_176" style:family="text"/>
    <style:style style:name="T50_177" style:family="text"/>
    <style:style style:name="T50_178" style:family="text"/>
    <style:style style:name="T50_179" style:family="text"/>
    <style:style style:name="T50_180" style:family="text"/>
    <style:style style:name="T50_181" style:family="text"/>
    <style:style style:name="T50_182" style:family="text"/>
    <style:style style:name="T50_183" style:family="text"/>
    <style:style style:name="T50_184" style:family="text"/>
    <style:style style:name="T50_185" style:family="text"/>
    <style:style style:name="T50_186" style:family="text"/>
    <style:style style:name="T50_187" style:family="text"/>
    <style:style style:name="T50_188" style:family="text"/>
    <style:style style:name="T50_189" style:family="text"/>
    <style:style style:name="T50_190" style:family="text"/>
    <style:style style:name="T50_191" style:family="text"/>
    <style:style style:name="T50_192" style:family="text"/>
    <style:style style:name="T50_193" style:family="text"/>
    <style:style style:name="T50_194" style:family="text"/>
    <style:style style:name="T50_195" style:family="text"/>
    <style:style style:name="T50_196" style:family="text"/>
    <style:style style:name="T50_197" style:family="text"/>
    <style:style style:name="T50_198" style:family="text"/>
    <style:style style:name="T50_199" style:family="text"/>
    <style:style style:name="T50_200" style:family="text"/>
    <style:style style:name="T50_201" style:family="text"/>
    <style:style style:name="T50_202" style:family="text"/>
    <style:style style:name="T50_203" style:family="text"/>
    <style:style style:name="T50_204" style:family="text"/>
    <style:style style:name="T50_205" style:family="text"/>
    <style:style style:name="T50_206" style:family="text"/>
    <style:style style:name="T50_207" style:family="text"/>
    <style:style style:name="T50_208" style:family="text"/>
    <style:style style:name="T50_209" style:family="text"/>
    <style:style style:name="T50_210" style:family="text"/>
    <style:style style:name="T50_211" style:family="text"/>
    <style:style style:name="T50_212" style:family="text"/>
    <style:style style:name="T50_213" style:family="text"/>
    <style:style style:name="T50_214" style:family="text"/>
    <style:style style:name="T50_215" style:family="text"/>
    <style:style style:name="T50_216" style:family="text"/>
    <style:style style:name="T50_217" style:family="text"/>
    <style:style style:name="T50_218" style:family="text"/>
    <style:style style:name="T50_219" style:family="text"/>
    <style:style style:name="T50_220" style:family="text"/>
    <style:style style:name="T50_221" style:family="text"/>
    <style:style style:name="T50_222" style:family="text"/>
    <style:style style:name="T50_223" style:family="text"/>
    <style:style style:name="T50_224" style:family="text"/>
    <style:style style:name="T50_225" style:family="text"/>
    <style:style style:name="T50_226" style:family="text"/>
    <style:style style:name="T50_227" style:family="text"/>
    <style:style style:name="T50_228" style:family="text"/>
    <style:style style:name="T50_229" style:family="text"/>
    <style:style style:name="T50_230" style:family="text"/>
    <style:style style:name="T50_231" style:family="text"/>
    <style:style style:name="T50_232" style:family="text"/>
    <style:style style:name="T50_233" style:family="text"/>
    <style:style style:name="T50_234" style:family="text"/>
    <style:style style:name="T50_235" style:family="text"/>
    <style:style style:name="T50_236" style:family="text"/>
    <style:style style:name="T50_237" style:family="text"/>
    <style:style style:name="T50_238" style:family="text"/>
    <style:style style:name="T50_239" style:family="text"/>
    <style:style style:name="T50_240" style:family="text"/>
    <style:style style:name="T50_241" style:family="text"/>
    <style:style style:name="T50_242" style:family="text"/>
    <style:style style:name="T50_243" style:family="text"/>
    <style:style style:name="T50_244" style:family="text"/>
    <style:style style:name="T50_245" style:family="text"/>
    <style:style style:name="T50_246" style:family="text"/>
    <style:style style:name="T50_247" style:family="text"/>
    <style:style style:name="T50_248" style:family="text"/>
    <style:style style:name="T50_249" style:family="text"/>
    <style:style style:name="T50_250" style:family="text"/>
    <style:style style:name="T50_251" style:family="text"/>
    <style:style style:name="T50_252" style:family="text"/>
    <style:style style:name="T50_253" style:family="text"/>
    <style:style style:name="T50_254" style:family="text"/>
    <style:style style:name="T50_255" style:family="text"/>
    <style:style style:name="T50_256" style:family="text"/>
    <style:style style:name="T50_257" style:family="text"/>
    <style:style style:name="T50_258" style:family="text"/>
    <style:style style:name="T50_259" style:family="text"/>
    <style:style style:name="T50_260" style:family="text"/>
    <style:style style:name="T50_261" style:family="text"/>
    <style:style style:name="T50_262" style:family="text"/>
    <style:style style:name="T50_263" style:family="text"/>
    <style:style style:name="T50_264" style:family="text"/>
    <style:style style:name="T50_265" style:family="text"/>
    <style:style style:name="T50_266" style:family="text"/>
    <style:style style:name="T50_267" style:family="text"/>
    <style:style style:name="T50_268" style:family="text"/>
    <style:style style:name="T50_269" style:family="text"/>
    <style:style style:name="T50_270" style:family="text"/>
    <style:style style:name="T50_271" style:family="text"/>
    <style:style style:name="T50_272" style:family="text"/>
    <style:style style:name="T50_273" style:family="text"/>
    <style:style style:name="T50_274" style:family="text"/>
    <style:style style:name="T50_275" style:family="text"/>
    <style:style style:name="T50_276" style:family="text"/>
    <style:style style:name="T50_277" style:family="text"/>
    <style:style style:name="T50_278" style:family="text"/>
    <style:style style:name="T50_279" style:family="text"/>
    <style:style style:name="T50_280" style:family="text"/>
    <style:style style:name="T50_281" style:family="text"/>
    <style:style style:name="T50_282" style:family="text"/>
    <style:style style:name="T50_283" style:family="text"/>
    <style:style style:name="T50_284" style:family="text"/>
    <style:style style:name="T50_285" style:family="text"/>
    <style:style style:name="T50_286" style:family="text"/>
    <style:style style:name="T50_287" style:family="text"/>
    <style:style style:name="T50_288" style:family="text"/>
    <style:style style:name="T50_289" style:family="text"/>
    <style:style style:name="T50_290" style:family="text"/>
    <style:style style:name="T50_291" style:family="text"/>
    <style:style style:name="T50_292" style:family="text"/>
    <style:style style:name="T50_293" style:family="text"/>
    <style:style style:name="T50_294" style:family="text"/>
    <style:style style:name="T50_295" style:family="text"/>
    <style:style style:name="T50_296" style:family="text"/>
    <style:style style:name="T50_297" style:family="text"/>
    <style:style style:name="T50_298" style:family="text"/>
    <style:style style:name="T50_299" style:family="text"/>
    <style:style style:name="T50_300" style:family="text"/>
    <style:style style:name="T50_301" style:family="text"/>
    <style:style style:name="T50_302" style:family="text"/>
    <style:style style:name="T50_303" style:family="text"/>
    <style:style style:name="T50_304" style:family="text"/>
    <style:style style:name="T50_305" style:family="text"/>
    <style:style style:name="T50_306" style:family="text"/>
    <style:style style:name="T50_307" style:family="text"/>
    <style:style style:name="T50_308" style:family="text"/>
    <style:style style:name="T50_309" style:family="text"/>
    <style:style style:name="T50_310" style:family="text"/>
    <style:style style:name="T50_311" style:family="text"/>
    <style:style style:name="T50_312" style:family="text"/>
    <style:style style:name="T50_313" style:family="text"/>
    <style:style style:name="T50_314" style:family="text"/>
    <style:style style:name="T50_315" style:family="text"/>
    <style:style style:name="T50_316" style:family="text"/>
    <style:style style:name="T50_317" style:family="text"/>
    <style:style style:name="T50_318" style:family="text"/>
    <style:style style:name="T50_319" style:family="text"/>
    <style:style style:name="T50_320" style:family="text"/>
    <style:style style:name="T50_321" style:family="text"/>
    <style:style style:name="T50_322" style:family="text"/>
    <style:style style:name="T50_323" style:family="text"/>
    <style:style style:name="T50_324" style:family="text"/>
    <style:style style:name="T50_325" style:family="text"/>
    <style:style style:name="T50_326" style:family="text"/>
    <style:style style:name="T50_327" style:family="text"/>
    <style:style style:name="T50_328" style:family="text"/>
    <style:style style:name="T50_329" style:family="text"/>
    <style:style style:name="T50_330" style:family="text"/>
    <style:style style:name="T50_331" style:family="text"/>
    <style:style style:name="T50_332" style:family="text"/>
    <style:style style:name="T50_333" style:family="text"/>
    <style:style style:name="T50_334" style:family="text"/>
    <style:style style:name="T50_335" style:family="text"/>
    <style:style style:name="T50_336" style:family="text"/>
    <style:style style:name="T50_337" style:family="text"/>
    <style:style style:name="T50_338" style:family="text"/>
    <style:style style:name="T50_339" style:family="text"/>
    <style:style style:name="T50_340" style:family="text"/>
    <style:style style:name="T50_341" style:family="text"/>
    <style:style style:name="T50_342" style:family="text"/>
    <style:style style:name="T50_343" style:family="text"/>
    <style:style style:name="T50_344" style:family="text"/>
    <style:style style:name="T50_345" style:family="text"/>
    <style:style style:name="T50_346" style:family="text"/>
    <style:style style:name="T50_347" style:family="text"/>
    <style:style style:name="T50_348" style:family="text"/>
    <style:style style:name="T50_349" style:family="text"/>
    <style:style style:name="T50_350" style:family="text"/>
    <style:style style:name="T50_351" style:family="text"/>
    <style:style style:name="T50_352" style:family="text"/>
    <style:style style:name="T50_353" style:family="text"/>
    <style:style style:name="T50_354" style:family="text"/>
    <style:style style:name="T50_355" style:family="text"/>
    <style:style style:name="T50_356" style:family="text"/>
    <style:style style:name="T50_357" style:family="text"/>
    <style:style style:name="T50_358" style:family="text"/>
    <style:style style:name="T50_359" style:family="text"/>
    <style:style style:name="T50_360" style:family="text"/>
    <style:style style:name="T50_361" style:family="text"/>
    <style:style style:name="T50_362" style:family="text"/>
    <style:style style:name="T50_363" style:family="text"/>
    <style:style style:name="T50_364" style:family="text"/>
    <style:style style:name="T50_365" style:family="text"/>
    <style:style style:name="T50_366" style:family="text"/>
    <style:style style:name="T50_367" style:family="text"/>
    <style:style style:name="T50_368" style:family="text"/>
    <style:style style:name="T50_369" style:family="text"/>
    <style:style style:name="T50_370" style:family="text"/>
    <style:style style:name="T50_371" style:family="text"/>
    <style:style style:name="T50_372" style:family="text"/>
    <style:style style:name="T50_373" style:family="text"/>
    <style:style style:name="T50_374" style:family="text"/>
    <style:style style:name="T50_375" style:family="text"/>
    <style:style style:name="T50_376" style:family="text"/>
    <style:style style:name="T50_377" style:family="text"/>
    <style:style style:name="T50_378" style:family="text"/>
    <style:style style:name="T50_379" style:family="text"/>
    <style:style style:name="T50_380" style:family="text"/>
    <style:style style:name="T50_381" style:family="text"/>
    <style:style style:name="T50_382" style:family="text"/>
    <style:style style:name="T50_383" style:family="text"/>
    <style:style style:name="T50_384" style:family="text"/>
    <style:style style:name="T50_385" style:family="text"/>
    <style:style style:name="T50_386" style:family="text"/>
    <style:style style:name="T50_387" style:family="text"/>
    <style:style style:name="T50_388" style:family="text"/>
    <style:style style:name="T50_389" style:family="text"/>
    <style:style style:name="T50_390" style:family="text"/>
    <style:style style:name="T50_391" style:family="text"/>
    <style:style style:name="T50_392" style:family="text"/>
    <style:style style:name="T50_393" style:family="text"/>
    <style:style style:name="T50_394" style:family="text"/>
    <style:style style:name="T50_395" style:family="text"/>
    <style:style style:name="T50_396" style:family="text"/>
    <style:style style:name="T50_397" style:family="text"/>
    <style:style style:name="T50_398" style:family="text"/>
    <style:style style:name="T50_399" style:family="text"/>
    <style:style style:name="T50_400" style:family="text"/>
    <style:style style:name="T50_401" style:family="text"/>
    <style:style style:name="T50_402" style:family="text"/>
    <style:style style:name="T50_403" style:family="text"/>
    <style:style style:name="T50_404" style:family="text"/>
    <style:style style:name="T50_405" style:family="text"/>
    <style:style style:name="T50_406" style:family="text"/>
    <style:style style:name="T50_407" style:family="text"/>
    <style:style style:name="T50_408" style:family="text"/>
    <style:style style:name="T50_409" style:family="text"/>
    <style:style style:name="T50_410" style:family="text"/>
    <style:style style:name="T50_411" style:family="text"/>
    <style:style style:name="T50_412" style:family="text"/>
    <style:style style:name="T50_413" style:family="text"/>
    <style:style style:name="T50_414" style:family="text"/>
    <style:style style:name="T50_415" style:family="text"/>
    <style:style style:name="T50_416" style:family="text"/>
    <style:style style:name="T50_417" style:family="text"/>
    <style:style style:name="T50_418" style:family="text"/>
    <style:style style:name="T50_419" style:family="text"/>
    <style:style style:name="T50_420" style:family="text"/>
    <style:style style:name="T50_421" style:family="text"/>
    <style:style style:name="T50_422" style:family="text"/>
    <style:style style:name="T50_423" style:family="text"/>
    <style:style style:name="T50_424" style:family="text"/>
    <style:style style:name="T50_425" style:family="text"/>
    <style:style style:name="T50_426" style:family="text"/>
    <style:style style:name="T50_427" style:family="text"/>
    <style:style style:name="T50_428" style:family="text"/>
    <style:style style:name="T50_429" style:family="text"/>
    <style:style style:name="T50_430" style:family="text"/>
    <style:style style:name="T50_431" style:family="text"/>
    <style:style style:name="T50_432" style:family="text"/>
    <style:style style:name="T50_433" style:family="text"/>
    <style:style style:name="T50_43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3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T57_109" style:family="text"/>
    <style:style style:name="T57_110" style:family="text"/>
    <style:style style:name="T57_111" style:family="text"/>
    <style:style style:name="T57_112" style:family="text"/>
    <style:style style:name="T57_113" style:family="text"/>
    <style:style style:name="T57_114" style:family="text"/>
    <style:style style:name="T57_115" style:family="text"/>
    <style:style style:name="T57_116" style:family="text"/>
    <style:style style:name="T57_117" style:family="text"/>
    <style:style style:name="T57_118" style:family="text"/>
    <style:style style:name="T57_119" style:family="text"/>
    <style:style style:name="T57_120" style:family="text"/>
    <style:style style:name="T57_121" style:family="text"/>
    <style:style style:name="T57_122" style:family="text"/>
    <style:style style:name="T57_123" style:family="text"/>
    <style:style style:name="T57_124" style:family="text"/>
    <style:style style:name="T57_125" style:family="text"/>
    <style:style style:name="T57_126" style:family="text"/>
    <style:style style:name="T57_127" style:family="text"/>
    <style:style style:name="T57_128" style:family="text"/>
    <style:style style:name="T57_129" style:family="text"/>
    <style:style style:name="T57_130" style:family="text"/>
    <style:style style:name="T57_131" style:family="text"/>
    <style:style style:name="T57_132" style:family="text"/>
    <style:style style:name="T57_133" style:family="text"/>
    <style:style style:name="T57_134" style:family="text"/>
    <style:style style:name="T57_135" style:family="text"/>
    <style:style style:name="T57_136" style:family="text"/>
    <style:style style:name="T57_137" style:family="text"/>
    <style:style style:name="T57_138" style:family="text"/>
    <style:style style:name="T57_139" style:family="text"/>
    <style:style style:name="T57_140" style:family="text"/>
    <style:style style:name="T57_141" style:family="text"/>
    <style:style style:name="T57_142" style:family="text"/>
    <style:style style:name="T57_143" style:family="text"/>
    <style:style style:name="T57_144" style:family="text"/>
    <style:style style:name="T57_145" style:family="text"/>
    <style:style style:name="T57_146" style:family="text"/>
    <style:style style:name="T57_147" style:family="text"/>
    <style:style style:name="T57_148" style:family="text"/>
    <style:style style:name="T57_149" style:family="text"/>
    <style:style style:name="T57_150" style:family="text"/>
    <style:style style:name="T57_151" style:family="text"/>
    <style:style style:name="T57_152" style:family="text"/>
    <style:style style:name="T57_153" style:family="text"/>
    <style:style style:name="T57_154" style:family="text"/>
    <style:style style:name="T57_155" style:family="text"/>
    <style:style style:name="T57_156" style:family="text"/>
    <style:style style:name="T57_157" style:family="text"/>
    <style:style style:name="T57_158" style:family="text"/>
    <style:style style:name="T57_159" style:family="text"/>
    <style:style style:name="T57_160" style:family="text"/>
    <style:style style:name="T57_161" style:family="text"/>
    <style:style style:name="T57_162" style:family="text"/>
    <style:style style:name="T57_163" style:family="text"/>
    <style:style style:name="T57_164" style:family="text"/>
    <style:style style:name="T57_165" style:family="text"/>
    <style:style style:name="T57_166" style:family="text"/>
    <style:style style:name="T57_167" style:family="text"/>
    <style:style style:name="T57_168" style:family="text"/>
    <style:style style:name="P58" style:family="paragraph" style:parent-style-name="Heading_20_1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3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T71_155" style:family="text"/>
    <style:style style:name="T71_156" style:family="text"/>
    <style:style style:name="T71_157" style:family="text"/>
    <style:style style:name="T71_158" style:family="text"/>
    <style:style style:name="T71_159" style:family="text"/>
    <style:style style:name="T71_160" style:family="text"/>
    <style:style style:name="T71_161" style:family="text"/>
    <style:style style:name="T71_162" style:family="text"/>
    <style:style style:name="T71_163" style:family="text"/>
    <style:style style:name="T71_164" style:family="text"/>
    <style:style style:name="T71_165" style:family="text"/>
    <style:style style:name="T71_166" style:family="text"/>
    <style:style style:name="T71_167" style:family="text"/>
    <style:style style:name="T71_168" style:family="text"/>
    <style:style style:name="T71_169" style:family="text"/>
    <style:style style:name="T71_170" style:family="text"/>
    <style:style style:name="T71_171" style:family="text"/>
    <style:style style:name="T71_172" style:family="text"/>
    <style:style style:name="T71_173" style:family="text"/>
    <style:style style:name="T71_174" style:family="text"/>
    <style:style style:name="T71_175" style:family="text"/>
    <style:style style:name="T71_176" style:family="text"/>
    <style:style style:name="T71_177" style:family="text"/>
    <style:style style:name="T71_178" style:family="text"/>
    <style:style style:name="T71_179" style:family="text"/>
    <style:style style:name="T71_180" style:family="text"/>
    <style:style style:name="T71_181" style:family="text"/>
    <style:style style:name="T71_182" style:family="text"/>
    <style:style style:name="T71_183" style:family="text"/>
    <style:style style:name="T71_184" style:family="text"/>
    <style:style style:name="T71_185" style:family="text"/>
    <style:style style:name="T71_186" style:family="text"/>
    <style:style style:name="T71_187" style:family="text"/>
    <style:style style:name="T71_188" style:family="text"/>
    <style:style style:name="T71_189" style:family="text"/>
    <style:style style:name="T71_190" style:family="text"/>
    <style:style style:name="T71_191" style:family="text"/>
    <style:style style:name="T71_192" style:family="text"/>
    <style:style style:name="T71_193" style:family="text"/>
    <style:style style:name="T71_194" style:family="text"/>
    <style:style style:name="T71_195" style:family="text"/>
    <style:style style:name="T71_19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T74_141" style:family="text"/>
    <style:style style:name="T74_142" style:family="text"/>
    <style:style style:name="T74_143" style:family="text"/>
    <style:style style:name="T74_144" style:family="text"/>
    <style:style style:name="T74_145" style:family="text"/>
    <style:style style:name="T74_146" style:family="text"/>
    <style:style style:name="T74_147" style:family="text"/>
    <style:style style:name="T74_148" style:family="text"/>
    <style:style style:name="T74_149" style:family="text"/>
    <style:style style:name="T74_150" style:family="text"/>
    <style:style style:name="T74_151" style:family="text"/>
    <style:style style:name="T74_152" style:family="text"/>
    <style:style style:name="T74_153" style:family="text"/>
    <style:style style:name="T74_154" style:family="text"/>
    <style:style style:name="T74_155" style:family="text"/>
    <style:style style:name="T74_156" style:family="text"/>
    <style:style style:name="T74_157" style:family="text"/>
    <style:style style:name="T74_158" style:family="text"/>
    <style:style style:name="T74_159" style:family="text"/>
    <style:style style:name="T74_160" style:family="text"/>
    <style:style style:name="T74_161" style:family="text"/>
    <style:style style:name="T74_16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Heading_20_3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T90_89" style:family="text"/>
    <style:style style:name="T90_90" style:family="text"/>
    <style:style style:name="T90_91" style:family="text"/>
    <style:style style:name="T90_92" style:family="text"/>
    <style:style style:name="T90_93" style:family="text"/>
    <style:style style:name="T90_94" style:family="text"/>
    <style:style style:name="T90_95" style:family="text"/>
    <style:style style:name="T90_96" style:family="text"/>
    <style:style style:name="T90_97" style:family="text"/>
    <style:style style:name="T90_98" style:family="text"/>
    <style:style style:name="T90_99" style:family="text"/>
    <style:style style:name="T90_100" style:family="text"/>
    <style:style style:name="T90_101" style:family="text"/>
    <style:style style:name="T90_102" style:family="text"/>
    <style:style style:name="T90_103" style:family="text"/>
    <style:style style:name="T90_104" style:family="text"/>
    <style:style style:name="T90_105" style:family="text"/>
    <style:style style:name="T90_106" style:family="text"/>
    <style:style style:name="T90_107" style:family="text"/>
    <style:style style:name="T90_108" style:family="text"/>
    <style:style style:name="T90_109" style:family="text"/>
    <style:style style:name="T90_110" style:family="text"/>
    <style:style style:name="T90_111" style:family="text"/>
    <style:style style:name="T90_112" style:family="text"/>
    <style:style style:name="T90_113" style:family="text"/>
    <style:style style:name="T90_114" style:family="text"/>
    <style:style style:name="T90_115" style:family="text"/>
    <style:style style:name="T90_116" style:family="text"/>
    <style:style style:name="T90_117" style:family="text"/>
    <style:style style:name="T90_118" style:family="text"/>
    <style:style style:name="T90_119" style:family="text"/>
    <style:style style:name="T90_120" style:family="text"/>
    <style:style style:name="T90_121" style:family="text"/>
    <style:style style:name="T90_122" style:family="text"/>
    <style:style style:name="T90_123" style:family="text"/>
    <style:style style:name="T90_124" style:family="text"/>
    <style:style style:name="T90_125" style:family="text"/>
    <style:style style:name="T90_126" style:family="text"/>
    <style:style style:name="T90_127" style:family="text"/>
    <style:style style:name="T90_128" style:family="text"/>
    <style:style style:name="T90_129" style:family="text"/>
    <style:style style:name="T90_130" style:family="text"/>
    <style:style style:name="T90_131" style:family="text"/>
    <style:style style:name="T90_13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/>
    <style:style style:name="T91_141" style:family="text"/>
    <style:style style:name="T91_142" style:family="text"/>
    <style:style style:name="T91_143" style:family="text"/>
    <style:style style:name="T91_144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Heading_20_3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T101_101" style:family="text"/>
    <style:style style:name="T101_102" style:family="text"/>
    <style:style style:name="T101_103" style:family="text"/>
    <style:style style:name="T101_104" style:family="text"/>
    <style:style style:name="T101_105" style:family="text"/>
    <style:style style:name="T101_106" style:family="text"/>
    <style:style style:name="T101_107" style:family="text"/>
    <style:style style:name="T101_108" style:family="text"/>
    <style:style style:name="T101_109" style:family="text"/>
    <style:style style:name="T101_110" style:family="text"/>
    <style:style style:name="T101_111" style:family="text"/>
    <style:style style:name="T101_112" style:family="text"/>
    <style:style style:name="T101_113" style:family="text"/>
    <style:style style:name="T101_114" style:family="text"/>
    <style:style style:name="T101_115" style:family="text"/>
    <style:style style:name="T101_116" style:family="text"/>
    <style:style style:name="T101_117" style:family="text"/>
    <style:style style:name="T101_118" style:family="text"/>
    <style:style style:name="T101_119" style:family="text"/>
    <style:style style:name="T101_120" style:family="text"/>
    <style:style style:name="T101_121" style:family="text"/>
    <style:style style:name="T101_122" style:family="text"/>
    <style:style style:name="T101_123" style:family="text"/>
    <style:style style:name="T101_124" style:family="text"/>
    <style:style style:name="T101_125" style:family="text"/>
    <style:style style:name="T101_126" style:family="text"/>
    <style:style style:name="T101_127" style:family="text"/>
    <style:style style:name="T101_128" style:family="text"/>
    <style:style style:name="T101_129" style:family="text"/>
    <style:style style:name="T101_130" style:family="text"/>
    <style:style style:name="T101_131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3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T122_163" style:family="text"/>
    <style:style style:name="T122_164" style:family="text"/>
    <style:style style:name="T122_165" style:family="text"/>
    <style:style style:name="T122_166" style:family="text"/>
    <style:style style:name="T122_167" style:family="text"/>
    <style:style style:name="T122_168" style:family="text"/>
    <style:style style:name="T122_169" style:family="text"/>
    <style:style style:name="T122_170" style:family="text"/>
    <style:style style:name="T122_171" style:family="text"/>
    <style:style style:name="T122_172" style:family="text"/>
    <style:style style:name="T122_173" style:family="text"/>
    <style:style style:name="T122_174" style:family="text"/>
    <style:style style:name="T122_175" style:family="text"/>
    <style:style style:name="T122_176" style:family="text"/>
    <style:style style:name="T122_177" style:family="text"/>
    <style:style style:name="T122_178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Heading_20_1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Heading_20_3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line-height="115%" fo:margin-top="0cm" fo:margin-bottom="0cm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Heading_20_3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T146_169" style:family="text"/>
    <style:style style:name="T146_170" style:family="text"/>
    <style:style style:name="T146_171" style:family="text"/>
    <style:style style:name="T146_172" style:family="text"/>
    <style:style style:name="T146_173" style:family="text"/>
    <style:style style:name="T146_174" style:family="text"/>
    <style:style style:name="T146_175" style:family="text"/>
    <style:style style:name="T146_176" style:family="text"/>
    <style:style style:name="T146_177" style:family="text"/>
    <style:style style:name="T146_178" style:family="text"/>
    <style:style style:name="T146_179" style:family="text"/>
    <style:style style:name="T146_180" style:family="text"/>
    <style:style style:name="T146_181" style:family="text"/>
    <style:style style:name="T146_182" style:family="text"/>
    <style:style style:name="T146_183" style:family="text"/>
    <style:style style:name="T146_184" style:family="text"/>
    <style:style style:name="T146_185" style:family="text"/>
    <style:style style:name="T146_186" style:family="text"/>
    <style:style style:name="T146_187" style:family="text"/>
    <style:style style:name="T146_188" style:family="text"/>
    <style:style style:name="T146_189" style:family="text"/>
    <style:style style:name="T146_190" style:family="text"/>
    <style:style style:name="T146_191" style:family="text"/>
    <style:style style:name="T146_192" style:family="text"/>
    <style:style style:name="T146_193" style:family="text"/>
    <style:style style:name="T146_194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P154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d0eynympw43g"/><text:bookmark-end text:name="h.d0eynympw43g"/><text:span text:style-name="T1_1">Task</text:span><text:span text:style-name="T1_2"><text:s/></text:span><text:span text:style-name="T1_3">A</text:span><text:span text:style-name="T1_4"><text:s/>–<text:s/></text:span><text:span text:style-name="T1_5">Describe</text:span><text:span text:style-name="T1_6"><text:s/></text:span><text:span text:style-name="T1_7">common</text:span><text:span text:style-name="T1_8"><text:s/></text:span><text:span text:style-name="T1_9">threats</text:span><text:span text:style-name="T1_10"><text:s/></text:span><text:span text:style-name="T1_11">to</text:span><text:span text:style-name="T1_12"><text:s/></text:span><text:span text:style-name="T1_13">IT</text:span><text:span text:style-name="T1_14"><text:s/></text:span><text:span text:style-name="T1_15">Systems</text:span><text:span text:style-name="T1_16"><text:s/></text:span><text:span text:style-name="T1_17">and</text:span><text:span text:style-name="T1_18"><text:s/></text:span><text:span text:style-name="T1_19">Data</text:span></text:h>
      <text:p text:style-name="P2"/>
      <text:p text:style-name="P3"><text:span text:style-name="T3_1">Please</text:span><text:span text:style-name="T3_2"><text:s/></text:span><text:span text:style-name="T3_3">use</text:span><text:span text:style-name="T3_4"><text:s/></text:span><text:span text:style-name="T3_5">the</text:span><text:span text:style-name="T3_6"><text:s/></text:span><text:span text:style-name="T3_7">answer</text:span><text:span text:style-name="T3_8"><text:s/></text:span><text:span text:style-name="T3_9">sheet</text:span><text:span text:style-name="T3_10"><text:s/></text:span><text:span text:style-name="T3_11">provided</text:span><text:span text:style-name="T3_12"><text:s/></text:span><text:span text:style-name="T3_13">to</text:span><text:span text:style-name="T3_14"><text:s/></text:span><text:span text:style-name="T3_15">complete</text:span><text:span text:style-name="T3_16"><text:s/></text:span><text:span text:style-name="T3_17">Task</text:span><text:span text:style-name="T3_18"><text:s/></text:span><text:span text:style-name="T3_19">A</text:span></text:p>
      <text:p text:style-name="P4"/>
      <text:h text:style-name="P5" text:outline-level="10"><text:bookmark-start text:name="h.pllmjflokyp0"/><text:bookmark-end text:name="h.pllmjflokyp0"/><text:span text:style-name="T5_1">1<text:s/></text:span><text:span text:style-name="T5_2">Identify</text:span><text:span text:style-name="T5_3"><text:s/></text:span><text:span text:style-name="T5_4">and</text:span><text:span text:style-name="T5_5"><text:s/></text:span><text:span text:style-name="T5_6">describe</text:span><text:span text:style-name="T5_7"><text:s/></text:span><text:span text:style-name="T5_8">the</text:span><text:span text:style-name="T5_9"><text:s/></text:span><text:span text:style-name="T5_10">consequences</text:span><text:span text:style-name="T5_11"><text:s/></text:span><text:span text:style-name="T5_12">of</text:span><text:span text:style-name="T5_13"><text:s/></text:span><text:span text:style-name="T5_14">ten</text:span><text:span text:style-name="T5_15"><text:s/></text:span><text:span text:style-name="T5_16">common</text:span><text:span text:style-name="T5_17"><text:s/></text:span><text:span text:style-name="T5_18">physical</text:span><text:span text:style-name="T5_19"><text:s/></text:span><text:span text:style-name="T5_20">threats</text:span><text:span text:style-name="T5_21"><text:s/></text:span><text:span text:style-name="T5_22">to</text:span><text:span text:style-name="T5_23"><text:s/></text:span><text:span text:style-name="T5_24">ICT</text:span><text:span text:style-name="T5_25"><text:s/></text:span><text:span text:style-name="T5_26">systems</text:span><text:span text:style-name="T5_27"><text:s/></text:span><text:span text:style-name="T5_28">and</text:span><text:span text:style-name="T5_29"><text:s/></text:span><text:span text:style-name="T5_30">data</text:span><text:span text:style-name="T5_31"><text:s/></text:span><text:span text:style-name="T5_32">including</text:span><text:span text:style-name="T5_33"><text:s/></text:span><text:span text:style-name="T5_34">hardware</text:span><text:span text:style-name="T5_35"><text:s/></text:span><text:span text:style-name="T5_36">damage</text:span><text:span text:style-name="T5_37">,<text:s/></text:span><text:span text:style-name="T5_38">loss</text:span><text:span text:style-name="T5_39"><text:s/></text:span><text:span text:style-name="T5_40">and</text:span><text:span text:style-name="T5_41"><text:s/></text:span><text:span text:style-name="T5_42">theft</text:span><text:span text:style-name="T5_43"><text:s/></text:span><text:span text:style-name="T5_44">eg</text:span></text:h>
      <text:list text:style-name="LS1" xml:id="list0">
        <text:list-item>
          <text:p text:style-name="P6"><text:span text:style-name="T6_1">deliberate</text:span><text:span text:style-name="T6_2"><text:s/></text:span><text:span text:style-name="T6_3">damage</text:span><text:span text:style-name="T6_4"><text:s/></text:span><text:span text:style-name="T6_5">to</text:span><text:span text:style-name="T6_6"><text:s/></text:span><text:span text:style-name="T6_7">hardware</text:span><text:span text:style-name="T6_8"><text:s/></text:span><text:span text:style-name="T6_9">or</text:span><text:span text:style-name="T6_10"><text:s/></text:span><text:span text:style-name="T6_11">equipment</text:span></text:p>
        </text:list-item>
        <text:list-item>
          <text:p text:style-name="P7"><text:span text:style-name="T7_1">inadequate</text:span><text:span text:style-name="T7_2"><text:s/></text:span><text:span text:style-name="T7_3">physical</text:span><text:span text:style-name="T7_4"><text:s/></text:span><text:span text:style-name="T7_5">security</text:span></text:p>
        </text:list-item>
        <text:list-item>
          <text:p text:style-name="P8"><text:span text:style-name="T8_1">loss</text:span><text:span text:style-name="T8_2"><text:s/></text:span><text:span text:style-name="T8_3">or</text:span><text:span text:style-name="T8_4"><text:s/></text:span><text:span text:style-name="T8_5">theft</text:span><text:span text:style-name="T8_6"><text:s/></text:span><text:span text:style-name="T8_7">due</text:span><text:span text:style-name="T8_8"><text:s/></text:span><text:span text:style-name="T8_9">to</text:span><text:span text:style-name="T8_10"><text:s/></text:span><text:span text:style-name="T8_11">size</text:span><text:span text:style-name="T8_12"><text:s/></text:span><text:span text:style-name="T8_13">or</text:span><text:span text:style-name="T8_14"><text:s/></text:span><text:span text:style-name="T8_15">portability</text:span><text:span text:style-name="T8_16"><text:s/></text:span><text:span text:style-name="T8_17">of</text:span><text:span text:style-name="T8_18"><text:s/></text:span><text:span text:style-name="T8_19">devices</text:span></text:p>
        </text:list-item>
        <text:list-item>
          <text:p text:style-name="P9"><text:span text:style-name="T9_1">accidental</text:span><text:span text:style-name="T9_2"><text:s/></text:span><text:span text:style-name="T9_3">damage</text:span><text:span text:style-name="T9_4"><text:s/></text:span><text:span text:style-name="T9_5">to</text:span><text:span text:style-name="T9_6"><text:s/></text:span><text:span text:style-name="T9_7">hardware</text:span><text:span text:style-name="T9_8"><text:s/></text:span><text:span text:style-name="T9_9">or</text:span><text:span text:style-name="T9_10"><text:s/></text:span><text:span text:style-name="T9_11">equipment</text:span></text:p>
        </text:list-item>
      </text:list>
      <text:p text:style-name="P10"/>
      <text:p text:style-name="P11"><text:span text:style-name="T11_1">Over</text:span><text:span text:style-name="T11_2"><text:s/></text:span><text:span text:style-name="T11_3">the</text:span><text:span text:style-name="T11_4"><text:s/></text:span><text:span text:style-name="T11_5">years</text:span><text:span text:style-name="T11_6"><text:s/></text:span><text:span text:style-name="T11_7">keeping</text:span><text:span text:style-name="T11_8"><text:s/></text:span><text:span text:style-name="T11_9">your</text:span><text:span text:style-name="T11_10"><text:s/></text:span><text:span text:style-name="T11_11">computer</text:span><text:span text:style-name="T11_12"><text:s/></text:span><text:span text:style-name="T11_13">safe</text:span><text:span text:style-name="T11_14"><text:s/></text:span><text:span text:style-name="T11_15">has</text:span><text:span text:style-name="T11_16"><text:s/></text:span><text:span text:style-name="T11_17">become</text:span><text:span text:style-name="T11_18"><text:s/></text:span><text:span text:style-name="T11_19">increasingly</text:span><text:span text:style-name="T11_20"><text:s/></text:span><text:span text:style-name="T11_21">important</text:span><text:span text:style-name="T11_22"><text:s/></text:span><text:span text:style-name="T11_23">as</text:span><text:span text:style-name="T11_24"><text:s/></text:span><text:span text:style-name="T11_25">now</text:span><text:span text:style-name="T11_26"><text:s/></text:span><text:span text:style-name="T11_27">more</text:span><text:span text:style-name="T11_28"><text:s/></text:span><text:span text:style-name="T11_29">than</text:span><text:span text:style-name="T11_30"><text:s/></text:span><text:span text:style-name="T11_31">ever</text:span><text:span text:style-name="T11_32"><text:s/></text:span><text:span text:style-name="T11_33">people</text:span><text:span text:style-name="T11_34"><text:s/></text:span><text:span text:style-name="T11_35">are</text:span><text:span text:style-name="T11_36"><text:s/></text:span><text:span text:style-name="T11_37">trying</text:span><text:span text:style-name="T11_38"><text:s/></text:span><text:span text:style-name="T11_39">to</text:span><text:span text:style-name="T11_40"><text:s/></text:span><text:span text:style-name="T11_41">steal</text:span><text:span text:style-name="T11_42"><text:s/></text:span><text:span text:style-name="T11_43">or</text:span><text:span text:style-name="T11_44"><text:s/></text:span><text:span text:style-name="T11_45">damage</text:span><text:span text:style-name="T11_46"><text:s/></text:span><text:span text:style-name="T11_47">your</text:span><text:span text:style-name="T11_48"><text:s/></text:span><text:span text:style-name="T11_49">data</text:span><text:span text:style-name="T11_50">.<text:s/></text:span><text:span text:style-name="T11_51">Of</text:span><text:span text:style-name="T11_52"><text:s/></text:span><text:span text:style-name="T11_53">course</text:span><text:span text:style-name="T11_54"><text:s/></text:span><text:span text:style-name="T11_55">a</text:span><text:span text:style-name="T11_56"><text:s/></text:span><text:span text:style-name="T11_57">standalone</text:span><text:span text:style-name="T11_58"><text:s/></text:span><text:span text:style-name="T11_59">pc</text:span><text:span text:style-name="T11_60"><text:s/></text:span><text:span text:style-name="T11_61">is</text:span><text:span text:style-name="T11_62"><text:s/></text:span><text:span text:style-name="T11_63">invulnerable</text:span><text:span text:style-name="T11_64"><text:s/></text:span><text:span text:style-name="T11_65">to</text:span><text:span text:style-name="T11_66"><text:s/></text:span><text:span text:style-name="T11_67">attack</text:span><text:span text:style-name="T11_68">,<text:s/></text:span><text:span text:style-name="T11_69">unless</text:span><text:span text:style-name="T11_70"><text:s/></text:span><text:span text:style-name="T11_71">of</text:span><text:span text:style-name="T11_72"><text:s/></text:span><text:span text:style-name="T11_73">course</text:span><text:span text:style-name="T11_74"><text:s/></text:span><text:span text:style-name="T11_75">it</text:span><text:span text:style-name="T11_76"><text:s/></text:span><text:span text:style-name="T11_77">is</text:span><text:span text:style-name="T11_78"><text:s/></text:span><text:span text:style-name="T11_79">physically</text:span><text:span text:style-name="T11_80"><text:s/></text:span><text:span text:style-name="T11_81">damaged</text:span><text:span text:style-name="T11_82">,<text:s/></text:span><text:span text:style-name="T11_83">or</text:span><text:span text:style-name="T11_84"><text:s/></text:span><text:span text:style-name="T11_85">stolen</text:span><text:span text:style-name="T11_86">.<text:s/></text:span><text:span text:style-name="T11_87">Physical</text:span><text:span text:style-name="T11_88"><text:s/></text:span><text:span text:style-name="T11_89">damage</text:span><text:span text:style-name="T11_90"><text:s/></text:span><text:span text:style-name="T11_91">to</text:span><text:span text:style-name="T11_92"><text:s/></text:span><text:span text:style-name="T11_93">a</text:span><text:span text:style-name="T11_94"><text:s/></text:span><text:span text:style-name="T11_95">computer</text:span><text:span text:style-name="T11_96"><text:s/></text:span><text:span text:style-name="T11_97">can</text:span><text:span text:style-name="T11_98"><text:s/></text:span><text:span text:style-name="T11_99">be</text:span><text:span text:style-name="T11_100"><text:s/></text:span><text:span text:style-name="T11_101">broken</text:span><text:span text:style-name="T11_102"><text:s/></text:span><text:span text:style-name="T11_103">down</text:span><text:span text:style-name="T11_104"><text:s/></text:span><text:span text:style-name="T11_105">into</text:span><text:span text:style-name="T11_106"><text:s/></text:span><text:span text:style-name="T11_107">deliberate</text:span><text:span text:style-name="T11_108"><text:s/></text:span><text:span text:style-name="T11_109">or</text:span><text:span text:style-name="T11_110"><text:s/></text:span><text:span text:style-name="T11_111">accidental</text:span><text:span text:style-name="T11_112">.<text:s/></text:span><text:span text:style-name="T11_113">Misuse</text:span><text:span text:style-name="T11_114"><text:s/></text:span><text:span text:style-name="T11_115">of</text:span><text:span text:style-name="T11_116"><text:s/></text:span><text:span text:style-name="T11_117">equipment</text:span><text:span text:style-name="T11_118"><text:s/></text:span><text:span text:style-name="T11_119">can</text:span><text:span text:style-name="T11_120"><text:s/></text:span><text:span text:style-name="T11_121">also</text:span><text:span text:style-name="T11_122"><text:s/></text:span><text:span text:style-name="T11_123">lead</text:span><text:span text:style-name="T11_124"><text:s/></text:span><text:span text:style-name="T11_125">to</text:span><text:span text:style-name="T11_126"><text:s/></text:span><text:span text:style-name="T11_127">damage</text:span><text:span text:style-name="T11_128">.<text:s/></text:span><text:span text:style-name="T11_129">An</text:span><text:span text:style-name="T11_130"><text:s/></text:span><text:span text:style-name="T11_131">example</text:span><text:span text:style-name="T11_132"><text:s/></text:span><text:span text:style-name="T11_133">of</text:span><text:span text:style-name="T11_134"><text:s/></text:span><text:span text:style-name="T11_135">accidental</text:span><text:span text:style-name="T11_136"><text:s/></text:span><text:span text:style-name="T11_137">damage</text:span><text:span text:style-name="T11_138"><text:s/></text:span><text:span text:style-name="T11_139">can</text:span><text:span text:style-name="T11_140"><text:s/></text:span><text:span text:style-name="T11_141">be</text:span><text:span text:style-name="T11_142"><text:s/></text:span><text:span text:style-name="T11_143">if</text:span><text:span text:style-name="T11_144"><text:s/></text:span><text:span text:style-name="T11_145">you</text:span><text:span text:style-name="T11_146"><text:s/></text:span><text:span text:style-name="T11_147">are</text:span><text:span text:style-name="T11_148"><text:s/></text:span><text:span text:style-name="T11_149">working</text:span><text:span text:style-name="T11_150"><text:s/></text:span><text:span text:style-name="T11_151">on</text:span><text:span text:style-name="T11_152"><text:s/></text:span><text:span text:style-name="T11_153">a</text:span><text:span text:style-name="T11_154"><text:s/></text:span><text:span text:style-name="T11_155">computer</text:span><text:span text:style-name="T11_156"><text:s/></text:span><text:span text:style-name="T11_157">without</text:span><text:span text:style-name="T11_158"><text:s/></text:span><text:span text:style-name="T11_159">using</text:span><text:span text:style-name="T11_160"><text:s/></text:span><text:span text:style-name="T11_161">an</text:span><text:span text:style-name="T11_162"><text:s/></text:span><text:span text:style-name="T11_163">antistatic</text:span><text:span text:style-name="T11_164"><text:s/></text:span><text:span text:style-name="T11_165">wristband</text:span><text:span text:style-name="T11_166">,<text:s/></text:span><text:span text:style-name="T11_167">otherwise</text:span><text:span text:style-name="T11_168"><text:s/></text:span><text:span text:style-name="T11_169">electrostatic</text:span><text:span text:style-name="T11_170"><text:s/></text:span><text:span text:style-name="T11_171">discharge</text:span><text:span text:style-name="T11_172"><text:s/></text:span><text:span text:style-name="T11_173">can</text:span><text:span text:style-name="T11_174"><text:s/></text:span><text:span text:style-name="T11_175">damage</text:span><text:span text:style-name="T11_176"><text:s/></text:span><text:span text:style-name="T11_177">hardware</text:span><text:span text:style-name="T11_178">.<text:s/></text:span><text:span text:style-name="T11_179">If</text:span><text:span text:style-name="T11_180"><text:s/></text:span><text:span text:style-name="T11_181">you</text:span><text:span text:style-name="T11_182"><text:s/></text:span><text:span text:style-name="T11_183">have</text:span><text:span text:style-name="T11_184"><text:s/></text:span><text:span text:style-name="T11_185">a</text:span><text:span text:style-name="T11_186"><text:s/></text:span><text:span text:style-name="T11_187">PC</text:span><text:span text:style-name="T11_188"><text:s/></text:span><text:span text:style-name="T11_189">Laptop</text:span><text:span text:style-name="T11_190"><text:s/></text:span><text:span text:style-name="T11_191">then</text:span><text:span text:style-name="T11_192"><text:s/></text:span><text:span text:style-name="T11_193">it</text:span><text:span text:style-name="T11_194"><text:s/></text:span><text:span text:style-name="T11_195">is</text:span><text:span text:style-name="T11_196"><text:s/></text:span><text:span text:style-name="T11_197">also</text:span><text:span text:style-name="T11_198"><text:s/></text:span><text:span text:style-name="T11_199">venerable</text:span><text:span text:style-name="T11_200"><text:s/></text:span><text:span text:style-name="T11_201">to</text:span><text:span text:style-name="T11_202"><text:s/></text:span><text:span text:style-name="T11_203">being</text:span><text:span text:style-name="T11_204"><text:s/></text:span><text:span text:style-name="T11_205">lost</text:span><text:span text:style-name="T11_206">.<text:s/></text:span><text:span text:style-name="T11_207">Our</text:span><text:span text:style-name="T11_208"><text:s/></text:span><text:span text:style-name="T11_209">advice</text:span><text:span text:style-name="T11_210"><text:s/></text:span><text:span text:style-name="T11_211">is</text:span><text:span text:style-name="T11_212"><text:s/></text:span><text:span text:style-name="T11_213">always</text:span><text:span text:style-name="T11_214"><text:s/></text:span><text:span text:style-name="T11_215">keep</text:span><text:span text:style-name="T11_216"><text:s/></text:span><text:span text:style-name="T11_217">your</text:span><text:span text:style-name="T11_218"><text:s/></text:span><text:span text:style-name="T11_219">pc</text:span><text:span text:style-name="T11_220"><text:s/></text:span><text:span text:style-name="T11_221">in</text:span><text:span text:style-name="T11_222"><text:s/></text:span><text:span text:style-name="T11_223">a</text:span><text:span text:style-name="T11_224"><text:s/></text:span><text:span text:style-name="T11_225">secure</text:span><text:span text:style-name="T11_226"><text:s/></text:span><text:span text:style-name="T11_227">place</text:span><text:span text:style-name="T11_228"><text:s/></text:span><text:span text:style-name="T11_229">and</text:span><text:span text:style-name="T11_230"><text:s/></text:span><text:span text:style-name="T11_231">keep</text:span><text:span text:style-name="T11_232"><text:s/></text:span><text:span text:style-name="T11_233">an</text:span><text:span text:style-name="T11_234"><text:s/></text:span><text:span text:style-name="T11_235">eye</text:span><text:span text:style-name="T11_236"><text:s/></text:span><text:span text:style-name="T11_237">on</text:span><text:span text:style-name="T11_238"><text:s/></text:span><text:span text:style-name="T11_239">it</text:span><text:span text:style-name="T11_240"><text:s/></text:span><text:span text:style-name="T11_241">if</text:span><text:span text:style-name="T11_242"><text:s/></text:span><text:span text:style-name="T11_243">you</text:span><text:span text:style-name="T11_244"><text:s/></text:span><text:span text:style-name="T11_245">take</text:span><text:span text:style-name="T11_246"><text:s/></text:span><text:span text:style-name="T11_247">your</text:span><text:span text:style-name="T11_248"><text:s/></text:span><text:span text:style-name="T11_249">companion</text:span><text:span text:style-name="T11_250"><text:s/></text:span><text:span text:style-name="T11_251">travelling</text:span><text:span text:style-name="T11_252">.</text:span></text:p>
      <text:p text:style-name="P12"/>
      <text:p text:style-name="P13"><text:span text:style-name="T13_1">10<text:s/></text:span><text:span text:style-name="T13_2">common</text:span><text:span text:style-name="T13_3"><text:s/></text:span><text:span text:style-name="T13_4">physical</text:span><text:span text:style-name="T13_5"><text:s/></text:span><text:span text:style-name="T13_6">threats</text:span><text:span text:style-name="T13_7"><text:s/></text:span><text:span text:style-name="T13_8">to</text:span><text:span text:style-name="T13_9"><text:s/></text:span><text:span text:style-name="T13_10">ICT</text:span><text:span text:style-name="T13_11"><text:s/></text:span><text:span text:style-name="T13_12">systems</text:span><text:span text:style-name="T13_13">:</text:span></text:p>
      <text:list text:style-name="LS2" xml:id="list4">
        <text:list-item>
          <text:p text:style-name="P14"><text:span text:style-name="T14_1">electrostatic</text:span><text:span text:style-name="T14_2"><text:s/></text:span><text:span text:style-name="T14_3">discharge</text:span></text:p>
        </text:list-item>
        <text:list-item>
          <text:p text:style-name="P15"><text:span text:style-name="T15_1">overheating</text:span></text:p>
        </text:list-item>
        <text:list-item>
          <text:p text:style-name="P16"><text:span text:style-name="T16_1">theft</text:span></text:p>
        </text:list-item>
        <text:list-item>
          <text:p text:style-name="P17"><text:span text:style-name="T17_1">loss</text:span></text:p>
        </text:list-item>
        <text:list-item>
          <text:p text:style-name="P18"><text:span text:style-name="T18_1">physical</text:span><text:span text:style-name="T18_2"><text:s/></text:span><text:span text:style-name="T18_3">damage</text:span></text:p>
        </text:list-item>
      </text:list>
      <text:p text:style-name="P19"/>
      <text:p text:style-name="P20"><text:span text:style-name="T20_1"><text:tab/></text:span></text:p>
      <text:p text:style-name="P21"/>
      <text:h text:style-name="P22" text:outline-level="10"><text:bookmark-start text:name="h.hrshdpjabpws"/><text:bookmark-end text:name="h.hrshdpjabpws"/><text:span text:style-name="T22_1">2<text:s/></text:span><text:span text:style-name="T22_2">Identify</text:span><text:span text:style-name="T22_3"><text:s/></text:span><text:span text:style-name="T22_4">and</text:span><text:span text:style-name="T22_5"><text:s/></text:span><text:span text:style-name="T22_6">describe</text:span><text:span text:style-name="T22_7"><text:s/></text:span><text:span text:style-name="T22_8">the</text:span><text:span text:style-name="T22_9"><text:s/></text:span><text:span text:style-name="T22_10">consequences</text:span><text:span text:style-name="T22_11"><text:s/></text:span><text:span text:style-name="T22_12">of</text:span><text:span text:style-name="T22_13"><text:s/></text:span><text:span text:style-name="T22_14">the</text:span><text:span text:style-name="T22_15"><text:s/></text:span><text:span text:style-name="T22_16">following</text:span><text:span text:style-name="T22_17"><text:s/></text:span><text:span text:style-name="T22_18">types</text:span><text:span text:style-name="T22_19"><text:s/></text:span><text:span text:style-name="T22_20">of</text:span><text:span text:style-name="T22_21"><text:s/></text:span><text:span text:style-name="T22_22">malicious</text:span><text:span text:style-name="T22_23"><text:s/></text:span><text:span text:style-name="T22_24">code</text:span><text:span text:style-name="T22_25">:</text:span></text:h>
      <text:list text:style-name="LS3" xml:id="list9">
        <text:list-item>
          <text:p text:style-name="P23"><text:span text:style-name="T23_1">Virus</text:span></text:p>
        </text:list-item>
        <text:list-item>
          <text:p text:style-name="P24"><text:span text:style-name="T24_1">Malware</text:span></text:p>
        </text:list-item>
        <text:list-item>
          <text:p text:style-name="P25"><text:span text:style-name="T25_1">Spyware</text:span></text:p>
        </text:list-item>
        <text:list-item>
          <text:p text:style-name="P26"><text:span text:style-name="T26_1">Adware</text:span></text:p>
        </text:list-item>
        <text:list-item>
          <text:p text:style-name="P27"><text:span text:style-name="T27_1">Trojan</text:span></text:p>
        </text:list-item>
        <text:list-item>
          <text:p text:style-name="P28"><text:span text:style-name="T28_1">Logic</text:span><text:span text:style-name="T28_2"><text:s/></text:span><text:span text:style-name="T28_3">bomb</text:span></text:p>
        </text:list-item>
        <text:list-item>
          <text:p text:style-name="P29"><text:span text:style-name="T29_1">Worm</text:span></text:p>
        </text:list-item>
        <text:list-item>
          <text:p text:style-name="P30"><text:span text:style-name="T30_1">Rootkits</text:span></text:p>
        </text:list-item>
        <text:list-item>
          <text:p text:style-name="P31"><text:span text:style-name="T31_1">Keylogger</text:span></text:p>
        </text:list-item>
      </text:list>
      <text:p text:style-name="P32"/>
      <text:p text:style-name="P33"><text:span text:style-name="T33_1">Virus</text:span><text:span text:style-name="T33_2">-</text:span></text:p>
      <text:p text:style-name="P34"><text:span text:style-name="T34_1">Code</text:span><text:span text:style-name="T34_2"><text:s/></text:span><text:span text:style-name="T34_3">that</text:span><text:span text:style-name="T34_4"><text:s/></text:span><text:span text:style-name="T34_5">is</text:span><text:span text:style-name="T34_6"><text:s/></text:span><text:span text:style-name="T34_7">capable</text:span><text:span text:style-name="T34_8"><text:s/></text:span><text:span text:style-name="T34_9">of</text:span><text:span text:style-name="T34_10"><text:s/></text:span><text:span text:style-name="T34_11">reproducing</text:span><text:span text:style-name="T34_12"><text:s/></text:span><text:span text:style-name="T34_13">itself</text:span><text:span text:style-name="T34_14"><text:s/></text:span><text:span text:style-name="T34_15">and</text:span><text:span text:style-name="T34_16"><text:s/></text:span><text:span text:style-name="T34_17">causing</text:span><text:span text:style-name="T34_18"><text:s/></text:span><text:span text:style-name="T34_19">harm</text:span><text:span text:style-name="T34_20"><text:s/></text:span><text:span text:style-name="T34_21">to</text:span><text:span text:style-name="T34_22"><text:s/></text:span><text:span text:style-name="T34_23">the</text:span><text:span text:style-name="T34_24"><text:s/></text:span><text:span text:style-name="T34_25">computer</text:span><text:span text:style-name="T34_26"><text:s/></text:span><text:span text:style-name="T34_27">system</text:span><text:span text:style-name="T34_28">,<text:s/></text:span><text:span text:style-name="T34_29">for</text:span><text:span text:style-name="T34_30"><text:s/></text:span><text:span text:style-name="T34_31">example</text:span><text:span text:style-name="T34_32"><text:s/></text:span><text:span text:style-name="T34_33">deleteing</text:span><text:span text:style-name="T34_34"><text:s/></text:span><text:span text:style-name="T34_35">important</text:span><text:span text:style-name="T34_36"><text:s/></text:span><text:span text:style-name="T34_37">user</text:span><text:span text:style-name="T34_38"><text:s/></text:span><text:span text:style-name="T34_39">files</text:span><text:span text:style-name="T34_40">.</text:span></text:p>
      <text:p text:style-name="P35"/>
      <text:p text:style-name="P36"><text:span text:style-name="T36_1">Trojan</text:span><text:span text:style-name="T36_2">-</text:span></text:p>
      <text:p text:style-name="P37"><text:span text:style-name="T37_1">Malware</text:span><text:span text:style-name="T37_2"><text:s/></text:span><text:span text:style-name="T37_3">that</text:span><text:span text:style-name="T37_4"><text:s/></text:span><text:span text:style-name="T37_5">appears</text:span><text:span text:style-name="T37_6"><text:s/></text:span><text:span text:style-name="T37_7">to</text:span><text:span text:style-name="T37_8"><text:s/></text:span><text:span text:style-name="T37_9">perform</text:span><text:span text:style-name="T37_10"><text:s/></text:span><text:span text:style-name="T37_11">a</text:span><text:span text:style-name="T37_12"><text:s/></text:span><text:span text:style-name="T37_13">task</text:span><text:span text:style-name="T37_14"><text:s/></text:span><text:span text:style-name="T37_15">benefitial</text:span><text:span text:style-name="T37_16"><text:s/></text:span><text:span text:style-name="T37_17">to</text:span><text:span text:style-name="T37_18"><text:s/></text:span><text:span text:style-name="T37_19">the</text:span><text:span text:style-name="T37_20"><text:s/></text:span><text:span text:style-name="T37_21">user</text:span><text:span text:style-name="T37_22"><text:s/></text:span><text:span text:style-name="T37_23">but</text:span><text:span text:style-name="T37_24"><text:s/></text:span><text:span text:style-name="T37_25">instead</text:span><text:span text:style-name="T37_26"><text:s/></text:span><text:span text:style-name="T37_27">allows</text:span><text:span text:style-name="T37_28"><text:s/></text:span><text:span text:style-name="T37_29">a</text:span><text:span text:style-name="T37_30"><text:s/></text:span><text:span text:style-name="T37_31">remote</text:span><text:span text:style-name="T37_32"><text:s/></text:span><text:span text:style-name="T37_33">attacker</text:span><text:span text:style-name="T37_34"><text:s/></text:span><text:span text:style-name="T37_35">remote</text:span><text:span text:style-name="T37_36"><text:s/></text:span><text:span text:style-name="T37_37">access</text:span><text:span text:style-name="T37_38"><text:s/></text:span><text:span text:style-name="T37_39">to</text:span><text:span text:style-name="T37_40"><text:s/></text:span><text:span text:style-name="T37_41">the</text:span><text:span text:style-name="T37_42"><text:s/></text:span><text:span text:style-name="T37_43">computer</text:span></text:p>
      <text:p text:style-name="P38"/>
      <text:p text:style-name="P39"><text:span text:style-name="T39_1">Logic</text:span><text:span text:style-name="T39_2"><text:s/></text:span><text:span text:style-name="T39_3">Bomb</text:span><text:span text:style-name="T39_4">-</text:span></text:p>
      <text:p text:style-name="P40"><text:span text:style-name="T40_1">Code</text:span><text:span text:style-name="T40_2"><text:s/></text:span><text:span text:style-name="T40_3">that</text:span><text:span text:style-name="T40_4"><text:s/></text:span><text:span text:style-name="T40_5">is</text:span><text:span text:style-name="T40_6"><text:s/></text:span><text:span text:style-name="T40_7">placed</text:span><text:span text:style-name="T40_8"><text:s/></text:span><text:span text:style-name="T40_9">on</text:span><text:span text:style-name="T40_10"><text:s/></text:span><text:span text:style-name="T40_11">a</text:span><text:span text:style-name="T40_12"><text:s/></text:span><text:span text:style-name="T40_13">computer</text:span><text:span text:style-name="T40_14"><text:s/></text:span><text:span text:style-name="T40_15">and</text:span><text:span text:style-name="T40_16"><text:s/></text:span><text:span text:style-name="T40_17">is</text:span><text:span text:style-name="T40_18"><text:s/></text:span><text:span text:style-name="T40_19">run</text:span><text:span text:style-name="T40_20"><text:s/></text:span><text:span text:style-name="T40_21">when</text:span><text:span text:style-name="T40_22"><text:s/></text:span><text:span text:style-name="T40_23">certain</text:span><text:span text:style-name="T40_24"><text:s/></text:span><text:span text:style-name="T40_25">criteria</text:span><text:span text:style-name="T40_26"><text:s/></text:span><text:span text:style-name="T40_27">is</text:span><text:span text:style-name="T40_28"><text:s/></text:span><text:span text:style-name="T40_29">met</text:span><text:span text:style-name="T40_30">,<text:s/></text:span><text:span text:style-name="T40_31">for</text:span><text:span text:style-name="T40_32"><text:s/></text:span><text:span text:style-name="T40_33">example</text:span><text:span text:style-name="T40_34"><text:s/></text:span><text:span text:style-name="T40_35">an</text:span><text:span text:style-name="T40_36"><text:s/></text:span><text:span text:style-name="T40_37">exmployee</text:span><text:span text:style-name="T40_38"><text:s/></text:span><text:span text:style-name="T40_39">may</text:span><text:span text:style-name="T40_40"><text:s/></text:span><text:span text:style-name="T40_41">plant</text:span><text:span text:style-name="T40_42"><text:s/></text:span><text:span text:style-name="T40_43">a</text:span><text:span text:style-name="T40_44"><text:s/></text:span><text:span text:style-name="T40_45">logic</text:span><text:span text:style-name="T40_46"><text:s/></text:span><text:span text:style-name="T40_47">bomb</text:span><text:span text:style-name="T40_48"><text:s/></text:span><text:span text:style-name="T40_49">before</text:span><text:span text:style-name="T40_50"><text:s/></text:span><text:span text:style-name="T40_51">they</text:span><text:span text:style-name="T40_52"><text:s/></text:span><text:span text:style-name="T40_53">leave</text:span><text:span text:style-name="T40_54"><text:s/></text:span><text:span text:style-name="T40_55">the</text:span><text:span text:style-name="T40_56"><text:s/></text:span><text:span text:style-name="T40_57">company</text:span><text:span text:style-name="T40_58"><text:s/></text:span><text:span text:style-name="T40_59">and</text:span><text:span text:style-name="T40_60"><text:s/></text:span><text:span text:style-name="T40_61">when</text:span><text:span text:style-name="T40_62"><text:s/></text:span><text:span text:style-name="T40_63">a</text:span><text:span text:style-name="T40_64"><text:s/></text:span><text:span text:style-name="T40_65">certain</text:span><text:span text:style-name="T40_66"><text:s/></text:span><text:span text:style-name="T40_67">record</text:span><text:span text:style-name="T40_68"><text:s/></text:span><text:span text:style-name="T40_69">is</text:span><text:span text:style-name="T40_70"><text:s/></text:span><text:span text:style-name="T40_71">called</text:span><text:span text:style-name="T40_72"><text:s/></text:span><text:span text:style-name="T40_73">the</text:span><text:span text:style-name="T40_74"><text:s/></text:span><text:span text:style-name="T40_75">code</text:span><text:span text:style-name="T40_76"><text:s/></text:span><text:span text:style-name="T40_77">will</text:span><text:span text:style-name="T40_78"><text:s/></text:span><text:span text:style-name="T40_79">run</text:span><text:span text:style-name="T40_80"><text:s/></text:span><text:span text:style-name="T40_81">causing</text:span><text:span text:style-name="T40_82"><text:s/></text:span><text:span text:style-name="T40_83">undesirable</text:span><text:span text:style-name="T40_84"><text:s/></text:span><text:span text:style-name="T40_85">affects</text:span><text:span text:style-name="T40_86">.</text:span></text:p>
      <text:p text:style-name="P41"/>
      <text:p text:style-name="P42"><text:span text:style-name="T42_1">Worm</text:span><text:span text:style-name="T42_2">-</text:span></text:p>
      <text:p text:style-name="P43"><text:span text:style-name="T43_1">Self</text:span><text:span text:style-name="T43_2"><text:s/></text:span><text:span text:style-name="T43_3">replicating</text:span><text:span text:style-name="T43_4"><text:s/></text:span><text:span text:style-name="T43_5">code</text:span><text:span text:style-name="T43_6"><text:s/></text:span><text:span text:style-name="T43_7">which</text:span><text:span text:style-name="T43_8"><text:s/></text:span><text:span text:style-name="T43_9">copies</text:span><text:span text:style-name="T43_10"><text:s/></text:span><text:span text:style-name="T43_11">itself</text:span><text:span text:style-name="T43_12"><text:s/></text:span><text:span text:style-name="T43_13">across</text:span><text:span text:style-name="T43_14"><text:s/></text:span><text:span text:style-name="T43_15">a</text:span><text:span text:style-name="T43_16"><text:s/></text:span><text:span text:style-name="T43_17">network</text:span><text:span text:style-name="T43_18">.<text:s/></text:span><text:span text:style-name="T43_19">It</text:span><text:span text:style-name="T43_20"><text:s/></text:span><text:span text:style-name="T43_21">will</text:span><text:span text:style-name="T43_22"><text:s/></text:span><text:span text:style-name="T43_23">always</text:span><text:span text:style-name="T43_24"><text:s/></text:span><text:span text:style-name="T43_25">cause</text:span><text:span text:style-name="T43_26"><text:s/></text:span><text:span text:style-name="T43_27">harm</text:span><text:span text:style-name="T43_28"><text:s/></text:span><text:span text:style-name="T43_29">even</text:span><text:span text:style-name="T43_30"><text:s/></text:span><text:span text:style-name="T43_31">if</text:span><text:span text:style-name="T43_32"><text:s/></text:span><text:span text:style-name="T43_33">this</text:span><text:span text:style-name="T43_34"><text:s/></text:span><text:span text:style-name="T43_35">is</text:span><text:span text:style-name="T43_36"><text:s/></text:span><text:span text:style-name="T43_37">only</text:span><text:span text:style-name="T43_38"><text:s/></text:span><text:span text:style-name="T43_39">bandwidth</text:span><text:span text:style-name="T43_40"><text:s/></text:span><text:span text:style-name="T43_41">consumption</text:span><text:span text:style-name="T43_42">.<text:s/></text:span><text:span text:style-name="T43_43">Unlike</text:span><text:span text:style-name="T43_44"><text:s/></text:span><text:span text:style-name="T43_45">a</text:span><text:span text:style-name="T43_46"><text:s/></text:span><text:span text:style-name="T43_47">virus</text:span><text:span text:style-name="T43_48"><text:s/></text:span><text:span text:style-name="T43_49">is</text:span><text:span text:style-name="T43_50"><text:s/></text:span><text:span text:style-name="T43_51">does</text:span><text:span text:style-name="T43_52"><text:s/></text:span><text:span text:style-name="T43_53">not</text:span><text:span text:style-name="T43_54"><text:s/></text:span><text:span text:style-name="T43_55">need</text:span><text:span text:style-name="T43_56"><text:s/></text:span><text:span text:style-name="T43_57">to</text:span><text:span text:style-name="T43_58"><text:s/></text:span><text:span text:style-name="T43_59">attach</text:span><text:span text:style-name="T43_60"><text:s/></text:span><text:span text:style-name="T43_61">itself</text:span><text:span text:style-name="T43_62"><text:s/></text:span><text:span text:style-name="T43_63">to</text:span><text:span text:style-name="T43_64"><text:s/></text:span><text:span text:style-name="T43_65">a</text:span><text:span text:style-name="T43_66"><text:s/></text:span><text:span text:style-name="T43_67">program</text:span><text:span text:style-name="T43_68">.</text:span></text:p>
      <text:p text:style-name="P44"/>
      <text:p text:style-name="P45"><text:span text:style-name="T45_1">Spyware</text:span><text:span text:style-name="T45_2">-</text:span></text:p>
      <text:p text:style-name="P46"><text:span text:style-name="T46_1">Code</text:span><text:span text:style-name="T46_2"><text:s/></text:span><text:span text:style-name="T46_3">that</text:span><text:span text:style-name="T46_4"><text:s/></text:span><text:span text:style-name="T46_5">self</text:span><text:span text:style-name="T46_6"><text:s/></text:span><text:span text:style-name="T46_7">installs</text:span><text:span text:style-name="T46_8"><text:s/></text:span><text:span text:style-name="T46_9">on</text:span><text:span text:style-name="T46_10"><text:s/></text:span><text:span text:style-name="T46_11">a</text:span><text:span text:style-name="T46_12"><text:s/></text:span><text:span text:style-name="T46_13">computer</text:span><text:span text:style-name="T46_14"><text:s/></text:span><text:span text:style-name="T46_15">and</text:span><text:span text:style-name="T46_16"><text:s/></text:span><text:span text:style-name="T46_17">gathers</text:span><text:span text:style-name="T46_18"><text:s/></text:span><text:span text:style-name="T46_19">information</text:span><text:span text:style-name="T46_20"><text:s/></text:span><text:span text:style-name="T46_21">about</text:span><text:span text:style-name="T46_22"><text:s/></text:span><text:span text:style-name="T46_23">a</text:span><text:span text:style-name="T46_24"><text:s/></text:span><text:span text:style-name="T46_25">persons</text:span><text:span text:style-name="T46_26"><text:s/></text:span><text:span text:style-name="T46_27">use</text:span><text:span text:style-name="T46_28"><text:s/></text:span><text:span text:style-name="T46_29">of</text:span><text:span text:style-name="T46_30"><text:s/></text:span><text:span text:style-name="T46_31">the</text:span><text:span text:style-name="T46_32"><text:s/></text:span><text:span text:style-name="T46_33">system</text:span><text:span text:style-name="T46_34"><text:s/></text:span><text:span text:style-name="T46_35">which</text:span><text:span text:style-name="T46_36"><text:s/></text:span><text:span text:style-name="T46_37">is</text:span><text:span text:style-name="T46_38"><text:s/></text:span><text:span text:style-name="T46_39">then</text:span><text:span text:style-name="T46_40"><text:s/></text:span><text:span text:style-name="T46_41">sent</text:span><text:span text:style-name="T46_42"><text:s/></text:span><text:span text:style-name="T46_43">back</text:span><text:span text:style-name="T46_44"><text:s/></text:span><text:span text:style-name="T46_45">to</text:span><text:span text:style-name="T46_46"><text:s/></text:span><text:span text:style-name="T46_47">the</text:span><text:span text:style-name="T46_48"><text:s/></text:span><text:span text:style-name="T46_49">attacker</text:span><text:span text:style-name="T46_50">.</text:span></text:p>
      <text:p text:style-name="P47"/>
      <text:h text:style-name="P48" text:outline-level="10"><text:bookmark-start text:name="h.7n6imuahxgyl"/><text:bookmark-end text:name="h.7n6imuahxgyl"/><text:span text:style-name="T48_1">3<text:s/></text:span><text:span text:style-name="T48_2">Identify</text:span><text:span text:style-name="T48_3"><text:s/></text:span><text:span text:style-name="T48_4">and</text:span><text:span text:style-name="T48_5"><text:s/></text:span><text:span text:style-name="T48_6">describe</text:span><text:span text:style-name="T48_7"><text:s/></text:span><text:span text:style-name="T48_8">the</text:span><text:span text:style-name="T48_9"><text:s/></text:span><text:span text:style-name="T48_10">consequences</text:span><text:span text:style-name="T48_11"><text:s/></text:span><text:span text:style-name="T48_12">of</text:span><text:span text:style-name="T48_13"><text:s/></text:span><text:span text:style-name="T48_14">seven</text:span><text:span text:style-name="T48_15"><text:s/></text:span><text:span text:style-name="T48_16">other</text:span><text:span text:style-name="T48_17"><text:s/></text:span><text:span text:style-name="T48_18">common</text:span><text:span text:style-name="T48_19"><text:s/></text:span><text:span text:style-name="T48_20">types</text:span><text:span text:style-name="T48_21"><text:s/></text:span><text:span text:style-name="T48_22">of</text:span><text:span text:style-name="T48_23"><text:s/></text:span><text:span text:style-name="T48_24">electronic</text:span><text:span text:style-name="T48_25"><text:s/></text:span><text:span text:style-name="T48_26">threats</text:span><text:span text:style-name="T48_27"><text:s/></text:span><text:span text:style-name="T48_28">to</text:span><text:span text:style-name="T48_29"><text:s/></text:span><text:span text:style-name="T48_30">ICT</text:span><text:span text:style-name="T48_31"><text:s/></text:span><text:span text:style-name="T48_32">systems</text:span><text:span text:style-name="T48_33"><text:s/></text:span><text:span text:style-name="T48_34">and</text:span><text:span text:style-name="T48_35"><text:s/></text:span><text:span text:style-name="T48_36">data</text:span><text:span text:style-name="T48_37">.</text:span></text:h>
      <text:p text:style-name="P49"/>
      <text:p text:style-name="P50"><text:span text:style-name="T50_1">Electronic</text:span><text:span text:style-name="T50_2"><text:s/></text:span><text:span text:style-name="T50_3">threats</text:span><text:span text:style-name="T50_4"><text:s/></text:span><text:span text:style-name="T50_5">include</text:span><text:span text:style-name="T50_6">:<text:s/></text:span><text:span text:style-name="T50_7">Unauthorised</text:span><text:span text:style-name="T50_8"><text:s/></text:span><text:span text:style-name="T50_9">access</text:span><text:span text:style-name="T50_10"><text:s/></text:span><text:span text:style-name="T50_11">to</text:span><text:span text:style-name="T50_12"><text:s/></text:span><text:span text:style-name="T50_13">a</text:span><text:span text:style-name="T50_14"><text:s/></text:span><text:span text:style-name="T50_15">system</text:span><text:span text:style-name="T50_16">,<text:s/></text:span><text:span text:style-name="T50_17">by</text:span><text:span text:style-name="T50_18"><text:s/></text:span><text:span text:style-name="T50_19">social</text:span><text:span text:style-name="T50_20"><text:s/></text:span><text:span text:style-name="T50_21">engineering</text:span><text:span text:style-name="T50_22"><text:s/>(</text:span><text:span text:style-name="T50_23">which</text:span><text:span text:style-name="T50_24"><text:s/></text:span><text:span text:style-name="T50_25">is</text:span><text:span text:style-name="T50_26"><text:s/></text:span><text:span text:style-name="T50_27">misleading</text:span><text:span text:style-name="T50_28"><text:s/></text:span><text:span text:style-name="T50_29">someone</text:span><text:span text:style-name="T50_30"><text:s/></text:span><text:span text:style-name="T50_31">into</text:span><text:span text:style-name="T50_32"><text:s/></text:span><text:span text:style-name="T50_33">thinking</text:span><text:span text:style-name="T50_34"><text:s/></text:span><text:span text:style-name="T50_35">they</text:span><text:span text:style-name="T50_36"><text:s/></text:span><text:span text:style-name="T50_37">are</text:span><text:span text:style-name="T50_38"><text:s/></text:span><text:span text:style-name="T50_39">giving</text:span><text:span text:style-name="T50_40"><text:s/></text:span><text:span text:style-name="T50_41">their</text:span><text:span text:style-name="T50_42"><text:s/></text:span><text:span text:style-name="T50_43">details</text:span><text:span text:style-name="T50_44"><text:s/></text:span><text:span text:style-name="T50_45">to</text:span><text:span text:style-name="T50_46"><text:s/></text:span><text:span text:style-name="T50_47">a</text:span><text:span text:style-name="T50_48"><text:s/></text:span><text:span text:style-name="T50_49">legitimate</text:span><text:span text:style-name="T50_50"><text:s/></text:span><text:span text:style-name="T50_51">source</text:span><text:span text:style-name="T50_52">),<text:s/></text:span><text:span text:style-name="T50_53">poorly</text:span><text:span text:style-name="T50_54"><text:s/></text:span><text:span text:style-name="T50_55">protected</text:span><text:span text:style-name="T50_56"><text:s/></text:span><text:span text:style-name="T50_57">passwords</text:span><text:span text:style-name="T50_58"><text:s/>(</text:span><text:span text:style-name="T50_59">your</text:span><text:span text:style-name="T50_60"><text:s/></text:span><text:span text:style-name="T50_61">dog</text:span><text:span text:style-name="T50_62">’</text:span><text:span text:style-name="T50_63">s</text:span><text:span text:style-name="T50_64"><text:s/></text:span><text:span text:style-name="T50_65">name</text:span><text:span text:style-name="T50_66"><text:s/></text:span><text:span text:style-name="T50_67">for</text:span><text:span text:style-name="T50_68"><text:s/></text:span><text:span text:style-name="T50_69">example</text:span><text:span text:style-name="T50_70">)<text:s/></text:span><text:span text:style-name="T50_71">or</text:span><text:span text:style-name="T50_72"><text:s/></text:span><text:span text:style-name="T50_73">people</text:span><text:span text:style-name="T50_74"><text:s/></text:span><text:span text:style-name="T50_75">trying</text:span><text:span text:style-name="T50_76"><text:s/></text:span><text:span text:style-name="T50_77">to</text:span><text:span text:style-name="T50_78"><text:s/></text:span><text:span text:style-name="T50_79">crack</text:span><text:span text:style-name="T50_80"><text:s/></text:span><text:span text:style-name="T50_81">into</text:span><text:span text:style-name="T50_82"><text:s/></text:span><text:span text:style-name="T50_83">the</text:span><text:span text:style-name="T50_84"><text:s/></text:span><text:span text:style-name="T50_85">system</text:span><text:span text:style-name="T50_86">.<text:s/></text:span><text:span text:style-name="T50_87">Ways</text:span><text:span text:style-name="T50_88"><text:s/></text:span><text:span text:style-name="T50_89">to</text:span><text:span text:style-name="T50_90"><text:s/></text:span><text:span text:style-name="T50_91">combat</text:span><text:span text:style-name="T50_92"><text:s/></text:span><text:span text:style-name="T50_93">this</text:span><text:span text:style-name="T50_94"><text:s/></text:span><text:span text:style-name="T50_95">are</text:span><text:span text:style-name="T50_96"><text:s/></text:span><text:span text:style-name="T50_97">using</text:span><text:span text:style-name="T50_98"><text:s/></text:span><text:span text:style-name="T50_99">a</text:span><text:span text:style-name="T50_100"><text:s/></text:span><text:span text:style-name="T50_101">password</text:span><text:span text:style-name="T50_102"><text:s/></text:span><text:span text:style-name="T50_103">which</text:span><text:span text:style-name="T50_104"><text:s/></text:span><text:span text:style-name="T50_105">contains</text:span><text:span text:style-name="T50_106"><text:s/></text:span><text:span text:style-name="T50_107">a</text:span><text:span text:style-name="T50_108"><text:s/></text:span><text:span text:style-name="T50_109">mix</text:span><text:span text:style-name="T50_110"><text:s/></text:span><text:span text:style-name="T50_111">of</text:span><text:span text:style-name="T50_112"><text:s/></text:span><text:span text:style-name="T50_113">uppercase</text:span><text:span text:style-name="T50_114"><text:s/></text:span><text:span text:style-name="T50_115">and</text:span><text:span text:style-name="T50_116"><text:s/></text:span><text:span text:style-name="T50_117">lowercase</text:span><text:span text:style-name="T50_118"><text:s/></text:span><text:span text:style-name="T50_119">characters</text:span><text:span text:style-name="T50_120">,<text:s/></text:span><text:span text:style-name="T50_121">as</text:span><text:span text:style-name="T50_122"><text:s/></text:span><text:span text:style-name="T50_123">well</text:span><text:span text:style-name="T50_124"><text:s/></text:span><text:span text:style-name="T50_125">as</text:span><text:span text:style-name="T50_126"><text:s/></text:span><text:span text:style-name="T50_127">numbers</text:span><text:span text:style-name="T50_128"><text:s/></text:span><text:span text:style-name="T50_129">and</text:span><text:span text:style-name="T50_130"><text:s/></text:span><text:span text:style-name="T50_131">special</text:span><text:span text:style-name="T50_132"><text:s/></text:span><text:span text:style-name="T50_133">characters</text:span><text:span text:style-name="T50_134"><text:s/></text:span><text:span text:style-name="T50_135">and</text:span><text:span text:style-name="T50_136"><text:s/></text:span><text:span text:style-name="T50_137">keeping</text:span><text:span text:style-name="T50_138"><text:s/></text:span><text:span text:style-name="T50_139">your</text:span><text:span text:style-name="T50_140"><text:s/></text:span><text:span text:style-name="T50_141">password</text:span><text:span text:style-name="T50_142"><text:s/></text:span><text:span text:style-name="T50_143">and</text:span><text:span text:style-name="T50_144"><text:s/></text:span><text:span text:style-name="T50_145">other</text:span><text:span text:style-name="T50_146"><text:s/></text:span><text:span text:style-name="T50_147">information</text:span><text:span text:style-name="T50_148"><text:s/></text:span><text:span text:style-name="T50_149">secure</text:span><text:span text:style-name="T50_150">.<text:s/></text:span><text:span text:style-name="T50_151">For</text:span><text:span text:style-name="T50_152"><text:s/></text:span><text:span text:style-name="T50_153">example</text:span><text:span text:style-name="T50_154"><text:s/></text:span><text:span text:style-name="T50_155">your</text:span><text:span text:style-name="T50_156"><text:s/></text:span><text:span text:style-name="T50_157">bank</text:span><text:span text:style-name="T50_158"><text:s/></text:span><text:span text:style-name="T50_159">will</text:span><text:span text:style-name="T50_160"><text:s/></text:span><text:span text:style-name="T50_161">never</text:span><text:span text:style-name="T50_162"><text:s/></text:span><text:span text:style-name="T50_163">ring</text:span><text:span text:style-name="T50_164"><text:s/></text:span><text:span text:style-name="T50_165">you</text:span><text:span text:style-name="T50_166"><text:s/></text:span><text:span text:style-name="T50_167">up</text:span><text:span text:style-name="T50_168"><text:s/></text:span><text:span text:style-name="T50_169">and</text:span><text:span text:style-name="T50_170"><text:s/></text:span><text:span text:style-name="T50_171">ask</text:span><text:span text:style-name="T50_172"><text:s/></text:span><text:span text:style-name="T50_173">for</text:span><text:span text:style-name="T50_174"><text:s/></text:span><text:span text:style-name="T50_175">your</text:span><text:span text:style-name="T50_176"><text:s/></text:span><text:span text:style-name="T50_177">bank</text:span><text:span text:style-name="T50_178"><text:s/></text:span><text:span text:style-name="T50_179">details</text:span><text:span text:style-name="T50_180">.<text:s/></text:span><text:span text:style-name="T50_181">Always</text:span><text:span text:style-name="T50_182"><text:s/></text:span><text:span text:style-name="T50_183">install</text:span><text:span text:style-name="T50_184"><text:s/></text:span><text:span text:style-name="T50_185">new</text:span><text:span text:style-name="T50_186"><text:s/></text:span><text:span text:style-name="T50_187">updates</text:span><text:span text:style-name="T50_188"><text:s/></text:span><text:span text:style-name="T50_189">on</text:span><text:span text:style-name="T50_190"><text:s/></text:span><text:span text:style-name="T50_191">your</text:span><text:span text:style-name="T50_192"><text:s/></text:span><text:span text:style-name="T50_193">system</text:span><text:span text:style-name="T50_194"><text:s/></text:span><text:span text:style-name="T50_195">or</text:span><text:span text:style-name="T50_196"><text:s/></text:span><text:span text:style-name="T50_197">router</text:span><text:span text:style-name="T50_198">.<text:s/></text:span><text:span text:style-name="T50_199">Updates</text:span><text:span text:style-name="T50_200"><text:s/></text:span><text:span text:style-name="T50_201">are</text:span><text:span text:style-name="T50_202"><text:s/></text:span><text:span text:style-name="T50_203">brought</text:span><text:span text:style-name="T50_204"><text:s/></text:span><text:span text:style-name="T50_205">out</text:span><text:span text:style-name="T50_206"><text:s/></text:span><text:span text:style-name="T50_207">to</text:span><text:span text:style-name="T50_208"><text:s/></text:span><text:span text:style-name="T50_209">seal</text:span><text:span text:style-name="T50_210"><text:s/></text:span><text:span text:style-name="T50_211">up</text:span><text:span text:style-name="T50_212"><text:s/></text:span><text:span text:style-name="T50_213">security</text:span><text:span text:style-name="T50_214"><text:s/></text:span><text:span text:style-name="T50_215">holes</text:span><text:span text:style-name="T50_216"><text:s/></text:span><text:span text:style-name="T50_217">in</text:span><text:span text:style-name="T50_218"><text:s/></text:span><text:span text:style-name="T50_219">a</text:span><text:span text:style-name="T50_220"><text:s/></text:span><text:span text:style-name="T50_221">system</text:span><text:span text:style-name="T50_222"><text:s/></text:span><text:span text:style-name="T50_223">and</text:span><text:span text:style-name="T50_224"><text:s/></text:span><text:span text:style-name="T50_225">to</text:span><text:span text:style-name="T50_226"><text:s/></text:span><text:span text:style-name="T50_227">protect</text:span><text:span text:style-name="T50_228"><text:s/></text:span><text:span text:style-name="T50_229">you</text:span><text:span text:style-name="T50_230">!<text:s/></text:span><text:span text:style-name="T50_231">Remember</text:span><text:span text:style-name="T50_232">,<text:s/></text:span><text:span text:style-name="T50_233">always</text:span><text:span text:style-name="T50_234"><text:s/></text:span><text:span text:style-name="T50_235">test</text:span><text:span text:style-name="T50_236"><text:s/></text:span><text:span text:style-name="T50_237">updates</text:span><text:span text:style-name="T50_238"><text:s/></text:span><text:span text:style-name="T50_239">on</text:span><text:span text:style-name="T50_240"><text:s/></text:span><text:span text:style-name="T50_241">a</text:span><text:span text:style-name="T50_242"><text:s/></text:span><text:span text:style-name="T50_243">server</text:span><text:span text:style-name="T50_244"><text:s/></text:span><text:span text:style-name="T50_245">before</text:span><text:span text:style-name="T50_246"><text:s/></text:span><text:span text:style-name="T50_247">you</text:span><text:span text:style-name="T50_248"><text:s/></text:span><text:span text:style-name="T50_249">roll</text:span><text:span text:style-name="T50_250"><text:s/></text:span><text:span text:style-name="T50_251">them</text:span><text:span text:style-name="T50_252"><text:s/></text:span><text:span text:style-name="T50_253">out</text:span><text:span text:style-name="T50_254"><text:s/></text:span><text:span text:style-name="T50_255">to</text:span><text:span text:style-name="T50_256"><text:s/></text:span><text:span text:style-name="T50_257">all</text:span><text:span text:style-name="T50_258"><text:s/></text:span><text:span text:style-name="T50_259">the</text:span><text:span text:style-name="T50_260"><text:s/></text:span><text:span text:style-name="T50_261">client</text:span><text:span text:style-name="T50_262"><text:s/></text:span><text:span text:style-name="T50_263">pcs</text:span><text:span text:style-name="T50_264">.<text:s/></text:span><text:span text:style-name="T50_265">Another</text:span><text:span text:style-name="T50_266"><text:s/></text:span><text:span text:style-name="T50_267">thing</text:span><text:span text:style-name="T50_268"><text:s/></text:span><text:span text:style-name="T50_269">to</text:span><text:span text:style-name="T50_270"><text:s/></text:span><text:span text:style-name="T50_271">ensure</text:span><text:span text:style-name="T50_272"><text:s/></text:span><text:span text:style-name="T50_273">is</text:span><text:span text:style-name="T50_274"><text:s/></text:span><text:span text:style-name="T50_275">that</text:span><text:span text:style-name="T50_276"><text:s/></text:span><text:span text:style-name="T50_277">your</text:span><text:span text:style-name="T50_278"><text:s/></text:span><text:span text:style-name="T50_279">network</text:span><text:span text:style-name="T50_280"><text:s/></text:span><text:span text:style-name="T50_281">security</text:span><text:span text:style-name="T50_282"><text:s/></text:span><text:span text:style-name="T50_283">is</text:span><text:span text:style-name="T50_284"><text:s/></text:span><text:span text:style-name="T50_285">strong</text:span><text:span text:style-name="T50_286"><text:s/></text:span><text:span text:style-name="T50_287">and</text:span><text:span text:style-name="T50_288"><text:s/></text:span><text:span text:style-name="T50_289">all</text:span><text:span text:style-name="T50_290"><text:s/></text:span><text:span text:style-name="T50_291">working</text:span><text:span text:style-name="T50_292">;<text:s/></text:span><text:span text:style-name="T50_293">this</text:span><text:span text:style-name="T50_294"><text:s/></text:span><text:span text:style-name="T50_295">includes</text:span><text:span text:style-name="T50_296"><text:s/></text:span><text:span text:style-name="T50_297">firewalls</text:span><text:span text:style-name="T50_298">,<text:s/></text:span><text:span text:style-name="T50_299">web</text:span><text:span text:style-name="T50_300"><text:s/></text:span><text:span text:style-name="T50_301">and</text:span><text:span text:style-name="T50_302"><text:s/></text:span><text:span text:style-name="T50_303">mail</text:span><text:span text:style-name="T50_304"><text:s/></text:span><text:span text:style-name="T50_305">servers</text:span><text:span text:style-name="T50_306"><text:s/></text:span><text:span text:style-name="T50_307">and</text:span><text:span text:style-name="T50_308"><text:s/></text:span><text:span text:style-name="T50_309">any</text:span><text:span text:style-name="T50_310"><text:s/></text:span><text:span text:style-name="T50_311">wireless</text:span><text:span text:style-name="T50_312"><text:s/></text:span><text:span text:style-name="T50_313">access</text:span><text:span text:style-name="T50_314"><text:s/></text:span><text:span text:style-name="T50_315">points</text:span><text:span text:style-name="T50_316">.<text:s/></text:span><text:span text:style-name="T50_317">Denial</text:span><text:span text:style-name="T50_318"><text:s/></text:span><text:span text:style-name="T50_319">of</text:span><text:span text:style-name="T50_320"><text:s/></text:span><text:span text:style-name="T50_321">service</text:span><text:span text:style-name="T50_322"><text:s/></text:span><text:span text:style-name="T50_323">attacks</text:span><text:span text:style-name="T50_324"><text:s/></text:span><text:span text:style-name="T50_325">are</text:span><text:span text:style-name="T50_326"><text:s/></text:span><text:span text:style-name="T50_327">used</text:span><text:span text:style-name="T50_328"><text:s/></text:span><text:span text:style-name="T50_329">by</text:span><text:span text:style-name="T50_330"><text:s/></text:span><text:span text:style-name="T50_331">people</text:span><text:span text:style-name="T50_332"><text:s/></text:span><text:span text:style-name="T50_333">trying</text:span><text:span text:style-name="T50_334"><text:s/></text:span><text:span text:style-name="T50_335">to</text:span><text:span text:style-name="T50_336"><text:s/></text:span><text:span text:style-name="T50_337">take</text:span><text:span text:style-name="T50_338"><text:s/></text:span><text:span text:style-name="T50_339">down</text:span><text:span text:style-name="T50_340"><text:s/></text:span><text:span text:style-name="T50_341">a</text:span><text:span text:style-name="T50_342"><text:s/></text:span><text:span text:style-name="T50_343">system</text:span><text:span text:style-name="T50_344">,<text:s/></text:span><text:span text:style-name="T50_345">and</text:span><text:span text:style-name="T50_346"><text:s/></text:span><text:span text:style-name="T50_347">example</text:span><text:span text:style-name="T50_348"><text:s/></text:span><text:span text:style-name="T50_349">of</text:span><text:span text:style-name="T50_350"><text:s/></text:span><text:span text:style-name="T50_351">people</text:span><text:span text:style-name="T50_352"><text:s/></text:span><text:span text:style-name="T50_353">with</text:span><text:span text:style-name="T50_354"><text:s/></text:span><text:span text:style-name="T50_355">these</text:span><text:span text:style-name="T50_356"><text:s/></text:span><text:span text:style-name="T50_357">motives</text:span><text:span text:style-name="T50_358"><text:s/></text:span><text:span text:style-name="T50_359">can</text:span><text:span text:style-name="T50_360"><text:s/></text:span><text:span text:style-name="T50_361">be</text:span><text:span text:style-name="T50_362"><text:s/></text:span><text:span text:style-name="T50_363">disgruntled</text:span><text:span text:style-name="T50_364"><text:s/></text:span><text:span text:style-name="T50_365">ex</text:span><text:span text:style-name="T50_366"><text:s/></text:span><text:span text:style-name="T50_367">employees</text:span><text:span text:style-name="T50_368">.<text:s/></text:span><text:span text:style-name="T50_369">There</text:span><text:span text:style-name="T50_370"><text:s/></text:span><text:span text:style-name="T50_371">are</text:span><text:span text:style-name="T50_372"><text:s/></text:span><text:span text:style-name="T50_373">many</text:span><text:span text:style-name="T50_374"><text:s/></text:span><text:span text:style-name="T50_375">different</text:span><text:span text:style-name="T50_376"><text:s/></text:span><text:span text:style-name="T50_377">types</text:span><text:span text:style-name="T50_378"><text:s/></text:span><text:span text:style-name="T50_379">of</text:span><text:span text:style-name="T50_380"><text:s/></text:span><text:span text:style-name="T50_381">these</text:span><text:span text:style-name="T50_382"><text:s/></text:span><text:span text:style-name="T50_383">and</text:span><text:span text:style-name="T50_384"><text:s/></text:span><text:span text:style-name="T50_385">it</text:span><text:span text:style-name="T50_386"><text:s/></text:span><text:span text:style-name="T50_387">is</text:span><text:span text:style-name="T50_388"><text:s/></text:span><text:span text:style-name="T50_389">hard</text:span><text:span text:style-name="T50_390"><text:s/></text:span><text:span text:style-name="T50_391">to</text:span><text:span text:style-name="T50_392"><text:s/></text:span><text:span text:style-name="T50_393">defend</text:span><text:span text:style-name="T50_394"><text:s/></text:span><text:span text:style-name="T50_395">against</text:span><text:span text:style-name="T50_396">,<text:s/></text:span><text:span text:style-name="T50_397">but</text:span><text:span text:style-name="T50_398"><text:s/></text:span><text:span text:style-name="T50_399">ensuring</text:span><text:span text:style-name="T50_400"><text:s/></text:span><text:span text:style-name="T50_401">your</text:span><text:span text:style-name="T50_402"><text:s/></text:span><text:span text:style-name="T50_403">security</text:span><text:span text:style-name="T50_404"><text:s/></text:span><text:span text:style-name="T50_405">is</text:span><text:span text:style-name="T50_406"><text:s/></text:span><text:span text:style-name="T50_407">up</text:span><text:span text:style-name="T50_408"><text:s/></text:span><text:span text:style-name="T50_409">to</text:span><text:span text:style-name="T50_410"><text:s/></text:span><text:span text:style-name="T50_411">date</text:span><text:span text:style-name="T50_412"><text:s/></text:span><text:span text:style-name="T50_413">and</text:span><text:span text:style-name="T50_414"><text:s/></text:span><text:span text:style-name="T50_415">a</text:span><text:span text:style-name="T50_416"><text:s/></text:span><text:span text:style-name="T50_417">firewalled</text:span><text:span text:style-name="T50_418"><text:s/></text:span><text:span text:style-name="T50_419">router</text:span><text:span text:style-name="T50_420"><text:s/></text:span><text:span text:style-name="T50_421">is</text:span><text:span text:style-name="T50_422"><text:s/></text:span><text:span text:style-name="T50_423">in</text:span><text:span text:style-name="T50_424"><text:s/></text:span><text:span text:style-name="T50_425">use</text:span><text:span text:style-name="T50_426"><text:s/></text:span><text:span text:style-name="T50_427">is</text:span><text:span text:style-name="T50_428"><text:s/></text:span><text:span text:style-name="T50_429">a</text:span><text:span text:style-name="T50_430"><text:s/></text:span><text:span text:style-name="T50_431">good</text:span><text:span text:style-name="T50_432"><text:s/></text:span><text:span text:style-name="T50_433">deterrent</text:span><text:span text:style-name="T50_434">.</text:span></text:p>
      <text:p text:style-name="P51"/>
      <text:p text:style-name="P52"/>
      <text:p text:style-name="P53"/>
      <text:h text:style-name="P54" text:outline-level="10"><text:bookmark-start text:name="h.3qqxa6wi7onl"/><text:bookmark-end text:name="h.3qqxa6wi7onl"/><text:span text:style-name="T54_1">4<text:s/></text:span><text:span text:style-name="T54_2">Explain</text:span><text:span text:style-name="T54_3"><text:s/></text:span><text:span text:style-name="T54_4">five</text:span><text:span text:style-name="T54_5"><text:s/></text:span><text:span text:style-name="T54_6">security</text:span><text:span text:style-name="T54_7"><text:s/></text:span><text:span text:style-name="T54_8">vulnerabilities</text:span><text:span text:style-name="T54_9"><text:s/></text:span><text:span text:style-name="T54_10">associated</text:span><text:span text:style-name="T54_11"><text:s/></text:span><text:span text:style-name="T54_12">with</text:span><text:span text:style-name="T54_13"><text:s/></text:span><text:span text:style-name="T54_14">remote</text:span><text:span text:style-name="T54_15"><text:s/></text:span><text:span text:style-name="T54_16">access</text:span><text:span text:style-name="T54_17"><text:s/></text:span><text:span text:style-name="T54_18">technologies</text:span><text:span text:style-name="T54_19">,<text:s/></text:span><text:span text:style-name="T54_20">including</text:span><text:span text:style-name="T54_21"><text:s/></text:span><text:span text:style-name="T54_22">wireless</text:span><text:span text:style-name="T54_23">.</text:span></text:h>
      <text:p text:style-name="P55"/>
      <text:p text:style-name="P56"><text:span text:style-name="T56_1">When</text:span><text:span text:style-name="T56_2"><text:s/></text:span><text:span text:style-name="T56_3">wireless</text:span><text:span text:style-name="T56_4"><text:s/></text:span><text:span text:style-name="T56_5">technologies</text:span><text:span text:style-name="T56_6"><text:s/></text:span><text:span text:style-name="T56_7">are</text:span><text:span text:style-name="T56_8"><text:s/></text:span><text:span text:style-name="T56_9">added</text:span><text:span text:style-name="T56_10"><text:s/></text:span><text:span text:style-name="T56_11">to</text:span><text:span text:style-name="T56_12"><text:s/></text:span><text:span text:style-name="T56_13">a</text:span><text:span text:style-name="T56_14"><text:s/></text:span><text:span text:style-name="T56_15">system</text:span><text:span text:style-name="T56_16"><text:s/></text:span><text:span text:style-name="T56_17">it</text:span><text:span text:style-name="T56_18"><text:s/></text:span><text:span text:style-name="T56_19">opens</text:span><text:span text:style-name="T56_20"><text:s/></text:span><text:span text:style-name="T56_21">up</text:span><text:span text:style-name="T56_22"><text:s/></text:span><text:span text:style-name="T56_23">a</text:span><text:span text:style-name="T56_24"><text:s/></text:span><text:span text:style-name="T56_25">whole</text:span><text:span text:style-name="T56_26"><text:s/></text:span><text:span text:style-name="T56_27">new</text:span><text:span text:style-name="T56_28"><text:s/></text:span><text:span text:style-name="T56_29">window</text:span><text:span text:style-name="T56_30"><text:s/></text:span><text:span text:style-name="T56_31">for</text:span><text:span text:style-name="T56_32"><text:s/></text:span><text:span text:style-name="T56_33">security</text:span><text:span text:style-name="T56_34"><text:s/></text:span><text:span text:style-name="T56_35">vulnerabilities</text:span><text:span text:style-name="T56_36">.<text:s/></text:span><text:span text:style-name="T56_37">Wireless</text:span><text:span text:style-name="T56_38"><text:s/></text:span><text:span text:style-name="T56_39">technologies</text:span><text:span text:style-name="T56_40"><text:s/></text:span><text:span text:style-name="T56_41">mean</text:span><text:span text:style-name="T56_42"><text:s/></text:span><text:span text:style-name="T56_43">that</text:span><text:span text:style-name="T56_44"><text:s/></text:span><text:span text:style-name="T56_45">it</text:span><text:span text:style-name="T56_46"><text:s/></text:span><text:span text:style-name="T56_47">is</text:span><text:span text:style-name="T56_48"><text:s/></text:span><text:span text:style-name="T56_49">easier</text:span><text:span text:style-name="T56_50"><text:s/></text:span><text:span text:style-name="T56_51">for</text:span><text:span text:style-name="T56_52"><text:s/></text:span><text:span text:style-name="T56_53">remote</text:span><text:span text:style-name="T56_54"><text:s/></text:span><text:span text:style-name="T56_55">users</text:span><text:span text:style-name="T56_56"><text:s/></text:span><text:span text:style-name="T56_57">to</text:span><text:span text:style-name="T56_58"><text:s/></text:span><text:span text:style-name="T56_59">get</text:span><text:span text:style-name="T56_60"><text:s/></text:span><text:span text:style-name="T56_61">access</text:span><text:span text:style-name="T56_62"><text:s/></text:span><text:span text:style-name="T56_63">into</text:span><text:span text:style-name="T56_64"><text:s/></text:span><text:span text:style-name="T56_65">systems</text:span><text:span text:style-name="T56_66">.</text:span></text:p>
      <text:p text:style-name="P57"><text:span text:style-name="T57_1">For</text:span><text:span text:style-name="T57_2"><text:s/></text:span><text:span text:style-name="T57_3">example</text:span><text:span text:style-name="T57_4">,<text:s/></text:span><text:span text:style-name="T57_5">many</text:span><text:span text:style-name="T57_6"><text:s/></text:span><text:span text:style-name="T57_7">people</text:span><text:span text:style-name="T57_8"><text:s/></text:span><text:span text:style-name="T57_9">have</text:span><text:span text:style-name="T57_10"><text:s/></text:span><text:span text:style-name="T57_11">wireless</text:span><text:span text:style-name="T57_12"><text:s/></text:span><text:span text:style-name="T57_13">routers</text:span><text:span text:style-name="T57_14"><text:s/></text:span><text:span text:style-name="T57_15">installed</text:span><text:span text:style-name="T57_16"><text:s/></text:span><text:span text:style-name="T57_17">in</text:span><text:span text:style-name="T57_18"><text:s/></text:span><text:span text:style-name="T57_19">their</text:span><text:span text:style-name="T57_20"><text:s/></text:span><text:span text:style-name="T57_21">house</text:span><text:span text:style-name="T57_22">,<text:s/></text:span><text:span text:style-name="T57_23">and</text:span><text:span text:style-name="T57_24"><text:s/></text:span><text:span text:style-name="T57_25">a</text:span><text:span text:style-name="T57_26"><text:s/></text:span><text:span text:style-name="T57_27">large</text:span><text:span text:style-name="T57_28"><text:s/></text:span><text:span text:style-name="T57_29">number</text:span><text:span text:style-name="T57_30"><text:s/></text:span><text:span text:style-name="T57_31">of</text:span><text:span text:style-name="T57_32"><text:s/></text:span><text:span text:style-name="T57_33">people</text:span><text:span text:style-name="T57_34"><text:s/></text:span><text:span text:style-name="T57_35">also</text:span><text:span text:style-name="T57_36"><text:s/></text:span><text:span text:style-name="T57_37">use</text:span><text:span text:style-name="T57_38"><text:s/></text:span><text:span text:style-name="T57_39">WEP</text:span><text:span text:style-name="T57_40"><text:s/></text:span><text:span text:style-name="T57_41">security</text:span><text:span text:style-name="T57_42"><text:s/></text:span><text:span text:style-name="T57_43">on</text:span><text:span text:style-name="T57_44"><text:s/></text:span><text:span text:style-name="T57_45">their</text:span><text:span text:style-name="T57_46"><text:s/></text:span><text:span text:style-name="T57_47">router</text:span><text:span text:style-name="T57_48">.<text:s/></text:span><text:span text:style-name="T57_49">WEP</text:span><text:span text:style-name="T57_50"><text:s/></text:span><text:span text:style-name="T57_51">is</text:span><text:span text:style-name="T57_52"><text:s/></text:span><text:span text:style-name="T57_53">a</text:span><text:span text:style-name="T57_54"><text:s/></text:span><text:span text:style-name="T57_55">means</text:span><text:span text:style-name="T57_56"><text:s/></text:span><text:span text:style-name="T57_57">of</text:span><text:span text:style-name="T57_58"><text:s/></text:span><text:span text:style-name="T57_59">encryption</text:span><text:span text:style-name="T57_60"><text:s/></text:span><text:span text:style-name="T57_61">and</text:span><text:span text:style-name="T57_62"><text:s/></text:span><text:span text:style-name="T57_63">stands</text:span><text:span text:style-name="T57_64"><text:s/></text:span><text:span text:style-name="T57_65">for</text:span><text:span text:style-name="T57_66"><text:s/></text:span><text:span text:style-name="T57_67">Wired</text:span><text:span text:style-name="T57_68"><text:s/></text:span><text:span text:style-name="T57_69">Equivalent</text:span><text:span text:style-name="T57_70"><text:s/></text:span><text:span text:style-name="T57_71">Privacy</text:span><text:span text:style-name="T57_72">.<text:s/></text:span><text:span text:style-name="T57_73">The</text:span><text:span text:style-name="T57_74"><text:s/></text:span><text:span text:style-name="T57_75">first</text:span><text:span text:style-name="T57_76"><text:s/></text:span><text:span text:style-name="T57_77">type</text:span><text:span text:style-name="T57_78"><text:s/></text:span><text:span text:style-name="T57_79">of</text:span><text:span text:style-name="T57_80"><text:s/></text:span><text:span text:style-name="T57_81">encryption</text:span><text:span text:style-name="T57_82"><text:s/></text:span><text:span text:style-name="T57_83">to</text:span><text:span text:style-name="T57_84"><text:s/></text:span><text:span text:style-name="T57_85">come</text:span><text:span text:style-name="T57_86"><text:s/></text:span><text:span text:style-name="T57_87">out</text:span><text:span text:style-name="T57_88"><text:s/></text:span><text:span text:style-name="T57_89">for</text:span><text:span text:style-name="T57_90"><text:s/></text:span><text:span text:style-name="T57_91">wireless</text:span><text:span text:style-name="T57_92">,<text:s/></text:span><text:span text:style-name="T57_93">and</text:span><text:span text:style-name="T57_94"><text:s/></text:span><text:span text:style-name="T57_95">is</text:span><text:span text:style-name="T57_96"><text:s/></text:span><text:span text:style-name="T57_97">now</text:span><text:span text:style-name="T57_98"><text:s/></text:span><text:span text:style-name="T57_99">very</text:span><text:span text:style-name="T57_100"><text:s/></text:span><text:span text:style-name="T57_101">insecure</text:span><text:span text:style-name="T57_102">;<text:s/></text:span><text:span text:style-name="T57_103">anyone</text:span><text:span text:style-name="T57_104"><text:s/></text:span><text:span text:style-name="T57_105">can</text:span><text:span text:style-name="T57_106"><text:s/></text:span><text:span text:style-name="T57_107">download</text:span><text:span text:style-name="T57_108"><text:s/></text:span><text:span text:style-name="T57_109">a</text:span><text:span text:style-name="T57_110"><text:s/></text:span><text:span text:style-name="T57_111">program</text:span><text:span text:style-name="T57_112"><text:s/></text:span><text:span text:style-name="T57_113">off</text:span><text:span text:style-name="T57_114"><text:s/></text:span><text:span text:style-name="T57_115">the</text:span><text:span text:style-name="T57_116"><text:s/></text:span><text:span text:style-name="T57_117">internet</text:span><text:span text:style-name="T57_118"><text:s/></text:span><text:span text:style-name="T57_119">that</text:span><text:span text:style-name="T57_120"><text:s/></text:span><text:span text:style-name="T57_121">monitors</text:span><text:span text:style-name="T57_122"><text:s/></text:span><text:span text:style-name="T57_123">packets</text:span><text:span text:style-name="T57_124"><text:s/></text:span><text:span text:style-name="T57_125">and</text:span><text:span text:style-name="T57_126"><text:s/></text:span><text:span text:style-name="T57_127">crack</text:span><text:span text:style-name="T57_128"><text:s/></text:span><text:span text:style-name="T57_129">the</text:span><text:span text:style-name="T57_130"><text:s/></text:span><text:span text:style-name="T57_131">encryption</text:span><text:span text:style-name="T57_132"><text:s/></text:span><text:span text:style-name="T57_133">to</text:span><text:span text:style-name="T57_134"><text:s/></text:span><text:span text:style-name="T57_135">a</text:span><text:span text:style-name="T57_136"><text:s/></text:span><text:span text:style-name="T57_137">wireless</text:span><text:span text:style-name="T57_138"><text:s/></text:span><text:span text:style-name="T57_139">router</text:span><text:span text:style-name="T57_140"><text:s/></text:span><text:span text:style-name="T57_141">using</text:span><text:span text:style-name="T57_142"><text:s/></text:span><text:span text:style-name="T57_143">the</text:span><text:span text:style-name="T57_144"><text:s/></text:span><text:span text:style-name="T57_145">WEP</text:span><text:span text:style-name="T57_146"><text:s/></text:span><text:span text:style-name="T57_147">algorithm</text:span><text:span text:style-name="T57_148">.<text:s/></text:span><text:span text:style-name="T57_149">WEP</text:span><text:span text:style-name="T57_150"><text:s/></text:span><text:span text:style-name="T57_151">has</text:span><text:span text:style-name="T57_152"><text:s/></text:span><text:span text:style-name="T57_153">been</text:span><text:span text:style-name="T57_154"><text:s/></text:span><text:span text:style-name="T57_155">replaced</text:span><text:span text:style-name="T57_156"><text:s/></text:span><text:span text:style-name="T57_157">with</text:span><text:span text:style-name="T57_158"><text:s/></text:span><text:span text:style-name="T57_159">WPA</text:span><text:span text:style-name="T57_160"><text:s/></text:span><text:span text:style-name="T57_161">which</text:span><text:span text:style-name="T57_162"><text:s/></text:span><text:span text:style-name="T57_163">is</text:span><text:span text:style-name="T57_164"><text:s/></text:span><text:span text:style-name="T57_165">more</text:span><text:span text:style-name="T57_166"><text:s/></text:span><text:span text:style-name="T57_167">secure</text:span><text:span text:style-name="T57_168">.</text:span></text:p>
      <text:h text:style-name="P58" text:outline-level="10"><text:bookmark-start text:name="h.gktvwxcvwqxk"/><text:bookmark-end text:name="h.gktvwxcvwqxk"/><text:span text:style-name="T58_1">Task</text:span><text:span text:style-name="T58_2"><text:s/></text:span><text:span text:style-name="T58_3">B</text:span><text:span text:style-name="T58_4"><text:s/>–<text:s/></text:span><text:span text:style-name="T58_5">Describe</text:span><text:span text:style-name="T58_6"><text:s/></text:span><text:span text:style-name="T58_7">methods</text:span><text:span text:style-name="T58_8"><text:s/></text:span><text:span text:style-name="T58_9">of</text:span><text:span text:style-name="T58_10"><text:s/></text:span><text:span text:style-name="T58_11">protecting</text:span><text:span text:style-name="T58_12"><text:s/></text:span><text:span text:style-name="T58_13">ICT</text:span><text:span text:style-name="T58_14"><text:s/></text:span><text:span text:style-name="T58_15">Systems</text:span><text:span text:style-name="T58_16"><text:s/></text:span><text:span text:style-name="T58_17">and</text:span><text:span text:style-name="T58_18"><text:s/></text:span><text:span text:style-name="T58_19">Data</text:span></text:h>
      <text:p text:style-name="P59"/>
      <text:p text:style-name="P60"><text:span text:style-name="T60_1">Please</text:span><text:span text:style-name="T60_2"><text:s/></text:span><text:span text:style-name="T60_3">use</text:span><text:span text:style-name="T60_4"><text:s/></text:span><text:span text:style-name="T60_5">the</text:span><text:span text:style-name="T60_6"><text:s/></text:span><text:span text:style-name="T60_7">answer</text:span><text:span text:style-name="T60_8"><text:s/></text:span><text:span text:style-name="T60_9">sheet</text:span><text:span text:style-name="T60_10"><text:s/></text:span><text:span text:style-name="T60_11">provided</text:span><text:span text:style-name="T60_12"><text:s/></text:span><text:span text:style-name="T60_13">to</text:span><text:span text:style-name="T60_14"><text:s/></text:span><text:span text:style-name="T60_15">complete</text:span><text:span text:style-name="T60_16"><text:s/></text:span><text:span text:style-name="T60_17">Task</text:span><text:span text:style-name="T60_18"><text:s/></text:span><text:span text:style-name="T60_19">B</text:span></text:p>
      <text:p text:style-name="P61"/>
      <text:h text:style-name="P62" text:outline-level="10"><text:bookmark-start text:name="h.7kik4b3aio1n"/><text:bookmark-end text:name="h.7kik4b3aio1n"/><text:span text:style-name="T62_1">1<text:s/></text:span><text:span text:style-name="T62_2">Describe</text:span><text:span text:style-name="T62_3"><text:s/></text:span><text:span text:style-name="T62_4">the</text:span><text:span text:style-name="T62_5"><text:s/></text:span><text:span text:style-name="T62_6">methods</text:span><text:span text:style-name="T62_7"><text:s/></text:span><text:span text:style-name="T62_8">of</text:span><text:span text:style-name="T62_9"><text:s/></text:span><text:span text:style-name="T62_10">providing</text:span><text:span text:style-name="T62_11"><text:s/></text:span><text:span text:style-name="T62_12">physical</text:span><text:span text:style-name="T62_13"><text:s/></text:span><text:span text:style-name="T62_14">access</text:span><text:span text:style-name="T62_15"><text:s/></text:span><text:span text:style-name="T62_16">control</text:span><text:span text:style-name="T62_17"><text:s/></text:span><text:span text:style-name="T62_18">and</text:span><text:span text:style-name="T62_19"><text:s/></text:span><text:span text:style-name="T62_20">security</text:span><text:span text:style-name="T62_21"><text:s/></text:span><text:span text:style-name="T62_22">for</text:span><text:span text:style-name="T62_23"><text:s/></text:span><text:span text:style-name="T62_24">ICT</text:span><text:span text:style-name="T62_25"><text:s/></text:span><text:span text:style-name="T62_26">systems</text:span><text:span text:style-name="T62_27"><text:s/></text:span><text:span text:style-name="T62_28">including</text:span><text:span text:style-name="T62_29">:</text:span></text:h>
      <text:list text:style-name="LS4" xml:id="list18">
        <text:list-item>
          <text:p text:style-name="P63"><text:span text:style-name="T63_1">locks</text:span><text:span text:style-name="T63_2"><text:s/>(</text:span><text:span text:style-name="T63_3">hardware</text:span><text:span text:style-name="T63_4"><text:s/></text:span><text:span text:style-name="T63_5">locks</text:span><text:span text:style-name="T63_6"><text:s/></text:span><text:span text:style-name="T63_7">and</text:span><text:span text:style-name="T63_8"><text:s/></text:span><text:span text:style-name="T63_9">entry</text:span><text:span text:style-name="T63_10"><text:s/></text:span><text:span text:style-name="T63_11">locks</text:span><text:span text:style-name="T63_12">)</text:span></text:p>
        </text:list-item>
        <text:list-item>
          <text:p text:style-name="P64"><text:span text:style-name="T64_1">biometric</text:span><text:span text:style-name="T64_2"><text:s/></text:span><text:span text:style-name="T64_3">controls</text:span><text:span text:style-name="T64_4"><text:s/>(</text:span><text:span text:style-name="T64_5">fingerprint</text:span><text:span text:style-name="T64_6">,<text:s/></text:span><text:span text:style-name="T64_7">voice</text:span><text:span text:style-name="T64_8"><text:s/></text:span><text:span text:style-name="T64_9">and</text:span><text:span text:style-name="T64_10"><text:s/></text:span><text:span text:style-name="T64_11">retina</text:span><text:span text:style-name="T64_12"><text:s/></text:span><text:span text:style-name="T64_13">recognition</text:span><text:span text:style-name="T64_14">)</text:span></text:p>
        </text:list-item>
        <text:list-item>
          <text:p text:style-name="P65"><text:span text:style-name="T65_1">CCTV</text:span></text:p>
        </text:list-item>
        <text:list-item>
          <text:p text:style-name="P66"><text:span text:style-name="T66_1">fire</text:span><text:span text:style-name="T66_2"><text:s/></text:span><text:span text:style-name="T66_3">control</text:span><text:span text:style-name="T66_4"><text:s/></text:span><text:span text:style-name="T66_5">systems</text:span></text:p>
        </text:list-item>
        <text:list-item>
          <text:p text:style-name="P67"><text:span text:style-name="T67_1">shielding</text:span><text:span text:style-name="T67_2"><text:s/>(</text:span><text:span text:style-name="T67_3">cable</text:span><text:span text:style-name="T67_4"><text:s/></text:span><text:span text:style-name="T67_5">screening</text:span><text:span text:style-name="T67_6">)</text:span></text:p>
        </text:list-item>
        <text:list-item>
          <text:p text:style-name="P68"><text:span text:style-name="T68_1">Faraday</text:span><text:span text:style-name="T68_2"><text:s/></text:span><text:span text:style-name="T68_3">Cage</text:span></text:p>
        </text:list-item>
        <text:list-item>
          <text:p text:style-name="P69"><text:span text:style-name="T69_1">Motion</text:span><text:span text:style-name="T69_2"><text:s/></text:span><text:span text:style-name="T69_3">detector</text:span></text:p>
        </text:list-item>
      </text:list>
      <text:p text:style-name="P70"><text:span text:style-name="T70_1">Physical</text:span><text:span text:style-name="T70_2"><text:s/></text:span><text:span text:style-name="T70_3">Access</text:span><text:span text:style-name="T70_4"><text:s/></text:span><text:span text:style-name="T70_5">Control</text:span></text:p>
      <text:p text:style-name="P71"><text:span text:style-name="T71_1">There</text:span><text:span text:style-name="T71_2"><text:s/></text:span><text:span text:style-name="T71_3">are</text:span><text:span text:style-name="T71_4"><text:s/></text:span><text:span text:style-name="T71_5">an</text:span><text:span text:style-name="T71_6"><text:s/></text:span><text:span text:style-name="T71_7">endless</text:span><text:span text:style-name="T71_8"><text:s/></text:span><text:span text:style-name="T71_9">number</text:span><text:span text:style-name="T71_10"><text:s/></text:span><text:span text:style-name="T71_11">of</text:span><text:span text:style-name="T71_12"><text:s/></text:span><text:span text:style-name="T71_13">possibilities</text:span><text:span text:style-name="T71_14"><text:s/></text:span><text:span text:style-name="T71_15">to</text:span><text:span text:style-name="T71_16"><text:s/></text:span><text:span text:style-name="T71_17">securing</text:span><text:span text:style-name="T71_18"><text:s/></text:span><text:span text:style-name="T71_19">your</text:span><text:span text:style-name="T71_20"><text:s/></text:span><text:span text:style-name="T71_21">network</text:span><text:span text:style-name="T71_22">.<text:s/></text:span><text:span text:style-name="T71_23">For</text:span><text:span text:style-name="T71_24"><text:s/></text:span><text:span text:style-name="T71_25">instance</text:span><text:span text:style-name="T71_26"><text:s/></text:span><text:span text:style-name="T71_27">take</text:span><text:span text:style-name="T71_28"><text:s/></text:span><text:span text:style-name="T71_29">a</text:span><text:span text:style-name="T71_30"><text:s/></text:span><text:span text:style-name="T71_31">server</text:span><text:span text:style-name="T71_32"><text:s/></text:span><text:span text:style-name="T71_33">and</text:span><text:span text:style-name="T71_34"><text:s/></text:span><text:span text:style-name="T71_35">the</text:span><text:span text:style-name="T71_36"><text:s/></text:span><text:span text:style-name="T71_37">data</text:span><text:span text:style-name="T71_38"><text:s/></text:span><text:span text:style-name="T71_39">on</text:span><text:span text:style-name="T71_40"><text:s/></text:span><text:span text:style-name="T71_41">it</text:span><text:span text:style-name="T71_42">,<text:s/></text:span><text:span text:style-name="T71_43">for</text:span><text:span text:style-name="T71_44"><text:s/></text:span><text:span text:style-name="T71_45">example</text:span><text:span text:style-name="T71_46">.<text:s/></text:span><text:span text:style-name="T71_47">The</text:span><text:span text:style-name="T71_48"><text:s/></text:span><text:span text:style-name="T71_49">only</text:span><text:span text:style-name="T71_50"><text:s/></text:span><text:span text:style-name="T71_51">way</text:span><text:span text:style-name="T71_52"><text:s/></text:span><text:span text:style-name="T71_53">to</text:span><text:span text:style-name="T71_54"><text:s/></text:span><text:span text:style-name="T71_55">properly</text:span><text:span text:style-name="T71_56"><text:s/></text:span><text:span text:style-name="T71_57">secure</text:span><text:span text:style-name="T71_58"><text:s/></text:span><text:span text:style-name="T71_59">it</text:span><text:span text:style-name="T71_60"><text:s/></text:span><text:span text:style-name="T71_61">is</text:span><text:span text:style-name="T71_62"><text:s/></text:span><text:span text:style-name="T71_63">to</text:span><text:span text:style-name="T71_64"><text:s/></text:span><text:span text:style-name="T71_65">drop</text:span><text:span text:style-name="T71_66"><text:s/></text:span><text:span text:style-name="T71_67">it</text:span><text:span text:style-name="T71_68"><text:s/></text:span><text:span text:style-name="T71_69">in</text:span><text:span text:style-name="T71_70"><text:s/></text:span><text:span text:style-name="T71_71">a</text:span><text:span text:style-name="T71_72"><text:s/></text:span><text:span text:style-name="T71_73">hole</text:span><text:span text:style-name="T71_74"><text:s/></text:span><text:span text:style-name="T71_75">in</text:span><text:span text:style-name="T71_76"><text:s/></text:span><text:span text:style-name="T71_77">the</text:span><text:span text:style-name="T71_78"><text:s/></text:span><text:span text:style-name="T71_79">ground</text:span><text:span text:style-name="T71_80"><text:s/></text:span><text:span text:style-name="T71_81">and</text:span><text:span text:style-name="T71_82"><text:s/></text:span><text:span text:style-name="T71_83">fill</text:span><text:span text:style-name="T71_84"><text:s/></text:span><text:span text:style-name="T71_85">it</text:span><text:span text:style-name="T71_86"><text:s/></text:span><text:span text:style-name="T71_87">with</text:span><text:span text:style-name="T71_88"><text:s/></text:span><text:span text:style-name="T71_89">concrete</text:span><text:span text:style-name="T71_90">,<text:s/></text:span><text:span text:style-name="T71_91">and</text:span><text:span text:style-name="T71_92"><text:s/></text:span><text:span text:style-name="T71_93">even</text:span><text:span text:style-name="T71_94"><text:s/></text:span><text:span text:style-name="T71_95">then</text:span><text:span text:style-name="T71_96"><text:s/></text:span><text:span text:style-name="T71_97">it</text:span><text:span text:style-name="T71_98">’</text:span><text:span text:style-name="T71_99">s</text:span><text:span text:style-name="T71_100"><text:s/></text:span><text:span text:style-name="T71_101">not</text:span><text:span text:style-name="T71_102"><text:s/></text:span><text:span text:style-name="T71_103">secure</text:span><text:span text:style-name="T71_104">.<text:s/></text:span><text:span text:style-name="T71_105">In</text:span><text:span text:style-name="T71_106"><text:s/></text:span><text:span text:style-name="T71_107">reality</text:span><text:span text:style-name="T71_108"><text:s/></text:span><text:span text:style-name="T71_109">there</text:span><text:span text:style-name="T71_110"><text:s/></text:span><text:span text:style-name="T71_111">is</text:span><text:span text:style-name="T71_112"><text:s/></text:span><text:span text:style-name="T71_113">no</text:span><text:span text:style-name="T71_114"><text:s/></text:span><text:span text:style-name="T71_115">given</text:span><text:span text:style-name="T71_116"><text:s/></text:span><text:span text:style-name="T71_117">way</text:span><text:span text:style-name="T71_118"><text:s/></text:span><text:span text:style-name="T71_119">to</text:span><text:span text:style-name="T71_120"><text:s/></text:span><text:span text:style-name="T71_121">make</text:span><text:span text:style-name="T71_122"><text:s/></text:span><text:span text:style-name="T71_123">the</text:span><text:span text:style-name="T71_124"><text:s/></text:span><text:span text:style-name="T71_125">physical</text:span><text:span text:style-name="T71_126"><text:s/></text:span><text:span text:style-name="T71_127">access</text:span><text:span text:style-name="T71_128"><text:s/></text:span><text:span text:style-name="T71_129">to</text:span><text:span text:style-name="T71_130"><text:s/></text:span><text:span text:style-name="T71_131">your</text:span><text:span text:style-name="T71_132"><text:s/></text:span><text:span text:style-name="T71_133">computer</text:span><text:span text:style-name="T71_134"><text:s/></text:span><text:span text:style-name="T71_135">easy</text:span><text:span text:style-name="T71_136"><text:s/></text:span><text:span text:style-name="T71_137">for</text:span><text:span text:style-name="T71_138"><text:s/></text:span><text:span text:style-name="T71_139">some</text:span><text:span text:style-name="T71_140"><text:s/></text:span><text:span text:style-name="T71_141">users</text:span><text:span text:style-name="T71_142"><text:s/></text:span><text:span text:style-name="T71_143">and</text:span><text:span text:style-name="T71_144"><text:s/></text:span><text:span text:style-name="T71_145">impossible</text:span><text:span text:style-name="T71_146"><text:s/></text:span><text:span text:style-name="T71_147">for</text:span><text:span text:style-name="T71_148"><text:s/></text:span><text:span text:style-name="T71_149">others</text:span><text:span text:style-name="T71_150">.<text:s/></text:span><text:span text:style-name="T71_151">There</text:span><text:span text:style-name="T71_152"><text:s/></text:span><text:span text:style-name="T71_153">are</text:span><text:span text:style-name="T71_154"><text:s/></text:span><text:span text:style-name="T71_155">many</text:span><text:span text:style-name="T71_156"><text:s/></text:span><text:span text:style-name="T71_157">technologies</text:span><text:span text:style-name="T71_158"><text:s/></text:span><text:span text:style-name="T71_159">out</text:span><text:span text:style-name="T71_160"><text:s/></text:span><text:span text:style-name="T71_161">though</text:span><text:span text:style-name="T71_162"><text:s/></text:span><text:span text:style-name="T71_163">that</text:span><text:span text:style-name="T71_164"><text:s/></text:span><text:span text:style-name="T71_165">can</text:span><text:span text:style-name="T71_166"><text:s/></text:span><text:span text:style-name="T71_167">be</text:span><text:span text:style-name="T71_168"><text:s/></text:span><text:span text:style-name="T71_169">used</text:span><text:span text:style-name="T71_170"><text:s/></text:span><text:span text:style-name="T71_171">to</text:span><text:span text:style-name="T71_172"><text:s/></text:span><text:span text:style-name="T71_173">make</text:span><text:span text:style-name="T71_174"><text:s/></text:span><text:span text:style-name="T71_175">it</text:span><text:span text:style-name="T71_176"><text:s/></text:span><text:span text:style-name="T71_177">very</text:span><text:span text:style-name="T71_178"><text:s/></text:span><text:span text:style-name="T71_179">difficult</text:span><text:span text:style-name="T71_180"><text:s/></text:span><text:span text:style-name="T71_181">for</text:span><text:span text:style-name="T71_182"><text:s/></text:span><text:span text:style-name="T71_183">thieves</text:span><text:span text:style-name="T71_184"><text:s/></text:span><text:span text:style-name="T71_185">and</text:span><text:span text:style-name="T71_186"><text:s/></text:span><text:span text:style-name="T71_187">catch</text:span><text:span text:style-name="T71_188"><text:s/></text:span><text:span text:style-name="T71_189">them</text:span><text:span text:style-name="T71_190"><text:s/></text:span><text:span text:style-name="T71_191">in</text:span><text:span text:style-name="T71_192"><text:s/></text:span><text:span text:style-name="T71_193">the</text:span><text:span text:style-name="T71_194"><text:s/></text:span><text:span text:style-name="T71_195">process</text:span><text:span text:style-name="T71_196">.</text:span></text:p>
      <text:p text:style-name="P72"><text:span text:style-name="T72_1">The</text:span><text:span text:style-name="T72_2"><text:s/></text:span><text:span text:style-name="T72_3">simplest</text:span><text:span text:style-name="T72_4"><text:s/></text:span><text:span text:style-name="T72_5">of</text:span><text:span text:style-name="T72_6"><text:s/></text:span><text:span text:style-name="T72_7">physical</text:span><text:span text:style-name="T72_8"><text:s/></text:span><text:span text:style-name="T72_9">access</text:span><text:span text:style-name="T72_10"><text:s/></text:span><text:span text:style-name="T72_11">control</text:span><text:span text:style-name="T72_12"><text:s/></text:span><text:span text:style-name="T72_13">is</text:span><text:span text:style-name="T72_14"><text:s/></text:span><text:span text:style-name="T72_15">to</text:span><text:span text:style-name="T72_16"><text:s/></text:span><text:span text:style-name="T72_17">use</text:span><text:span text:style-name="T72_18"><text:s/></text:span><text:span text:style-name="T72_19">a</text:span><text:span text:style-name="T72_20"><text:s/></text:span><text:span text:style-name="T72_21">lock</text:span><text:span text:style-name="T72_22">.<text:s/></text:span><text:span text:style-name="T72_23">A</text:span><text:span text:style-name="T72_24"><text:s/></text:span><text:span text:style-name="T72_25">server</text:span><text:span text:style-name="T72_26"><text:s/></text:span><text:span text:style-name="T72_27">in</text:span><text:span text:style-name="T72_28"><text:s/></text:span><text:span text:style-name="T72_29">a</text:span><text:span text:style-name="T72_30"><text:s/></text:span><text:span text:style-name="T72_31">locked</text:span><text:span text:style-name="T72_32"><text:s/></text:span><text:span text:style-name="T72_33">server</text:span><text:span text:style-name="T72_34"><text:s/></text:span><text:span text:style-name="T72_35">room</text:span><text:span text:style-name="T72_36"><text:s/></text:span><text:span text:style-name="T72_37">is</text:span><text:span text:style-name="T72_38"><text:s/></text:span><text:span text:style-name="T72_39">harder</text:span><text:span text:style-name="T72_40"><text:s/></text:span><text:span text:style-name="T72_41">to</text:span><text:span text:style-name="T72_42"><text:s/></text:span><text:span text:style-name="T72_43">get</text:span><text:span text:style-name="T72_44"><text:s/></text:span><text:span text:style-name="T72_45">to</text:span><text:span text:style-name="T72_46"><text:s/></text:span><text:span text:style-name="T72_47">than</text:span><text:span text:style-name="T72_48"><text:s/></text:span><text:span text:style-name="T72_49">a</text:span><text:span text:style-name="T72_50"><text:s/></text:span><text:span text:style-name="T72_51">server</text:span><text:span text:style-name="T72_52"><text:s/></text:span><text:span text:style-name="T72_53">in</text:span><text:span text:style-name="T72_54"><text:s/></text:span><text:span text:style-name="T72_55">a</text:span><text:span text:style-name="T72_56"><text:s/></text:span><text:span text:style-name="T72_57">room</text:span><text:span text:style-name="T72_58"><text:s/></text:span><text:span text:style-name="T72_59">with</text:span><text:span text:style-name="T72_60"><text:s/></text:span><text:span text:style-name="T72_61">an</text:span><text:span text:style-name="T72_62"><text:s/></text:span><text:span text:style-name="T72_63">open</text:span><text:span text:style-name="T72_64"><text:s/></text:span><text:span text:style-name="T72_65">door</text:span><text:span text:style-name="T72_66">.</text:span></text:p>
      <text:p text:style-name="P73"><text:span text:style-name="T73_1">CCTV</text:span><text:span text:style-name="T73_2"><text:s/>(</text:span><text:span text:style-name="T73_3">closed</text:span><text:span text:style-name="T73_4"><text:s/></text:span><text:span text:style-name="T73_5">circuit</text:span><text:span text:style-name="T73_6"><text:s/></text:span><text:span text:style-name="T73_7">television</text:span><text:span text:style-name="T73_8">)<text:s/></text:span><text:span text:style-name="T73_9">for</text:span><text:span text:style-name="T73_10"><text:s/></text:span><text:span text:style-name="T73_11">example</text:span><text:span text:style-name="T73_12"><text:s/></text:span><text:span text:style-name="T73_13">is</text:span><text:span text:style-name="T73_14"><text:s/></text:span><text:span text:style-name="T73_15">used</text:span><text:span text:style-name="T73_16"><text:s/></text:span><text:span text:style-name="T73_17">to</text:span><text:span text:style-name="T73_18"><text:s/></text:span><text:span text:style-name="T73_19">monitor</text:span><text:span text:style-name="T73_20"><text:s/></text:span><text:span text:style-name="T73_21">systems</text:span><text:span text:style-name="T73_22">,<text:s/></text:span><text:span text:style-name="T73_23">and</text:span><text:span text:style-name="T73_24"><text:s/></text:span><text:span text:style-name="T73_25">record</text:span><text:span text:style-name="T73_26"><text:s/></text:span><text:span text:style-name="T73_27">motion</text:span><text:span text:style-name="T73_28"><text:s/></text:span><text:span text:style-name="T73_29">images</text:span><text:span text:style-name="T73_30"><text:s/></text:span><text:span text:style-name="T73_31">of</text:span><text:span text:style-name="T73_32"><text:s/></text:span><text:span text:style-name="T73_33">the</text:span><text:span text:style-name="T73_34"><text:s/></text:span><text:span text:style-name="T73_35">system</text:span><text:span text:style-name="T73_36">.<text:s/></text:span><text:span text:style-name="T73_37">These</text:span><text:span text:style-name="T73_38"><text:s/></text:span><text:span text:style-name="T73_39">are</text:span><text:span text:style-name="T73_40"><text:s/></text:span><text:span text:style-name="T73_41">then</text:span><text:span text:style-name="T73_42"><text:s/></text:span><text:span text:style-name="T73_43">stored</text:span><text:span text:style-name="T73_44"><text:s/></text:span><text:span text:style-name="T73_45">and</text:span><text:span text:style-name="T73_46"><text:s/></text:span><text:span text:style-name="T73_47">can</text:span><text:span text:style-name="T73_48"><text:s/></text:span><text:span text:style-name="T73_49">be</text:span><text:span text:style-name="T73_50"><text:s/></text:span><text:span text:style-name="T73_51">reviewed</text:span><text:span text:style-name="T73_52"><text:s/></text:span><text:span text:style-name="T73_53">if</text:span><text:span text:style-name="T73_54"><text:s/></text:span><text:span text:style-name="T73_55">there</text:span><text:span text:style-name="T73_56"><text:s/></text:span><text:span text:style-name="T73_57">is</text:span><text:span text:style-name="T73_58"><text:s/></text:span><text:span text:style-name="T73_59">a</text:span><text:span text:style-name="T73_60"><text:s/></text:span><text:span text:style-name="T73_61">problem</text:span><text:span text:style-name="T73_62"><text:s/></text:span><text:span text:style-name="T73_63">to</text:span><text:span text:style-name="T73_64"><text:s/></text:span><text:span text:style-name="T73_65">see</text:span><text:span text:style-name="T73_66"><text:s/></text:span><text:span text:style-name="T73_67">what</text:span><text:span text:style-name="T73_68"><text:s/></text:span><text:span text:style-name="T73_69">was</text:span><text:span text:style-name="T73_70"><text:s/></text:span><text:span text:style-name="T73_71">happening</text:span><text:span text:style-name="T73_72">.<text:s/></text:span><text:span text:style-name="T73_73">All</text:span><text:span text:style-name="T73_74"><text:s/></text:span><text:span text:style-name="T73_75">networks</text:span><text:span text:style-name="T73_76"><text:s/></text:span><text:span text:style-name="T73_77">should</text:span><text:span text:style-name="T73_78"><text:s/></text:span><text:span text:style-name="T73_79">be</text:span><text:span text:style-name="T73_80"><text:s/></text:span><text:span text:style-name="T73_81">covered</text:span><text:span text:style-name="T73_82"><text:s/></text:span><text:span text:style-name="T73_83">by</text:span><text:span text:style-name="T73_84"><text:s/></text:span><text:span text:style-name="T73_85">CCTV</text:span><text:span text:style-name="T73_86"><text:s/></text:span><text:span text:style-name="T73_87">it</text:span><text:span text:style-name="T73_88"><text:s/></text:span><text:span text:style-name="T73_89">is</text:span><text:span text:style-name="T73_90"><text:s/></text:span><text:span text:style-name="T73_91">a</text:span><text:span text:style-name="T73_92"><text:s/></text:span><text:span text:style-name="T73_93">cost</text:span><text:span text:style-name="T73_94"><text:s/></text:span><text:span text:style-name="T73_95">effective</text:span><text:span text:style-name="T73_96"><text:s/></text:span><text:span text:style-name="T73_97">way</text:span><text:span text:style-name="T73_98"><text:s/></text:span><text:span text:style-name="T73_99">of</text:span><text:span text:style-name="T73_100"><text:s/></text:span><text:span text:style-name="T73_101">deterring</text:span><text:span text:style-name="T73_102"><text:s/></text:span><text:span text:style-name="T73_103">thieves</text:span><text:span text:style-name="T73_104"><text:s/></text:span><text:span text:style-name="T73_105">and</text:span><text:span text:style-name="T73_106"><text:s/></text:span><text:span text:style-name="T73_107">also</text:span><text:span text:style-name="T73_108"><text:s/></text:span><text:span text:style-name="T73_109">catching</text:span><text:span text:style-name="T73_110"><text:s/></text:span><text:span text:style-name="T73_111">them</text:span><text:span text:style-name="T73_112"><text:s/></text:span><text:span text:style-name="T73_113">if</text:span><text:span text:style-name="T73_114"><text:s/></text:span><text:span text:style-name="T73_115">a</text:span><text:span text:style-name="T73_116"><text:s/></text:span><text:span text:style-name="T73_117">break</text:span><text:span text:style-name="T73_118"><text:s/></text:span><text:span text:style-name="T73_119">in</text:span><text:span text:style-name="T73_120"><text:s/></text:span><text:span text:style-name="T73_121">were</text:span><text:span text:style-name="T73_122"><text:s/></text:span><text:span text:style-name="T73_123">to</text:span><text:span text:style-name="T73_124"><text:s/></text:span><text:span text:style-name="T73_125">happen</text:span><text:span text:style-name="T73_126">.</text:span></text:p>
      <text:p text:style-name="P74"><text:span text:style-name="T74_1">On</text:span><text:span text:style-name="T74_2"><text:s/></text:span><text:span text:style-name="T74_3">the</text:span><text:span text:style-name="T74_4"><text:s/></text:span><text:span text:style-name="T74_5">other</text:span><text:span text:style-name="T74_6"><text:s/></text:span><text:span text:style-name="T74_7">end</text:span><text:span text:style-name="T74_8"><text:s/></text:span><text:span text:style-name="T74_9">of</text:span><text:span text:style-name="T74_10"><text:s/></text:span><text:span text:style-name="T74_11">the</text:span><text:span text:style-name="T74_12"><text:s/></text:span><text:span text:style-name="T74_13">scale</text:span><text:span text:style-name="T74_14"><text:s/></text:span><text:span text:style-name="T74_15">we</text:span><text:span text:style-name="T74_16"><text:s/></text:span><text:span text:style-name="T74_17">have</text:span><text:span text:style-name="T74_18"><text:s/></text:span><text:span text:style-name="T74_19">biometrics</text:span><text:span text:style-name="T74_20">,<text:s/></text:span><text:span text:style-name="T74_21">which</text:span><text:span text:style-name="T74_22"><text:s/></text:span><text:span text:style-name="T74_23">is</text:span><text:span text:style-name="T74_24"><text:s/></text:span><text:span text:style-name="T74_25">a</text:span><text:span text:style-name="T74_26"><text:s/></text:span><text:span text:style-name="T74_27">relatively</text:span><text:span text:style-name="T74_28"><text:s/></text:span><text:span text:style-name="T74_29">new</text:span><text:span text:style-name="T74_30"><text:s/></text:span><text:span text:style-name="T74_31">technology</text:span><text:span text:style-name="T74_32"><text:s/></text:span><text:span text:style-name="T74_33">which</text:span><text:span text:style-name="T74_34"><text:s/></text:span><text:span text:style-name="T74_35">analyses</text:span><text:span text:style-name="T74_36"><text:s/></text:span><text:span text:style-name="T74_37">people</text:span><text:span text:style-name="T74_38"><text:s/></text:span><text:span text:style-name="T74_39">trying</text:span><text:span text:style-name="T74_40"><text:s/></text:span><text:span text:style-name="T74_41">to</text:span><text:span text:style-name="T74_42"><text:s/></text:span><text:span text:style-name="T74_43">gain</text:span><text:span text:style-name="T74_44"><text:s/></text:span><text:span text:style-name="T74_45">access</text:span><text:span text:style-name="T74_46"><text:s/></text:span><text:span text:style-name="T74_47">based</text:span><text:span text:style-name="T74_48"><text:s/></text:span><text:span text:style-name="T74_49">on</text:span><text:span text:style-name="T74_50"><text:s/></text:span><text:span text:style-name="T74_51">unique</text:span><text:span text:style-name="T74_52"><text:s/></text:span><text:span text:style-name="T74_53">properties</text:span><text:span text:style-name="T74_54">,<text:s/></text:span><text:span text:style-name="T74_55">such</text:span><text:span text:style-name="T74_56"><text:s/></text:span><text:span text:style-name="T74_57">as</text:span><text:span text:style-name="T74_58"><text:s/></text:span><text:span text:style-name="T74_59">fingerprints</text:span><text:span text:style-name="T74_60"><text:s/></text:span><text:span text:style-name="T74_61">and</text:span><text:span text:style-name="T74_62"><text:s/></text:span><text:span text:style-name="T74_63">retina</text:span><text:span text:style-name="T74_64">.<text:s/></text:span><text:span text:style-name="T74_65">This</text:span><text:span text:style-name="T74_66"><text:s/></text:span><text:span text:style-name="T74_67">is</text:span><text:span text:style-name="T74_68"><text:s/></text:span><text:span text:style-name="T74_69">very</text:span><text:span text:style-name="T74_70"><text:s/></text:span><text:span text:style-name="T74_71">expensive</text:span><text:span text:style-name="T74_72"><text:s/></text:span><text:span text:style-name="T74_73">to</text:span><text:span text:style-name="T74_74"><text:s/></text:span><text:span text:style-name="T74_75">implement</text:span><text:span text:style-name="T74_76"><text:s/></text:span><text:span text:style-name="T74_77">and</text:span><text:span text:style-name="T74_78"><text:s/></text:span><text:span text:style-name="T74_79">will</text:span><text:span text:style-name="T74_80"><text:s/></text:span><text:span text:style-name="T74_81">only</text:span><text:span text:style-name="T74_82"><text:s/></text:span><text:span text:style-name="T74_83">be</text:span><text:span text:style-name="T74_84"><text:s/></text:span><text:span text:style-name="T74_85">used</text:span><text:span text:style-name="T74_86"><text:s/></text:span><text:span text:style-name="T74_87">by</text:span><text:span text:style-name="T74_88"><text:s/></text:span><text:span text:style-name="T74_89">larger</text:span><text:span text:style-name="T74_90"><text:s/></text:span><text:span text:style-name="T74_91">organisations</text:span><text:span text:style-name="T74_92"><text:s/></text:span><text:span text:style-name="T74_93">where</text:span><text:span text:style-name="T74_94"><text:s/></text:span><text:span text:style-name="T74_95">data</text:span><text:span text:style-name="T74_96"><text:s/></text:span><text:span text:style-name="T74_97">control</text:span><text:span text:style-name="T74_98"><text:s/></text:span><text:span text:style-name="T74_99">is</text:span><text:span text:style-name="T74_100"><text:s/></text:span><text:span text:style-name="T74_101">vital</text:span><text:span text:style-name="T74_102">.<text:s/></text:span><text:span text:style-name="T74_103">Of</text:span><text:span text:style-name="T74_104"><text:s/></text:span><text:span text:style-name="T74_105">course</text:span><text:span text:style-name="T74_106"><text:s/></text:span><text:span text:style-name="T74_107">this</text:span><text:span text:style-name="T74_108"><text:s/></text:span><text:span text:style-name="T74_109">isn</text:span><text:span text:style-name="T74_110">’</text:span><text:span text:style-name="T74_111">t</text:span><text:span text:style-name="T74_112"><text:s/></text:span><text:span text:style-name="T74_113">a</text:span><text:span text:style-name="T74_114"><text:s/></text:span><text:span text:style-name="T74_115">full</text:span><text:span text:style-name="T74_116"><text:s/></text:span><text:span text:style-name="T74_117">proof</text:span><text:span text:style-name="T74_118"><text:s/></text:span><text:span text:style-name="T74_119">way</text:span><text:span text:style-name="T74_120">,<text:s/></text:span><text:span text:style-name="T74_121">fingerprints</text:span><text:span text:style-name="T74_122"><text:s/></text:span><text:span text:style-name="T74_123">can</text:span><text:span text:style-name="T74_124"><text:s/></text:span><text:span text:style-name="T74_125">be</text:span><text:span text:style-name="T74_126"><text:s/></text:span><text:span text:style-name="T74_127">faked</text:span><text:span text:style-name="T74_128"><text:s/></text:span><text:span text:style-name="T74_129">and</text:span><text:span text:style-name="T74_130"><text:s/></text:span><text:span text:style-name="T74_131">contact</text:span><text:span text:style-name="T74_132"><text:s/></text:span><text:span text:style-name="T74_133">lenses</text:span><text:span text:style-name="T74_134"><text:s/></text:span><text:span text:style-name="T74_135">exist</text:span><text:span text:style-name="T74_136">.<text:s/></text:span><text:span text:style-name="T74_137">Biometrics</text:span><text:span text:style-name="T74_138"><text:s/></text:span><text:span text:style-name="T74_139">are</text:span><text:span text:style-name="T74_140"><text:s/></text:span><text:span text:style-name="T74_141">the</text:span><text:span text:style-name="T74_142"><text:s/></text:span><text:span text:style-name="T74_143">best</text:span><text:span text:style-name="T74_144"><text:s/></text:span><text:span text:style-name="T74_145">way</text:span><text:span text:style-name="T74_146"><text:s/></text:span><text:span text:style-name="T74_147">of</text:span><text:span text:style-name="T74_148"><text:s/></text:span><text:span text:style-name="T74_149">securing</text:span><text:span text:style-name="T74_150"><text:s/></text:span><text:span text:style-name="T74_151">a</text:span><text:span text:style-name="T74_152"><text:s/></text:span><text:span text:style-name="T74_153">system</text:span><text:span text:style-name="T74_154"><text:s/></text:span><text:span text:style-name="T74_155">at</text:span><text:span text:style-name="T74_156"><text:s/></text:span><text:span text:style-name="T74_157">the</text:span><text:span text:style-name="T74_158"><text:s/></text:span><text:span text:style-name="T74_159">current</text:span><text:span text:style-name="T74_160"><text:s/></text:span><text:span text:style-name="T74_161">time</text:span><text:span text:style-name="T74_162">.</text:span></text:p>
      <text:p text:style-name="P75"><text:span text:style-name="T75_1">We</text:span><text:span text:style-name="T75_2"><text:s/></text:span><text:span text:style-name="T75_3">have</text:span><text:span text:style-name="T75_4"><text:s/></text:span><text:span text:style-name="T75_5">talked</text:span><text:span text:style-name="T75_6"><text:s/></text:span><text:span text:style-name="T75_7">about</text:span><text:span text:style-name="T75_8"><text:s/></text:span><text:span text:style-name="T75_9">protecting</text:span><text:span text:style-name="T75_10"><text:s/></text:span><text:span text:style-name="T75_11">physical</text:span><text:span text:style-name="T75_12"><text:s/></text:span><text:span text:style-name="T75_13">equipment</text:span><text:span text:style-name="T75_14"><text:s/></text:span><text:span text:style-name="T75_15">from</text:span><text:span text:style-name="T75_16"><text:s/></text:span><text:span text:style-name="T75_17">an</text:span><text:span text:style-name="T75_18"><text:s/></text:span><text:span text:style-name="T75_19">attacker</text:span><text:span text:style-name="T75_20"><text:s/></text:span><text:span text:style-name="T75_21">of</text:span><text:span text:style-name="T75_22"><text:s/></text:span><text:span text:style-name="T75_23">thief</text:span><text:span text:style-name="T75_24">,<text:s/></text:span><text:span text:style-name="T75_25">but</text:span><text:span text:style-name="T75_26"><text:s/></text:span><text:span text:style-name="T75_27">accidents</text:span><text:span text:style-name="T75_28"><text:s/></text:span><text:span text:style-name="T75_29">can</text:span><text:span text:style-name="T75_30"><text:s/></text:span><text:span text:style-name="T75_31">occur</text:span><text:span text:style-name="T75_32"><text:s/></text:span><text:span text:style-name="T75_33">too</text:span><text:span text:style-name="T75_34">.<text:s/></text:span><text:span text:style-name="T75_35">In</text:span><text:span text:style-name="T75_36"><text:s/></text:span><text:span text:style-name="T75_37">the</text:span><text:span text:style-name="T75_38"><text:s/></text:span><text:span text:style-name="T75_39">event</text:span><text:span text:style-name="T75_40"><text:s/></text:span><text:span text:style-name="T75_41">of</text:span><text:span text:style-name="T75_42"><text:s/></text:span><text:span text:style-name="T75_43">a</text:span><text:span text:style-name="T75_44"><text:s/></text:span><text:span text:style-name="T75_45">fire</text:span><text:span text:style-name="T75_46">,<text:s/></text:span><text:span text:style-name="T75_47">controls</text:span><text:span text:style-name="T75_48"><text:s/></text:span><text:span text:style-name="T75_49">should</text:span><text:span text:style-name="T75_50"><text:s/></text:span><text:span text:style-name="T75_51">be</text:span><text:span text:style-name="T75_52"><text:s/></text:span><text:span text:style-name="T75_53">in</text:span><text:span text:style-name="T75_54"><text:s/></text:span><text:span text:style-name="T75_55">place</text:span><text:span text:style-name="T75_56"><text:s/></text:span><text:span text:style-name="T75_57">to</text:span><text:span text:style-name="T75_58"><text:s/></text:span><text:span text:style-name="T75_59">protect</text:span><text:span text:style-name="T75_60"><text:s/></text:span><text:span text:style-name="T75_61">equipment</text:span><text:span text:style-name="T75_62">.<text:s/></text:span><text:span text:style-name="T75_63">Data</text:span><text:span text:style-name="T75_64"><text:s/></text:span><text:span text:style-name="T75_65">which</text:span><text:span text:style-name="T75_66"><text:s/></text:span><text:span text:style-name="T75_67">is</text:span><text:span text:style-name="T75_68"><text:s/></text:span><text:span text:style-name="T75_69">of</text:span><text:span text:style-name="T75_70"><text:s/></text:span><text:span text:style-name="T75_71">vital</text:span><text:span text:style-name="T75_72"><text:s/></text:span><text:span text:style-name="T75_73">importance</text:span><text:span text:style-name="T75_74"><text:s/></text:span><text:span text:style-name="T75_75">should</text:span><text:span text:style-name="T75_76"><text:s/></text:span><text:span text:style-name="T75_77">be</text:span><text:span text:style-name="T75_78"><text:s/></text:span><text:span text:style-name="T75_79">kept</text:span><text:span text:style-name="T75_80"><text:s/></text:span><text:span text:style-name="T75_81">in</text:span><text:span text:style-name="T75_82"><text:s/></text:span><text:span text:style-name="T75_83">a</text:span><text:span text:style-name="T75_84"><text:s/></text:span><text:span text:style-name="T75_85">fire</text:span><text:span text:style-name="T75_86"><text:s/></text:span><text:span text:style-name="T75_87">proof</text:span><text:span text:style-name="T75_88"><text:s/></text:span><text:span text:style-name="T75_89">cabinet</text:span><text:span text:style-name="T75_90">,<text:s/></text:span><text:span text:style-name="T75_91">just</text:span><text:span text:style-name="T75_92"><text:s/></text:span><text:span text:style-name="T75_93">as</text:span><text:span text:style-name="T75_94"><text:s/></text:span><text:span text:style-name="T75_95">you</text:span><text:span text:style-name="T75_96"><text:s/></text:span><text:span text:style-name="T75_97">would</text:span><text:span text:style-name="T75_98"><text:s/></text:span><text:span text:style-name="T75_99">an</text:span><text:span text:style-name="T75_100"><text:s/></text:span><text:span text:style-name="T75_101">important</text:span><text:span text:style-name="T75_102"><text:s/></text:span><text:span text:style-name="T75_103">document</text:span><text:span text:style-name="T75_104">.</text:span></text:p>
      <text:p text:style-name="P76"/>
      <text:h text:style-name="P77" text:outline-level="10"><text:bookmark-start text:name="h.rparg93fgj6b"/><text:bookmark-end text:name="h.rparg93fgj6b"/><text:span text:style-name="T77_1">2<text:s/></text:span><text:span text:style-name="T77_2">Describe</text:span><text:span text:style-name="T77_3"><text:s/></text:span><text:span text:style-name="T77_4">methods</text:span><text:span text:style-name="T77_5"><text:s/></text:span><text:span text:style-name="T77_6">of</text:span><text:span text:style-name="T77_7"><text:s/></text:span><text:span text:style-name="T77_8">providing</text:span><text:span text:style-name="T77_9"><text:s/></text:span><text:span text:style-name="T77_10">electronic</text:span><text:span text:style-name="T77_11"><text:s/></text:span><text:span text:style-name="T77_12">protection</text:span><text:span text:style-name="T77_13"><text:s/></text:span><text:span text:style-name="T77_14">and</text:span><text:span text:style-name="T77_15"><text:s/></text:span><text:span text:style-name="T77_16">security</text:span><text:span text:style-name="T77_17"><text:s/></text:span><text:span text:style-name="T77_18">controls</text:span><text:span text:style-name="T77_19"><text:s/></text:span><text:span text:style-name="T77_20">for</text:span><text:span text:style-name="T77_21"><text:s/></text:span><text:span text:style-name="T77_22">any</text:span><text:span text:style-name="T77_23"><text:s/></text:span><text:span text:style-name="T77_24">six</text:span><text:span text:style-name="T77_25"><text:s/></text:span><text:span text:style-name="T77_26">of</text:span><text:span text:style-name="T77_27"><text:s/></text:span><text:span text:style-name="T77_28">the</text:span><text:span text:style-name="T77_29"><text:s/></text:span><text:span text:style-name="T77_30">following</text:span><text:span text:style-name="T77_31">:</text:span></text:h>
      <text:list text:style-name="LS5" xml:id="list25">
        <text:list-item>
          <text:p text:style-name="P78"><text:span text:style-name="T78_1">firewalls</text:span></text:p>
        </text:list-item>
        <text:list-item>
          <text:p text:style-name="P79"><text:span text:style-name="T79_1">virtual</text:span><text:span text:style-name="T79_2"><text:s/></text:span><text:span text:style-name="T79_3">networks</text:span></text:p>
        </text:list-item>
        <text:list-item>
          <text:p text:style-name="P80"><text:span text:style-name="T80_1">secure</text:span><text:span text:style-name="T80_2"><text:s/></text:span><text:span text:style-name="T80_3">connection</text:span><text:span text:style-name="T80_4">/</text:span><text:span text:style-name="T80_5">transfer</text:span><text:span text:style-name="T80_6"><text:s/></text:span><text:span text:style-name="T80_7">protocols</text:span></text:p>
        </text:list-item>
        <text:list-item>
          <text:p text:style-name="P81"><text:span text:style-name="T81_1">wireless</text:span><text:span text:style-name="T81_2"><text:s/></text:span><text:span text:style-name="T81_3">connection</text:span><text:span text:style-name="T81_4"><text:s/></text:span><text:span text:style-name="T81_5">security</text:span></text:p>
        </text:list-item>
        <text:list-item>
          <text:p text:style-name="P82"><text:span text:style-name="T82_1">login</text:span><text:span text:style-name="T82_2"><text:s/></text:span><text:span text:style-name="T82_3">and</text:span><text:span text:style-name="T82_4"><text:s/></text:span><text:span text:style-name="T82_5">password</text:span><text:span text:style-name="T82_6"><text:s/></text:span><text:span text:style-name="T82_7">protection</text:span></text:p>
        </text:list-item>
        <text:list-item>
          <text:p text:style-name="P83"><text:span text:style-name="T83_1">access</text:span><text:span text:style-name="T83_2"><text:s/></text:span><text:span text:style-name="T83_3">rights</text:span><text:span text:style-name="T83_4"><text:s/></text:span><text:span text:style-name="T83_5">and</text:span><text:span text:style-name="T83_6"><text:s/></text:span><text:span text:style-name="T83_7">permissions</text:span><text:span text:style-name="T83_8"><text:s/>(</text:span><text:span text:style-name="T83_9">including</text:span><text:span text:style-name="T83_10"><text:s/></text:span><text:span text:style-name="T83_11">limiting</text:span><text:span text:style-name="T83_12"><text:s/></text:span><text:span text:style-name="T83_13">data</text:span><text:span text:style-name="T83_14"><text:s/></text:span><text:span text:style-name="T83_15">access</text:span><text:span text:style-name="T83_16">)</text:span></text:p>
        </text:list-item>
        <text:list-item>
          <text:p text:style-name="P84"><text:span text:style-name="T84_1">virus</text:span><text:span text:style-name="T84_2">,<text:s/></text:span><text:span text:style-name="T84_3">malware</text:span><text:span text:style-name="T84_4"><text:s/></text:span><text:span text:style-name="T84_5">and</text:span><text:span text:style-name="T84_6"><text:s/></text:span><text:span text:style-name="T84_7">spyware</text:span><text:span text:style-name="T84_8"><text:s/></text:span><text:span text:style-name="T84_9">protection</text:span></text:p>
        </text:list-item>
        <text:list-item>
          <text:p text:style-name="P85"><text:span text:style-name="T85_1">secure</text:span><text:span text:style-name="T85_2"><text:s/></text:span><text:span text:style-name="T85_3">remote</text:span><text:span text:style-name="T85_4"><text:s/></text:span><text:span text:style-name="T85_5">access</text:span></text:p>
        </text:list-item>
        <text:list-item>
          <text:p text:style-name="P86"><text:span text:style-name="T86_1">backup</text:span><text:span text:style-name="T86_2"><text:s/></text:span><text:span text:style-name="T86_3">and</text:span><text:span text:style-name="T86_4"><text:s/></text:span><text:span text:style-name="T86_5">restore</text:span><text:span text:style-name="T86_6"><text:s/></text:span><text:span text:style-name="T86_7">systems</text:span></text:p>
        </text:list-item>
        <text:list-item>
          <text:p text:style-name="P87"><text:span text:style-name="T87_1">monitoring</text:span><text:span text:style-name="T87_2"><text:s/></text:span><text:span text:style-name="T87_3">systems</text:span><text:span text:style-name="T87_4"><text:s/>(</text:span><text:span text:style-name="T87_5">activity</text:span><text:span text:style-name="T87_6"><text:s/></text:span><text:span text:style-name="T87_7">logging</text:span><text:span text:style-name="T87_8">,<text:s/></text:span><text:span text:style-name="T87_9">access</text:span><text:span text:style-name="T87_10"><text:s/></text:span><text:span text:style-name="T87_11">logs</text:span><text:span text:style-name="T87_12"><text:s/></text:span><text:span text:style-name="T87_13">and</text:span><text:span text:style-name="T87_14"><text:s/></text:span><text:span text:style-name="T87_15">audit</text:span><text:span text:style-name="T87_16"><text:s/></text:span><text:span text:style-name="T87_17">logs</text:span><text:span text:style-name="T87_18">)</text:span></text:p>
        </text:list-item>
      </text:list>
      <text:p text:style-name="P88"/>
      <text:p text:style-name="P89"><text:span text:style-name="T89_1">Electronic</text:span><text:span text:style-name="T89_2"><text:s/></text:span><text:span text:style-name="T89_3">access</text:span><text:span text:style-name="T89_4"><text:s/></text:span><text:span text:style-name="T89_5">control</text:span></text:p>
      <text:p text:style-name="P90"><text:span text:style-name="T90_1">This</text:span><text:span text:style-name="T90_2"><text:s/></text:span><text:span text:style-name="T90_3">is</text:span><text:span text:style-name="T90_4"><text:s/></text:span><text:span text:style-name="T90_5">the</text:span><text:span text:style-name="T90_6"><text:s/></text:span><text:span text:style-name="T90_7">harder</text:span><text:span text:style-name="T90_8"><text:s/></text:span><text:span text:style-name="T90_9">of</text:span><text:span text:style-name="T90_10"><text:s/></text:span><text:span text:style-name="T90_11">the</text:span><text:span text:style-name="T90_12"><text:s/></text:span><text:span text:style-name="T90_13">two</text:span><text:span text:style-name="T90_14"><text:s/></text:span><text:span text:style-name="T90_15">to</text:span><text:span text:style-name="T90_16"><text:s/></text:span><text:span text:style-name="T90_17">defend</text:span><text:span text:style-name="T90_18"><text:s/></text:span><text:span text:style-name="T90_19">against</text:span><text:span text:style-name="T90_20"><text:s/></text:span><text:span text:style-name="T90_21">and</text:span><text:span text:style-name="T90_22"><text:s/></text:span><text:span text:style-name="T90_23">attacks</text:span><text:span text:style-name="T90_24"><text:s/></text:span><text:span text:style-name="T90_25">occur</text:span><text:span text:style-name="T90_26"><text:s/></text:span><text:span text:style-name="T90_27">the</text:span><text:span text:style-name="T90_28"><text:s/></text:span><text:span text:style-name="T90_29">most</text:span><text:span text:style-name="T90_30"><text:s/></text:span><text:span text:style-name="T90_31">often</text:span><text:span text:style-name="T90_32">.<text:s text:c="2"/></text:span><text:span text:style-name="T90_33">A</text:span><text:span text:style-name="T90_34"><text:s/></text:span><text:span text:style-name="T90_35">standalone</text:span><text:span text:style-name="T90_36"><text:s/></text:span><text:span text:style-name="T90_37">computer</text:span><text:span text:style-name="T90_38"><text:s/></text:span><text:span text:style-name="T90_39">is</text:span><text:span text:style-name="T90_40"><text:s/></text:span><text:span text:style-name="T90_41">much</text:span><text:span text:style-name="T90_42"><text:s/></text:span><text:span text:style-name="T90_43">more</text:span><text:span text:style-name="T90_44"><text:s/></text:span><text:span text:style-name="T90_45">secure</text:span><text:span text:style-name="T90_46">,<text:s/></text:span><text:span text:style-name="T90_47">as</text:span><text:span text:style-name="T90_48"><text:s/></text:span><text:span text:style-name="T90_49">physical</text:span><text:span text:style-name="T90_50"><text:s/></text:span><text:span text:style-name="T90_51">access</text:span><text:span text:style-name="T90_52"><text:s/></text:span><text:span text:style-name="T90_53">control</text:span><text:span text:style-name="T90_54"><text:s/></text:span><text:span text:style-name="T90_55">is</text:span><text:span text:style-name="T90_56"><text:s/></text:span><text:span text:style-name="T90_57">the</text:span><text:span text:style-name="T90_58"><text:s/></text:span><text:span text:style-name="T90_59">only</text:span><text:span text:style-name="T90_60"><text:s/></text:span><text:span text:style-name="T90_61">thing</text:span><text:span text:style-name="T90_62"><text:s/></text:span><text:span text:style-name="T90_63">that</text:span><text:span text:style-name="T90_64"><text:s/></text:span><text:span text:style-name="T90_65">needs</text:span><text:span text:style-name="T90_66"><text:s/></text:span><text:span text:style-name="T90_67">to</text:span><text:span text:style-name="T90_68"><text:s/></text:span><text:span text:style-name="T90_69">be</text:span><text:span text:style-name="T90_70"><text:s/></text:span><text:span text:style-name="T90_71">addressed</text:span><text:span text:style-name="T90_72">,<text:s/></text:span><text:span text:style-name="T90_73">connect</text:span><text:span text:style-name="T90_74"><text:s/></text:span><text:span text:style-name="T90_75">the</text:span><text:span text:style-name="T90_76"><text:s/></text:span><text:span text:style-name="T90_77">computer</text:span><text:span text:style-name="T90_78"><text:s/></text:span><text:span text:style-name="T90_79">to</text:span><text:span text:style-name="T90_80"><text:s/></text:span><text:span text:style-name="T90_81">a</text:span><text:span text:style-name="T90_82"><text:s/></text:span><text:span text:style-name="T90_83">network</text:span><text:span text:style-name="T90_84"><text:s/>-<text:s/></text:span><text:span text:style-name="T90_85">there</text:span><text:span text:style-name="T90_86"><text:s/></text:span><text:span text:style-name="T90_87">are</text:span><text:span text:style-name="T90_88"><text:s/></text:span><text:span text:style-name="T90_89">multiple</text:span><text:span text:style-name="T90_90"><text:s/></text:span><text:span text:style-name="T90_91">points</text:span><text:span text:style-name="T90_92"><text:s/></text:span><text:span text:style-name="T90_93">where</text:span><text:span text:style-name="T90_94"><text:s/></text:span><text:span text:style-name="T90_95">data</text:span><text:span text:style-name="T90_96"><text:s/></text:span><text:span text:style-name="T90_97">can</text:span><text:span text:style-name="T90_98"><text:s/></text:span><text:span text:style-name="T90_99">be</text:span><text:span text:style-name="T90_100"><text:s/></text:span><text:span text:style-name="T90_101">accessed</text:span><text:span text:style-name="T90_102">,<text:s/></text:span><text:span text:style-name="T90_103">connect</text:span><text:span text:style-name="T90_104"><text:s/></text:span><text:span text:style-name="T90_105">to</text:span><text:span text:style-name="T90_106"><text:s/></text:span><text:span text:style-name="T90_107">the</text:span><text:span text:style-name="T90_108"><text:s/></text:span><text:span text:style-name="T90_109">cloud</text:span><text:span text:style-name="T90_110"><text:s/></text:span><text:span text:style-name="T90_111">and</text:span><text:span text:style-name="T90_112"><text:s/></text:span><text:span text:style-name="T90_113">its</text:span><text:span text:style-name="T90_114"><text:s/></text:span><text:span text:style-name="T90_115">possible</text:span><text:span text:style-name="T90_116"><text:s/></text:span><text:span text:style-name="T90_117">for</text:span><text:span text:style-name="T90_118"><text:s/></text:span><text:span text:style-name="T90_119">the</text:span><text:span text:style-name="T90_120"><text:s/></text:span><text:span text:style-name="T90_121">whole</text:span><text:span text:style-name="T90_122"><text:s/></text:span><text:span text:style-name="T90_123">world</text:span><text:span text:style-name="T90_124"><text:s/></text:span><text:span text:style-name="T90_125">to</text:span><text:span text:style-name="T90_126"><text:s/></text:span><text:span text:style-name="T90_127">access</text:span><text:span text:style-name="T90_128"><text:s/></text:span><text:span text:style-name="T90_129">your</text:span><text:span text:style-name="T90_130"><text:s/></text:span><text:span text:style-name="T90_131">data</text:span><text:span text:style-name="T90_132">.</text:span></text:p>
      <text:p text:style-name="P91"><text:span text:style-name="T91_1">The</text:span><text:span text:style-name="T91_2"><text:s/></text:span><text:span text:style-name="T91_3">most</text:span><text:span text:style-name="T91_4"><text:s/></text:span><text:span text:style-name="T91_5">popular</text:span><text:span text:style-name="T91_6"><text:s/></text:span><text:span text:style-name="T91_7">way</text:span><text:span text:style-name="T91_8"><text:s/></text:span><text:span text:style-name="T91_9">of</text:span><text:span text:style-name="T91_10"><text:s/></text:span><text:span text:style-name="T91_11">controlling</text:span><text:span text:style-name="T91_12"><text:s/></text:span><text:span text:style-name="T91_13">electronic</text:span><text:span text:style-name="T91_14"><text:s/></text:span><text:span text:style-name="T91_15">access</text:span><text:span text:style-name="T91_16"><text:s/></text:span><text:span text:style-name="T91_17">is</text:span><text:span text:style-name="T91_18"><text:s/></text:span><text:span text:style-name="T91_19">by</text:span><text:span text:style-name="T91_20"><text:s/></text:span><text:span text:style-name="T91_21">using</text:span><text:span text:style-name="T91_22"><text:s/></text:span><text:span text:style-name="T91_23">a</text:span><text:span text:style-name="T91_24"><text:s/></text:span><text:span text:style-name="T91_25">firewall</text:span><text:span text:style-name="T91_26">.<text:s/></text:span><text:span text:style-name="T91_27">Firewalls</text:span><text:span text:style-name="T91_28"><text:s/></text:span><text:span text:style-name="T91_29">filter</text:span><text:span text:style-name="T91_30"><text:s/></text:span><text:span text:style-name="T91_31">traffic</text:span><text:span text:style-name="T91_32"><text:s/></text:span><text:span text:style-name="T91_33">based</text:span><text:span text:style-name="T91_34"><text:s/></text:span><text:span text:style-name="T91_35">on</text:span><text:span text:style-name="T91_36"><text:s/></text:span><text:span text:style-name="T91_37">whether</text:span><text:span text:style-name="T91_38"><text:s/></text:span><text:span text:style-name="T91_39">they</text:span><text:span text:style-name="T91_40"><text:s/></text:span><text:span text:style-name="T91_41">are</text:span><text:span text:style-name="T91_42"><text:s/></text:span><text:span text:style-name="T91_43">allowed</text:span><text:span text:style-name="T91_44"><text:s/></text:span><text:span text:style-name="T91_45">to</text:span><text:span text:style-name="T91_46"><text:s/></text:span><text:span text:style-name="T91_47">access</text:span><text:span text:style-name="T91_48"><text:s/></text:span><text:span text:style-name="T91_49">data</text:span><text:span text:style-name="T91_50"><text:s/></text:span><text:span text:style-name="T91_51">or</text:span><text:span text:style-name="T91_52"><text:s/></text:span><text:span text:style-name="T91_53">not</text:span><text:span text:style-name="T91_54">.<text:s/></text:span><text:span text:style-name="T91_55">For</text:span><text:span text:style-name="T91_56"><text:s/></text:span><text:span text:style-name="T91_57">example</text:span><text:span text:style-name="T91_58"><text:s/></text:span><text:span text:style-name="T91_59">a</text:span><text:span text:style-name="T91_60"><text:s/></text:span><text:span text:style-name="T91_61">corporate</text:span><text:span text:style-name="T91_62"><text:s/></text:span><text:span text:style-name="T91_63">firewall</text:span><text:span text:style-name="T91_64"><text:s/></text:span><text:span text:style-name="T91_65">may</text:span><text:span text:style-name="T91_66"><text:s/></text:span><text:span text:style-name="T91_67">have</text:span><text:span text:style-name="T91_68"><text:s/></text:span><text:span text:style-name="T91_69">a</text:span><text:span text:style-name="T91_70"><text:s/></text:span><text:span text:style-name="T91_71">rule</text:span><text:span text:style-name="T91_72"><text:s/></text:span><text:span text:style-name="T91_73">in</text:span><text:span text:style-name="T91_74"><text:s/></text:span><text:span text:style-name="T91_75">place</text:span><text:span text:style-name="T91_76"><text:s/></text:span><text:span text:style-name="T91_77">to</text:span><text:span text:style-name="T91_78"><text:s/></text:span><text:span text:style-name="T91_79">allow</text:span><text:span text:style-name="T91_80"><text:s/></text:span><text:span text:style-name="T91_81">computers</text:span><text:span text:style-name="T91_82"><text:s/></text:span><text:span text:style-name="T91_83">from</text:span><text:span text:style-name="T91_84"><text:s/></text:span><text:span text:style-name="T91_85">the</text:span><text:span text:style-name="T91_86"><text:s/></text:span><text:span text:style-name="T91_87">company</text:span><text:span text:style-name="T91_88"><text:s/></text:span><text:span text:style-name="T91_89">network</text:span><text:span text:style-name="T91_90"><text:s/></text:span><text:span text:style-name="T91_91">to</text:span><text:span text:style-name="T91_92"><text:s/></text:span><text:span text:style-name="T91_93">access</text:span><text:span text:style-name="T91_94"><text:s/></text:span><text:span text:style-name="T91_95">some</text:span><text:span text:style-name="T91_96"><text:s/></text:span><text:span text:style-name="T91_97">data</text:span><text:span text:style-name="T91_98">,<text:s/></text:span><text:span text:style-name="T91_99">but</text:span><text:span text:style-name="T91_100"><text:s/></text:span><text:span text:style-name="T91_101">not</text:span><text:span text:style-name="T91_102"><text:s/></text:span><text:span text:style-name="T91_103">computers</text:span><text:span text:style-name="T91_104"><text:s/></text:span><text:span text:style-name="T91_105">external</text:span><text:span text:style-name="T91_106"><text:s/></text:span><text:span text:style-name="T91_107">to</text:span><text:span text:style-name="T91_108"><text:s/></text:span><text:span text:style-name="T91_109">the</text:span><text:span text:style-name="T91_110"><text:s/></text:span><text:span text:style-name="T91_111">company</text:span><text:span text:style-name="T91_112">.<text:s/></text:span><text:span text:style-name="T91_113">By</text:span><text:span text:style-name="T91_114"><text:s/></text:span><text:span text:style-name="T91_115">having</text:span><text:span text:style-name="T91_116"><text:s/></text:span><text:span text:style-name="T91_117">a</text:span><text:span text:style-name="T91_118"><text:s/></text:span><text:span text:style-name="T91_119">firewall</text:span><text:span text:style-name="T91_120"><text:s/></text:span><text:span text:style-name="T91_121">it</text:span><text:span text:style-name="T91_122"><text:s/></text:span><text:span text:style-name="T91_123">makes</text:span><text:span text:style-name="T91_124"><text:s/></text:span><text:span text:style-name="T91_125">it</text:span><text:span text:style-name="T91_126"><text:s/></text:span><text:span text:style-name="T91_127">harder</text:span><text:span text:style-name="T91_128"><text:s/></text:span><text:span text:style-name="T91_129">for</text:span><text:span text:style-name="T91_130"><text:s/></text:span><text:span text:style-name="T91_131">a</text:span><text:span text:style-name="T91_132"><text:s/></text:span><text:span text:style-name="T91_133">remote</text:span><text:span text:style-name="T91_134"><text:s/></text:span><text:span text:style-name="T91_135">attacker</text:span><text:span text:style-name="T91_136"><text:s/></text:span><text:span text:style-name="T91_137">to</text:span><text:span text:style-name="T91_138"><text:s/></text:span><text:span text:style-name="T91_139">access</text:span><text:span text:style-name="T91_140"><text:s/></text:span><text:span text:style-name="T91_141">your</text:span><text:span text:style-name="T91_142"><text:s/></text:span><text:span text:style-name="T91_143">data</text:span><text:span text:style-name="T91_144">.</text:span></text:p>
      <text:p text:style-name="P92"><text:span text:style-name="T92_1">Secure</text:span><text:span text:style-name="T92_2"><text:s/></text:span><text:span text:style-name="T92_3">transfer</text:span><text:span text:style-name="T92_4"><text:s/></text:span><text:span text:style-name="T92_5">protocols</text:span><text:span text:style-name="T92_6"><text:s/></text:span><text:span text:style-name="T92_7">should</text:span><text:span text:style-name="T92_8"><text:s/></text:span><text:span text:style-name="T92_9">be</text:span><text:span text:style-name="T92_10"><text:s/></text:span><text:span text:style-name="T92_11">used</text:span><text:span text:style-name="T92_12"><text:s/></text:span><text:span text:style-name="T92_13">when</text:span><text:span text:style-name="T92_14"><text:s/></text:span><text:span text:style-name="T92_15">transferring</text:span><text:span text:style-name="T92_16"><text:s/></text:span><text:span text:style-name="T92_17">data</text:span><text:span text:style-name="T92_18">;<text:s/></text:span><text:span text:style-name="T92_19">SFTP</text:span><text:span text:style-name="T92_20"><text:s/>(</text:span><text:span text:style-name="T92_21">secure</text:span><text:span text:style-name="T92_22"><text:s/></text:span><text:span text:style-name="T92_23">file</text:span><text:span text:style-name="T92_24"><text:s/></text:span><text:span text:style-name="T92_25">transfer</text:span><text:span text:style-name="T92_26"><text:s/></text:span><text:span text:style-name="T92_27">protocol</text:span><text:span text:style-name="T92_28">)<text:s/></text:span><text:span text:style-name="T92_29">can</text:span><text:span text:style-name="T92_30"><text:s/></text:span><text:span text:style-name="T92_31">be</text:span><text:span text:style-name="T92_32"><text:s/></text:span><text:span text:style-name="T92_33">used</text:span><text:span text:style-name="T92_34"><text:s/></text:span><text:span text:style-name="T92_35">in</text:span><text:span text:style-name="T92_36"><text:s/></text:span><text:span text:style-name="T92_37">conjunctions</text:span><text:span text:style-name="T92_38"><text:s/></text:span><text:span text:style-name="T92_39">to</text:span><text:span text:style-name="T92_40"><text:s/></text:span><text:span text:style-name="T92_41">SSH</text:span><text:span text:style-name="T92_42"><text:s/>(</text:span><text:span text:style-name="T92_43">secure</text:span><text:span text:style-name="T92_44"><text:s/></text:span><text:span text:style-name="T92_45">shell</text:span><text:span text:style-name="T92_46">)<text:s/></text:span><text:span text:style-name="T92_47">to</text:span><text:span text:style-name="T92_48"><text:s/></text:span><text:span text:style-name="T92_49">transfer</text:span><text:span text:style-name="T92_50"><text:s/></text:span><text:span text:style-name="T92_51">data</text:span><text:span text:style-name="T92_52"><text:s/></text:span><text:span text:style-name="T92_53">using</text:span><text:span text:style-name="T92_54"><text:s/></text:span><text:span text:style-name="T92_55">public</text:span><text:span text:style-name="T92_56"><text:s/></text:span><text:span text:style-name="T92_57">key</text:span><text:span text:style-name="T92_58"><text:s/></text:span><text:span text:style-name="T92_59">cryptography</text:span><text:span text:style-name="T92_60">.<text:s/></text:span><text:span text:style-name="T92_61">These</text:span><text:span text:style-name="T92_62"><text:s/></text:span><text:span text:style-name="T92_63">sit</text:span><text:span text:style-name="T92_64"><text:s/></text:span><text:span text:style-name="T92_65">at</text:span><text:span text:style-name="T92_66"><text:s/></text:span><text:span text:style-name="T92_67">the</text:span><text:span text:style-name="T92_68"><text:s/></text:span><text:span text:style-name="T92_69">application</text:span><text:span text:style-name="T92_70"><text:s/></text:span><text:span text:style-name="T92_71">layer</text:span><text:span text:style-name="T92_72"><text:s/></text:span><text:span text:style-name="T92_73">of</text:span><text:span text:style-name="T92_74"><text:s/></text:span><text:span text:style-name="T92_75">the</text:span><text:span text:style-name="T92_76"><text:s/></text:span><text:span text:style-name="T92_77">OSI</text:span><text:span text:style-name="T92_78"><text:s/></text:span><text:span text:style-name="T92_79">model</text:span><text:span text:style-name="T92_80">.</text:span></text:p>
      <text:p text:style-name="P93"/>
      <text:h text:style-name="P94" text:outline-level="10"><text:bookmark-start text:name="h.wqj83e9hpj6e"/><text:bookmark-end text:name="h.wqj83e9hpj6e"/><text:span text:style-name="T94_1">3<text:s/></text:span><text:span text:style-name="T94_2">Differentiate</text:span><text:span text:style-name="T94_3"><text:s/></text:span><text:span text:style-name="T94_4">the</text:span><text:span text:style-name="T94_5"><text:s/></text:span><text:span text:style-name="T94_6">following</text:span><text:span text:style-name="T94_7"><text:s/></text:span><text:span text:style-name="T94_8">access</text:span><text:span text:style-name="T94_9"><text:s/></text:span><text:span text:style-name="T94_10">control</text:span><text:span text:style-name="T94_11"><text:s/></text:span><text:span text:style-name="T94_12">methods</text:span><text:span text:style-name="T94_13">:</text:span></text:h>
      <text:list text:style-name="LS6" xml:id="list35">
        <text:list-item>
          <text:p text:style-name="P95"><text:span text:style-name="T95_1">mandatory</text:span></text:p>
        </text:list-item>
        <text:list-item>
          <text:p text:style-name="P96"><text:span text:style-name="T96_1">discretionary</text:span></text:p>
        </text:list-item>
        <text:list-item>
          <text:p text:style-name="P97"><text:span text:style-name="T97_1">role</text:span><text:span text:style-name="T97_2"><text:s/></text:span><text:span text:style-name="T97_3">based</text:span></text:p>
        </text:list-item>
      </text:list>
      <text:p text:style-name="P98"/>
      <text:p text:style-name="P99"><text:span text:style-name="T99_1">Types</text:span><text:span text:style-name="T99_2"><text:s/></text:span><text:span text:style-name="T99_3">of</text:span><text:span text:style-name="T99_4"><text:s/></text:span><text:span text:style-name="T99_5">access</text:span><text:span text:style-name="T99_6"><text:s/></text:span><text:span text:style-name="T99_7">control</text:span><text:span text:style-name="T99_8">:</text:span></text:p>
      <text:p text:style-name="P100"><text:span text:style-name="T100_1">Mandatory</text:span><text:span text:style-name="T100_2">-</text:span></text:p>
      <text:p text:style-name="P101"><text:span text:style-name="T101_1">This</text:span><text:span text:style-name="T101_2"><text:s/></text:span><text:span text:style-name="T101_3">is</text:span><text:span text:style-name="T101_4"><text:s/></text:span><text:span text:style-name="T101_5">the</text:span><text:span text:style-name="T101_6"><text:s/></text:span><text:span text:style-name="T101_7">strictest</text:span><text:span text:style-name="T101_8"><text:s/></text:span><text:span text:style-name="T101_9">type</text:span><text:span text:style-name="T101_10"><text:s/></text:span><text:span text:style-name="T101_11">of</text:span><text:span text:style-name="T101_12"><text:s/></text:span><text:span text:style-name="T101_13">access</text:span><text:span text:style-name="T101_14"><text:s/></text:span><text:span text:style-name="T101_15">control</text:span><text:span text:style-name="T101_16"><text:s/></text:span><text:span text:style-name="T101_17">and</text:span><text:span text:style-name="T101_18"><text:s/></text:span><text:span text:style-name="T101_19">is</text:span><text:span text:style-name="T101_20"><text:s/></text:span><text:span text:style-name="T101_21">commonly</text:span><text:span text:style-name="T101_22"><text:s/></text:span><text:span text:style-name="T101_23">used</text:span><text:span text:style-name="T101_24"><text:s/></text:span><text:span text:style-name="T101_25">by</text:span><text:span text:style-name="T101_26"><text:s/></text:span><text:span text:style-name="T101_27">big</text:span><text:span text:style-name="T101_28"><text:s/></text:span><text:span text:style-name="T101_29">organisations</text:span><text:span text:style-name="T101_30"><text:s/></text:span><text:span text:style-name="T101_31">and</text:span><text:span text:style-name="T101_32"><text:s/></text:span><text:span text:style-name="T101_33">public</text:span><text:span text:style-name="T101_34"><text:s/></text:span><text:span text:style-name="T101_35">sector</text:span><text:span text:style-name="T101_36"><text:s/></text:span><text:span text:style-name="T101_37">where</text:span><text:span text:style-name="T101_38"><text:s/></text:span><text:span text:style-name="T101_39">data</text:span><text:span text:style-name="T101_40"><text:s/></text:span><text:span text:style-name="T101_41">security</text:span><text:span text:style-name="T101_42"><text:s/></text:span><text:span text:style-name="T101_43">is</text:span><text:span text:style-name="T101_44"><text:s/></text:span><text:span text:style-name="T101_45">paramount</text:span><text:span text:style-name="T101_46">.<text:s/></text:span><text:span text:style-name="T101_47">It</text:span><text:span text:style-name="T101_48"><text:s/></text:span><text:span text:style-name="T101_49">works</text:span><text:span text:style-name="T101_50"><text:s/></text:span><text:span text:style-name="T101_51">on</text:span><text:span text:style-name="T101_52"><text:s/></text:span><text:span text:style-name="T101_53">a</text:span><text:span text:style-name="T101_54"><text:s/></text:span><text:span text:style-name="T101_55">hierarchical</text:span><text:span text:style-name="T101_56"><text:s/></text:span><text:span text:style-name="T101_57">basis</text:span><text:span text:style-name="T101_58">,<text:s/></text:span><text:span text:style-name="T101_59">where</text:span><text:span text:style-name="T101_60"><text:s/></text:span><text:span text:style-name="T101_61">all</text:span><text:span text:style-name="T101_62"><text:s/></text:span><text:span text:style-name="T101_63">rules</text:span><text:span text:style-name="T101_64"><text:s/></text:span><text:span text:style-name="T101_65">are</text:span><text:span text:style-name="T101_66"><text:s/></text:span><text:span text:style-name="T101_67">predetermined</text:span><text:span text:style-name="T101_68"><text:s/></text:span><text:span text:style-name="T101_69">by</text:span><text:span text:style-name="T101_70"><text:s/></text:span><text:span text:style-name="T101_71">the</text:span><text:span text:style-name="T101_72"><text:s/></text:span><text:span text:style-name="T101_73">network</text:span><text:span text:style-name="T101_74"><text:s/></text:span><text:span text:style-name="T101_75">administrator</text:span><text:span text:style-name="T101_76">.<text:s/></text:span><text:span text:style-name="T101_77">This</text:span><text:span text:style-name="T101_78"><text:s/></text:span><text:span text:style-name="T101_79">is</text:span><text:span text:style-name="T101_80"><text:s/></text:span><text:span text:style-name="T101_81">very</text:span><text:span text:style-name="T101_82"><text:s/></text:span><text:span text:style-name="T101_83">costly</text:span><text:span text:style-name="T101_84"><text:s/></text:span><text:span text:style-name="T101_85">and</text:span><text:span text:style-name="T101_86"><text:s/></text:span><text:span text:style-name="T101_87">takes</text:span><text:span text:style-name="T101_88"><text:s/></text:span><text:span text:style-name="T101_89">time</text:span><text:span text:style-name="T101_90"><text:s/></text:span><text:span text:style-name="T101_91">to</text:span><text:span text:style-name="T101_92"><text:s/></text:span><text:span text:style-name="T101_93">plan</text:span><text:span text:style-name="T101_94"><text:s/></text:span><text:span text:style-name="T101_95">but</text:span><text:span text:style-name="T101_96"><text:s/></text:span><text:span text:style-name="T101_97">the</text:span><text:span text:style-name="T101_98"><text:s/></text:span><text:span text:style-name="T101_99">results</text:span><text:span text:style-name="T101_100"><text:s/></text:span><text:span text:style-name="T101_101">mean</text:span><text:span text:style-name="T101_102"><text:s/></text:span><text:span text:style-name="T101_103">the</text:span><text:span text:style-name="T101_104"><text:s/></text:span><text:span text:style-name="T101_105">network</text:span><text:span text:style-name="T101_106"><text:s/></text:span><text:span text:style-name="T101_107">is</text:span><text:span text:style-name="T101_108"><text:s/></text:span><text:span text:style-name="T101_109">very</text:span><text:span text:style-name="T101_110"><text:s/></text:span><text:span text:style-name="T101_111">secure</text:span><text:span text:style-name="T101_112">.<text:s/></text:span><text:span text:style-name="T101_113">The</text:span><text:span text:style-name="T101_114"><text:s/></text:span><text:span text:style-name="T101_115">operating</text:span><text:span text:style-name="T101_116"><text:s/></text:span><text:span text:style-name="T101_117">system</text:span><text:span text:style-name="T101_118"><text:s/></text:span><text:span text:style-name="T101_119">enforces</text:span><text:span text:style-name="T101_120"><text:s/></text:span><text:span text:style-name="T101_121">what</text:span><text:span text:style-name="T101_122"><text:s/></text:span><text:span text:style-name="T101_123">users</text:span><text:span text:style-name="T101_124"><text:s/></text:span><text:span text:style-name="T101_125">can</text:span><text:span text:style-name="T101_126"><text:s/></text:span><text:span text:style-name="T101_127">or</text:span><text:span text:style-name="T101_128"><text:s/></text:span><text:span text:style-name="T101_129">cannot</text:span><text:span text:style-name="T101_130"><text:s/></text:span><text:span text:style-name="T101_131">do</text:span></text:p>
      <text:p text:style-name="P102"/>
      <text:p text:style-name="P103"><text:span text:style-name="T103_1">Discretionary</text:span><text:span text:style-name="T103_2">-</text:span></text:p>
      <text:p text:style-name="P104"><text:span text:style-name="T104_1">Contrary</text:span><text:span text:style-name="T104_2"><text:s/></text:span><text:span text:style-name="T104_3">to</text:span><text:span text:style-name="T104_4"><text:s/></text:span><text:span text:style-name="T104_5">mandatory</text:span><text:span text:style-name="T104_6"><text:s/></text:span><text:span text:style-name="T104_7">access</text:span><text:span text:style-name="T104_8"><text:s/></text:span><text:span text:style-name="T104_9">control</text:span><text:span text:style-name="T104_10">,<text:s/></text:span><text:span text:style-name="T104_11">discretionary</text:span><text:span text:style-name="T104_12"><text:s/></text:span><text:span text:style-name="T104_13">allows</text:span><text:span text:style-name="T104_14"><text:s/></text:span><text:span text:style-name="T104_15">users</text:span><text:span text:style-name="T104_16"><text:s/></text:span><text:span text:style-name="T104_17">to</text:span><text:span text:style-name="T104_18"><text:s/></text:span><text:span text:style-name="T104_19">keep</text:span><text:span text:style-name="T104_20"><text:s/></text:span><text:span text:style-name="T104_21">their</text:span><text:span text:style-name="T104_22"><text:s/></text:span><text:span text:style-name="T104_23">data</text:span><text:span text:style-name="T104_24"><text:s/></text:span><text:span text:style-name="T104_25">to</text:span><text:span text:style-name="T104_26"><text:s/></text:span><text:span text:style-name="T104_27">themselves</text:span><text:span text:style-name="T104_28"><text:s/></text:span><text:span text:style-name="T104_29">and</text:span><text:span text:style-name="T104_30"><text:s/></text:span><text:span text:style-name="T104_31">also</text:span><text:span text:style-name="T104_32"><text:s/></text:span><text:span text:style-name="T104_33">set</text:span><text:span text:style-name="T104_34"><text:s/></text:span><text:span text:style-name="T104_35">the</text:span><text:span text:style-name="T104_36"><text:s/></text:span><text:span text:style-name="T104_37">access</text:span><text:span text:style-name="T104_38"><text:s/></text:span><text:span text:style-name="T104_39">on</text:span><text:span text:style-name="T104_40"><text:s/></text:span><text:span text:style-name="T104_41">their</text:span><text:span text:style-name="T104_42"><text:s/></text:span><text:span text:style-name="T104_43">own</text:span><text:span text:style-name="T104_44"><text:s/></text:span><text:span text:style-name="T104_45">data</text:span><text:span text:style-name="T104_46">.<text:s/></text:span><text:span text:style-name="T104_47">This</text:span><text:span text:style-name="T104_48"><text:s/></text:span><text:span text:style-name="T104_49">is</text:span><text:span text:style-name="T104_50"><text:s/></text:span><text:span text:style-name="T104_51">commonly</text:span><text:span text:style-name="T104_52"><text:s/></text:span><text:span text:style-name="T104_53">how</text:span><text:span text:style-name="T104_54"><text:s/></text:span><text:span text:style-name="T104_55">desktop</text:span><text:span text:style-name="T104_56"><text:s/></text:span><text:span text:style-name="T104_57">operating</text:span><text:span text:style-name="T104_58"><text:s/></text:span><text:span text:style-name="T104_59">systems</text:span><text:span text:style-name="T104_60"><text:s/></text:span><text:span text:style-name="T104_61">default</text:span><text:span text:style-name="T104_62">.<text:s/></text:span><text:span text:style-name="T104_63">The</text:span><text:span text:style-name="T104_64"><text:s/></text:span><text:span text:style-name="T104_65">risk</text:span><text:span text:style-name="T104_66"><text:s/></text:span><text:span text:style-name="T104_67">is</text:span><text:span text:style-name="T104_68"><text:s/></text:span><text:span text:style-name="T104_69">that</text:span><text:span text:style-name="T104_70"><text:s/></text:span><text:span text:style-name="T104_71">access</text:span><text:span text:style-name="T104_72"><text:s/></text:span><text:span text:style-name="T104_73">can</text:span><text:span text:style-name="T104_74"><text:s/></text:span><text:span text:style-name="T104_75">be</text:span><text:span text:style-name="T104_76"><text:s/></text:span><text:span text:style-name="T104_77">given</text:span><text:span text:style-name="T104_78"><text:s/></text:span><text:span text:style-name="T104_79">to</text:span><text:span text:style-name="T104_80"><text:s/></text:span><text:span text:style-name="T104_81">a</text:span><text:span text:style-name="T104_82"><text:s/></text:span><text:span text:style-name="T104_83">user</text:span><text:span text:style-name="T104_84"><text:s/></text:span><text:span text:style-name="T104_85">who</text:span><text:span text:style-name="T104_86"><text:s/></text:span><text:span text:style-name="T104_87">does</text:span><text:span text:style-name="T104_88"><text:s/></text:span><text:span text:style-name="T104_89">not</text:span><text:span text:style-name="T104_90"><text:s/></text:span><text:span text:style-name="T104_91">necessarily</text:span><text:span text:style-name="T104_92"><text:s/></text:span><text:span text:style-name="T104_93">require</text:span><text:span text:style-name="T104_94"><text:s/></text:span><text:span text:style-name="T104_95">access</text:span><text:span text:style-name="T104_96">.</text:span></text:p>
      <text:p text:style-name="P105"/>
      <text:p text:style-name="P106"><text:span text:style-name="T106_1">Role</text:span><text:span text:style-name="T106_2"><text:s/></text:span><text:span text:style-name="T106_3">based</text:span><text:span text:style-name="T106_4">-</text:span></text:p>
      <text:p text:style-name="P107"><text:span text:style-name="T107_1">This</text:span><text:span text:style-name="T107_2"><text:s/></text:span><text:span text:style-name="T107_3">is</text:span><text:span text:style-name="T107_4"><text:s/></text:span><text:span text:style-name="T107_5">a</text:span><text:span text:style-name="T107_6"><text:s/></text:span><text:span text:style-name="T107_7">real</text:span><text:span text:style-name="T107_8"><text:s/></text:span><text:span text:style-name="T107_9">world</text:span><text:span text:style-name="T107_10"><text:s/></text:span><text:span text:style-name="T107_11">type</text:span><text:span text:style-name="T107_12"><text:s/></text:span><text:span text:style-name="T107_13">of</text:span><text:span text:style-name="T107_14"><text:s/></text:span><text:span text:style-name="T107_15">access</text:span><text:span text:style-name="T107_16"><text:s/></text:span><text:span text:style-name="T107_17">control</text:span><text:span text:style-name="T107_18">.<text:s/></text:span><text:span text:style-name="T107_19">Resources</text:span><text:span text:style-name="T107_20"><text:s/></text:span><text:span text:style-name="T107_21">are</text:span><text:span text:style-name="T107_22"><text:s/></text:span><text:span text:style-name="T107_23">distributed</text:span><text:span text:style-name="T107_24"><text:s/></text:span><text:span text:style-name="T107_25">departmentally</text:span><text:span text:style-name="T107_26">.<text:s/></text:span><text:span text:style-name="T107_27">For</text:span><text:span text:style-name="T107_28"><text:s/></text:span><text:span text:style-name="T107_29">example</text:span><text:span text:style-name="T107_30"><text:s/></text:span><text:span text:style-name="T107_31">someone</text:span><text:span text:style-name="T107_32"><text:s/></text:span><text:span text:style-name="T107_33">on</text:span><text:span text:style-name="T107_34"><text:s/></text:span><text:span text:style-name="T107_35">the</text:span><text:span text:style-name="T107_36"><text:s/></text:span><text:span text:style-name="T107_37">marketing</text:span><text:span text:style-name="T107_38"><text:s/></text:span><text:span text:style-name="T107_39">team</text:span><text:span text:style-name="T107_40"><text:s/></text:span><text:span text:style-name="T107_41">would</text:span><text:span text:style-name="T107_42"><text:s/></text:span><text:span text:style-name="T107_43">be</text:span><text:span text:style-name="T107_44"><text:s/></text:span><text:span text:style-name="T107_45">given</text:span><text:span text:style-name="T107_46"><text:s/></text:span><text:span text:style-name="T107_47">access</text:span><text:span text:style-name="T107_48"><text:s/></text:span><text:span text:style-name="T107_49">to</text:span><text:span text:style-name="T107_50"><text:s/></text:span><text:span text:style-name="T107_51">marketing</text:span><text:span text:style-name="T107_52"><text:s/></text:span><text:span text:style-name="T107_53">tools</text:span><text:span text:style-name="T107_54">,<text:s/></text:span><text:span text:style-name="T107_55">whereas</text:span><text:span text:style-name="T107_56"><text:s/></text:span><text:span text:style-name="T107_57">someone</text:span><text:span text:style-name="T107_58"><text:s/></text:span><text:span text:style-name="T107_59">on</text:span><text:span text:style-name="T107_60"><text:s/></text:span><text:span text:style-name="T107_61">the</text:span><text:span text:style-name="T107_62"><text:s/></text:span><text:span text:style-name="T107_63">operations</text:span><text:span text:style-name="T107_64"><text:s/></text:span><text:span text:style-name="T107_65">team</text:span><text:span text:style-name="T107_66"><text:s/></text:span><text:span text:style-name="T107_67">would</text:span><text:span text:style-name="T107_68"><text:s/></text:span><text:span text:style-name="T107_69">not</text:span><text:span text:style-name="T107_70"><text:s/></text:span><text:span text:style-name="T107_71">have</text:span><text:span text:style-name="T107_72"><text:s/></text:span><text:span text:style-name="T107_73">access</text:span><text:span text:style-name="T107_74"><text:s/></text:span><text:span text:style-name="T107_75">to</text:span><text:span text:style-name="T107_76"><text:s/></text:span><text:span text:style-name="T107_77">these</text:span><text:span text:style-name="T107_78"><text:s/></text:span><text:span text:style-name="T107_79">tools</text:span><text:span text:style-name="T107_80">.<text:s/></text:span><text:span text:style-name="T107_81">Each</text:span><text:span text:style-name="T107_82"><text:s/></text:span><text:span text:style-name="T107_83">sector</text:span><text:span text:style-name="T107_84"><text:s/></text:span><text:span text:style-name="T107_85">has</text:span><text:span text:style-name="T107_86"><text:s/></text:span><text:span text:style-name="T107_87">their</text:span><text:span text:style-name="T107_88"><text:s/></text:span><text:span text:style-name="T107_89">own</text:span><text:span text:style-name="T107_90"><text:s/></text:span><text:span text:style-name="T107_91">resources</text:span><text:span text:style-name="T107_92"><text:s/></text:span><text:span text:style-name="T107_93">and</text:span><text:span text:style-name="T107_94"><text:s/></text:span><text:span text:style-name="T107_95">cannot</text:span><text:span text:style-name="T107_96"><text:s/></text:span><text:span text:style-name="T107_97">access</text:span><text:span text:style-name="T107_98"><text:s/></text:span><text:span text:style-name="T107_99">another</text:span><text:span text:style-name="T107_100"><text:s/></text:span><text:span text:style-name="T107_101">department</text:span><text:span text:style-name="T107_102">'</text:span><text:span text:style-name="T107_103">s</text:span><text:span text:style-name="T107_104"><text:s/></text:span><text:span text:style-name="T107_105">data</text:span><text:span text:style-name="T107_106">.</text:span></text:p>
      <text:p text:style-name="P108"/>
      <text:h text:style-name="P109" text:outline-level="10"><text:bookmark-start text:name="h.9qsdo713s082"/><text:bookmark-end text:name="h.9qsdo713s082"/><text:span text:style-name="T109_1">4<text:s/></text:span><text:span text:style-name="T109_2">Describe</text:span><text:span text:style-name="T109_3"><text:s/></text:span><text:span text:style-name="T109_4">the</text:span><text:span text:style-name="T109_5"><text:s/></text:span><text:span text:style-name="T109_6">characteristics</text:span><text:span text:style-name="T109_7"><text:s/></text:span><text:span text:style-name="T109_8">of</text:span><text:span text:style-name="T109_9"><text:s/></text:span><text:span text:style-name="T109_10">strong</text:span><text:span text:style-name="T109_11"><text:s/></text:span><text:span text:style-name="T109_12">passwords</text:span><text:span text:style-name="T109_13"><text:s/></text:span><text:span text:style-name="T109_14">and</text:span><text:span text:style-name="T109_15"><text:s/></text:span><text:span text:style-name="T109_16">the</text:span><text:span text:style-name="T109_17"><text:s/></text:span><text:span text:style-name="T109_18">methods</text:span><text:span text:style-name="T109_19"><text:s/></text:span><text:span text:style-name="T109_20">of</text:span><text:span text:style-name="T109_21"><text:s/></text:span><text:span text:style-name="T109_22">attacking</text:span><text:span text:style-name="T109_23"><text:s/></text:span><text:span text:style-name="T109_24">password</text:span><text:span text:style-name="T109_25"><text:s/></text:span><text:span text:style-name="T109_26">protected</text:span><text:span text:style-name="T109_27"><text:s/></text:span><text:span text:style-name="T109_28">systems</text:span><text:span text:style-name="T109_29"><text:s/></text:span><text:span text:style-name="T109_30">relating</text:span><text:span text:style-name="T109_31"><text:s/></text:span><text:span text:style-name="T109_32">to</text:span><text:span text:style-name="T109_33"><text:s/></text:span><text:span text:style-name="T109_34">any</text:span><text:span text:style-name="T109_35"><text:s/></text:span><text:span text:style-name="T109_36">six</text:span><text:span text:style-name="T109_37"><text:s/></text:span><text:span text:style-name="T109_38">of</text:span><text:span text:style-name="T109_39"><text:s/></text:span><text:span text:style-name="T109_40">the</text:span><text:span text:style-name="T109_41"><text:s/></text:span><text:span text:style-name="T109_42">following</text:span><text:span text:style-name="T109_43">:</text:span></text:h>
      <text:list text:style-name="LS7" xml:id="list38">
        <text:list-item>
          <text:p text:style-name="P110"><text:span text:style-name="T110_1">complexity</text:span></text:p>
        </text:list-item>
        <text:list-item>
          <text:p text:style-name="P111"><text:span text:style-name="T111_1">length</text:span></text:p>
        </text:list-item>
        <text:list-item>
          <text:p text:style-name="P112"><text:span text:style-name="T112_1">duration</text:span><text:span text:style-name="T112_2"><text:s/>(</text:span><text:span text:style-name="T112_3">mandatory</text:span><text:span text:style-name="T112_4"><text:s/></text:span><text:span text:style-name="T112_5">changing</text:span><text:span text:style-name="T112_6">)</text:span></text:p>
        </text:list-item>
        <text:list-item>
          <text:p text:style-name="P113"><text:span text:style-name="T113_1">password</text:span><text:span text:style-name="T113_2"><text:s/></text:span><text:span text:style-name="T113_3">history</text:span></text:p>
        </text:list-item>
        <text:list-item>
          <text:p text:style-name="P114"><text:span text:style-name="T114_1">storing</text:span><text:span text:style-name="T114_2"><text:s/>(</text:span><text:span text:style-name="T114_3">electronic</text:span><text:span text:style-name="T114_4">/</text:span><text:span text:style-name="T114_5">non</text:span><text:span text:style-name="T114_6">-</text:span><text:span text:style-name="T114_7">electronic</text:span><text:span text:style-name="T114_8">)</text:span></text:p>
        </text:list-item>
        <text:list-item>
          <text:p text:style-name="P115"><text:span text:style-name="T115_1">dictionary</text:span><text:span text:style-name="T115_2"><text:s/></text:span><text:span text:style-name="T115_3">attack</text:span></text:p>
        </text:list-item>
        <text:list-item>
          <text:p text:style-name="P116"><text:span text:style-name="T116_1">brute</text:span><text:span text:style-name="T116_2"><text:s/></text:span><text:span text:style-name="T116_3">force</text:span><text:span text:style-name="T116_4"><text:s/></text:span><text:span text:style-name="T116_5">attack</text:span></text:p>
        </text:list-item>
        <text:list-item>
          <text:p text:style-name="P117"><text:span text:style-name="T117_1">social</text:span><text:span text:style-name="T117_2"><text:s/></text:span><text:span text:style-name="T117_3">engineering</text:span><text:span text:style-name="T117_4"><text:s/></text:span><text:span text:style-name="T117_5">attack</text:span></text:p>
        </text:list-item>
        <text:list-item>
          <text:p text:style-name="P118"><text:span text:style-name="T118_1">keyboard</text:span><text:span text:style-name="T118_2"><text:s/></text:span><text:span text:style-name="T118_3">attack</text:span></text:p>
        </text:list-item>
        <text:list-item>
          <text:p text:style-name="P119"><text:span text:style-name="T119_1">man</text:span><text:span text:style-name="T119_2"><text:s/></text:span><text:span text:style-name="T119_3">in</text:span><text:span text:style-name="T119_4"><text:s/></text:span><text:span text:style-name="T119_5">the</text:span><text:span text:style-name="T119_6"><text:s/></text:span><text:span text:style-name="T119_7">middle</text:span><text:span text:style-name="T119_8">’<text:s/></text:span><text:span text:style-name="T119_9">attack</text:span></text:p>
        </text:list-item>
      </text:list>
      <text:p text:style-name="P120"/>
      <text:p text:style-name="P121"><text:span text:style-name="T121_1">Passwords</text:span></text:p>
      <text:p text:style-name="P122"><text:span text:style-name="T122_1">The</text:span><text:span text:style-name="T122_2"><text:s/></text:span><text:span text:style-name="T122_3">strongest</text:span><text:span text:style-name="T122_4"><text:s/></text:span><text:span text:style-name="T122_5">passwords</text:span><text:span text:style-name="T122_6"><text:s/></text:span><text:span text:style-name="T122_7">include</text:span><text:span text:style-name="T122_8"><text:s/></text:span><text:span text:style-name="T122_9">a</text:span><text:span text:style-name="T122_10"><text:s/></text:span><text:span text:style-name="T122_11">combination</text:span><text:span text:style-name="T122_12"><text:s/></text:span><text:span text:style-name="T122_13">of</text:span><text:span text:style-name="T122_14"><text:s/></text:span><text:span text:style-name="T122_15">numbers</text:span><text:span text:style-name="T122_16">,<text:s/></text:span><text:span text:style-name="T122_17">letters</text:span><text:span text:style-name="T122_18"><text:s/>(</text:span><text:span text:style-name="T122_19">upper</text:span><text:span text:style-name="T122_20"><text:s/></text:span><text:span text:style-name="T122_21">and</text:span><text:span text:style-name="T122_22"><text:s/></text:span><text:span text:style-name="T122_23">lowercase</text:span><text:span text:style-name="T122_24">)<text:s/></text:span><text:span text:style-name="T122_25">and</text:span><text:span text:style-name="T122_26"><text:s/></text:span><text:span text:style-name="T122_27">symbols</text:span><text:span text:style-name="T122_28">.<text:s/></text:span><text:span text:style-name="T122_29">The</text:span><text:span text:style-name="T122_30"><text:s/></text:span><text:span text:style-name="T122_31">longer</text:span><text:span text:style-name="T122_32"><text:s/></text:span><text:span text:style-name="T122_33">the</text:span><text:span text:style-name="T122_34"><text:s/></text:span><text:span text:style-name="T122_35">password</text:span><text:span text:style-name="T122_36"><text:s/></text:span><text:span text:style-name="T122_37">is</text:span><text:span text:style-name="T122_38"><text:s/></text:span><text:span text:style-name="T122_39">the</text:span><text:span text:style-name="T122_40"><text:s/></text:span><text:span text:style-name="T122_41">stronger</text:span><text:span text:style-name="T122_42"><text:s/></text:span><text:span text:style-name="T122_43">it</text:span><text:span text:style-name="T122_44"><text:s/></text:span><text:span text:style-name="T122_45">is</text:span><text:span text:style-name="T122_46"><text:s/></text:span><text:span text:style-name="T122_47">so</text:span><text:span text:style-name="T122_48"><text:s/></text:span><text:span text:style-name="T122_49">long</text:span><text:span text:style-name="T122_50"><text:s/></text:span><text:span text:style-name="T122_51">as</text:span><text:span text:style-name="T122_52"><text:s/></text:span><text:span text:style-name="T122_53">a</text:span><text:span text:style-name="T122_54"><text:s/></text:span><text:span text:style-name="T122_55">variety</text:span><text:span text:style-name="T122_56"><text:s/></text:span><text:span text:style-name="T122_57">of</text:span><text:span text:style-name="T122_58"><text:s/></text:span><text:span text:style-name="T122_59">characters</text:span><text:span text:style-name="T122_60"><text:s/></text:span><text:span text:style-name="T122_61">are</text:span><text:span text:style-name="T122_62"><text:s/></text:span><text:span text:style-name="T122_63">used</text:span><text:span text:style-name="T122_64">.<text:s/></text:span><text:span text:style-name="T122_65">Words</text:span><text:span text:style-name="T122_66"><text:s/></text:span><text:span text:style-name="T122_67">found</text:span><text:span text:style-name="T122_68"><text:s/></text:span><text:span text:style-name="T122_69">in</text:span><text:span text:style-name="T122_70"><text:s/></text:span><text:span text:style-name="T122_71">the</text:span><text:span text:style-name="T122_72"><text:s/></text:span><text:span text:style-name="T122_73">dictionary</text:span><text:span text:style-name="T122_74"><text:s/></text:span><text:span text:style-name="T122_75">are</text:span><text:span text:style-name="T122_76"><text:s/></text:span><text:span text:style-name="T122_77">the</text:span><text:span text:style-name="T122_78"><text:s/></text:span><text:span text:style-name="T122_79">weakest</text:span><text:span text:style-name="T122_80"><text:s/></text:span><text:span text:style-name="T122_81">passwords</text:span><text:span text:style-name="T122_82"><text:s/></text:span><text:span text:style-name="T122_83">as</text:span><text:span text:style-name="T122_84"><text:s/></text:span><text:span text:style-name="T122_85">an</text:span><text:span text:style-name="T122_86"><text:s/></text:span><text:span text:style-name="T122_87">attacker</text:span><text:span text:style-name="T122_88"><text:s/></text:span><text:span text:style-name="T122_89">can</text:span><text:span text:style-name="T122_90"><text:s/></text:span><text:span text:style-name="T122_91">perform</text:span><text:span text:style-name="T122_92"><text:s/></text:span><text:span text:style-name="T122_93">an</text:span><text:span text:style-name="T122_94"><text:s/></text:span><text:span text:style-name="T122_95">attack</text:span><text:span text:style-name="T122_96"><text:s/></text:span><text:span text:style-name="T122_97">whereby</text:span><text:span text:style-name="T122_98"><text:s/></text:span><text:span text:style-name="T122_99">words</text:span><text:span text:style-name="T122_100"><text:s/></text:span><text:span text:style-name="T122_101">in</text:span><text:span text:style-name="T122_102"><text:s/></text:span><text:span text:style-name="T122_103">the</text:span><text:span text:style-name="T122_104"><text:s/></text:span><text:span text:style-name="T122_105">dictionary</text:span><text:span text:style-name="T122_106"><text:s/></text:span><text:span text:style-name="T122_107">are</text:span><text:span text:style-name="T122_108"><text:s/></text:span><text:span text:style-name="T122_109">entered</text:span><text:span text:style-name="T122_110"><text:s/></text:span><text:span text:style-name="T122_111">until</text:span><text:span text:style-name="T122_112"><text:s/></text:span><text:span text:style-name="T122_113">the</text:span><text:span text:style-name="T122_114"><text:s/></text:span><text:span text:style-name="T122_115">correct</text:span><text:span text:style-name="T122_116"><text:s/></text:span><text:span text:style-name="T122_117">password</text:span><text:span text:style-name="T122_118"><text:s/></text:span><text:span text:style-name="T122_119">is</text:span><text:span text:style-name="T122_120"><text:s/></text:span><text:span text:style-name="T122_121">found</text:span><text:span text:style-name="T122_122">.<text:s/></text:span><text:span text:style-name="T122_123">Many</text:span><text:span text:style-name="T122_124"><text:s/></text:span><text:span text:style-name="T122_125">programs</text:span><text:span text:style-name="T122_126"><text:s/></text:span><text:span text:style-name="T122_127">and</text:span><text:span text:style-name="T122_128"><text:s/></text:span><text:span text:style-name="T122_129">websites</text:span><text:span text:style-name="T122_130"><text:s/></text:span><text:span text:style-name="T122_131">now</text:span><text:span text:style-name="T122_132"><text:s/></text:span><text:span text:style-name="T122_133">include</text:span><text:span text:style-name="T122_134"><text:s/></text:span><text:span text:style-name="T122_135">an</text:span><text:span text:style-name="T122_136"><text:s/></text:span><text:span text:style-name="T122_137">indicator</text:span><text:span text:style-name="T122_138"><text:s/></text:span><text:span text:style-name="T122_139">telling</text:span><text:span text:style-name="T122_140"><text:s/></text:span><text:span text:style-name="T122_141">the</text:span><text:span text:style-name="T122_142"><text:s/></text:span><text:span text:style-name="T122_143">user</text:span><text:span text:style-name="T122_144"><text:s/></text:span><text:span text:style-name="T122_145">how</text:span><text:span text:style-name="T122_146"><text:s/></text:span><text:span text:style-name="T122_147">strong</text:span><text:span text:style-name="T122_148"><text:s/></text:span><text:span text:style-name="T122_149">their</text:span><text:span text:style-name="T122_150"><text:s/></text:span><text:span text:style-name="T122_151">password</text:span><text:span text:style-name="T122_152"><text:s/></text:span><text:span text:style-name="T122_153">is</text:span><text:span text:style-name="T122_154">,<text:s/></text:span><text:span text:style-name="T122_155">the</text:span><text:span text:style-name="T122_156"><text:s/></text:span><text:span text:style-name="T122_157">stronger</text:span><text:span text:style-name="T122_158"><text:s/></text:span><text:span text:style-name="T122_159">the</text:span><text:span text:style-name="T122_160"><text:s/></text:span><text:span text:style-name="T122_161">password</text:span><text:span text:style-name="T122_162"><text:s/></text:span><text:span text:style-name="T122_163">the</text:span><text:span text:style-name="T122_164"><text:s/></text:span><text:span text:style-name="T122_165">less</text:span><text:span text:style-name="T122_166"><text:s/></text:span><text:span text:style-name="T122_167">vulenarable</text:span><text:span text:style-name="T122_168"><text:s/></text:span><text:span text:style-name="T122_169">to</text:span><text:span text:style-name="T122_170"><text:s/></text:span><text:span text:style-name="T122_171">attack</text:span><text:span text:style-name="T122_172"><text:s/></text:span><text:span text:style-name="T122_173">the</text:span><text:span text:style-name="T122_174"><text:s/></text:span><text:span text:style-name="T122_175">account</text:span><text:span text:style-name="T122_176"><text:s/></text:span><text:span text:style-name="T122_177">is</text:span><text:span text:style-name="T122_178">.</text:span></text:p>
      <text:p text:style-name="P123"/>
      <text:p text:style-name="P124"><text:span text:style-name="T124_1">Methods</text:span><text:span text:style-name="T124_2"><text:s/></text:span><text:span text:style-name="T124_3">used</text:span><text:span text:style-name="T124_4"><text:s/></text:span><text:span text:style-name="T124_5">to</text:span><text:span text:style-name="T124_6"><text:s/></text:span><text:span text:style-name="T124_7">crack</text:span><text:span text:style-name="T124_8"><text:s/></text:span><text:span text:style-name="T124_9">passwords</text:span></text:p>
      <text:p text:style-name="P125"><text:span text:style-name="T125_1">As</text:span><text:span text:style-name="T125_2"><text:s/></text:span><text:span text:style-name="T125_3">mentioned</text:span><text:span text:style-name="T125_4"><text:s/></text:span><text:span text:style-name="T125_5">before</text:span><text:span text:style-name="T125_6"><text:s/></text:span><text:span text:style-name="T125_7">a</text:span><text:span text:style-name="T125_8"><text:s/></text:span><text:span text:style-name="T125_9">dictionary</text:span><text:span text:style-name="T125_10"><text:s/></text:span><text:span text:style-name="T125_11">attack</text:span><text:span text:style-name="T125_12"><text:s/></text:span><text:span text:style-name="T125_13">can</text:span><text:span text:style-name="T125_14"><text:s/></text:span><text:span text:style-name="T125_15">be</text:span><text:span text:style-name="T125_16"><text:s/></text:span><text:span text:style-name="T125_17">used</text:span><text:span text:style-name="T125_18"><text:s/></text:span><text:span text:style-name="T125_19">which</text:span><text:span text:style-name="T125_20"><text:s/></text:span><text:span text:style-name="T125_21">attempts</text:span><text:span text:style-name="T125_22"><text:s/></text:span><text:span text:style-name="T125_23">to</text:span><text:span text:style-name="T125_24"><text:s/></text:span><text:span text:style-name="T125_25">crack</text:span><text:span text:style-name="T125_26"><text:s/></text:span><text:span text:style-name="T125_27">the</text:span><text:span text:style-name="T125_28"><text:s/></text:span><text:span text:style-name="T125_29">password</text:span><text:span text:style-name="T125_30"><text:s/></text:span><text:span text:style-name="T125_31">by</text:span><text:span text:style-name="T125_32"><text:s/></text:span><text:span text:style-name="T125_33">entering</text:span><text:span text:style-name="T125_34"><text:s/></text:span><text:span text:style-name="T125_35">words</text:span><text:span text:style-name="T125_36"><text:s/></text:span><text:span text:style-name="T125_37">in</text:span><text:span text:style-name="T125_38"><text:s/></text:span><text:span text:style-name="T125_39">the</text:span><text:span text:style-name="T125_40"><text:s/></text:span><text:span text:style-name="T125_41">dictionary</text:span><text:span text:style-name="T125_42"><text:s/></text:span><text:span text:style-name="T125_43">until</text:span><text:span text:style-name="T125_44"><text:s/></text:span><text:span text:style-name="T125_45">the</text:span><text:span text:style-name="T125_46"><text:s/></text:span><text:span text:style-name="T125_47">password</text:span><text:span text:style-name="T125_48"><text:s/></text:span><text:span text:style-name="T125_49">has</text:span><text:span text:style-name="T125_50"><text:s/></text:span><text:span text:style-name="T125_51">been</text:span><text:span text:style-name="T125_52"><text:s/></text:span><text:span text:style-name="T125_53">broken</text:span><text:span text:style-name="T125_54">.</text:span></text:p>
      <text:p text:style-name="P126"><text:span text:style-name="T126_1">Bruteforce</text:span><text:span text:style-name="T126_2"><text:s/></text:span><text:span text:style-name="T126_3">attacking</text:span><text:span text:style-name="T126_4"><text:s/></text:span><text:span text:style-name="T126_5">is</text:span><text:span text:style-name="T126_6"><text:s/></text:span><text:span text:style-name="T126_7">similar</text:span><text:span text:style-name="T126_8">,<text:s/></text:span><text:span text:style-name="T126_9">but</text:span><text:span text:style-name="T126_10"><text:s/></text:span><text:span text:style-name="T126_11">allows</text:span><text:span text:style-name="T126_12"><text:s/></text:span><text:span text:style-name="T126_13">the</text:span><text:span text:style-name="T126_14"><text:s/></text:span><text:span text:style-name="T126_15">attacker</text:span><text:span text:style-name="T126_16"><text:s/></text:span><text:span text:style-name="T126_17">to</text:span><text:span text:style-name="T126_18"><text:s/></text:span><text:span text:style-name="T126_19">use</text:span><text:span text:style-name="T126_20"><text:s/></text:span><text:span text:style-name="T126_21">characters</text:span><text:span text:style-name="T126_22"><text:s/></text:span><text:span text:style-name="T126_23">outside</text:span><text:span text:style-name="T126_24"><text:s/></text:span><text:span text:style-name="T126_25">of</text:span><text:span text:style-name="T126_26"><text:s/></text:span><text:span text:style-name="T126_27">the</text:span><text:span text:style-name="T126_28"><text:s/></text:span><text:span text:style-name="T126_29">dictionary</text:span><text:span text:style-name="T126_30"><text:s/></text:span><text:span text:style-name="T126_31">and</text:span><text:span text:style-name="T126_32"><text:s/></text:span><text:span text:style-name="T126_33">combinations</text:span><text:span text:style-name="T126_34"><text:s/></text:span><text:span text:style-name="T126_35">of</text:span><text:span text:style-name="T126_36"><text:s/></text:span><text:span text:style-name="T126_37">characters</text:span><text:span text:style-name="T126_38">,<text:s/></text:span><text:span text:style-name="T126_39">such</text:span><text:span text:style-name="T126_40"><text:s/></text:span><text:span text:style-name="T126_41">as</text:span><text:span text:style-name="T126_42"><text:s/></text:span><text:span text:style-name="T126_43">abcd</text:span><text:span text:style-name="T126_44">123<text:s/></text:span><text:span text:style-name="T126_45">to</text:span><text:span text:style-name="T126_46"><text:s/></text:span><text:span text:style-name="T126_47">wxyz</text:span><text:span text:style-name="T126_48">321.</text:span></text:p>
      <text:p text:style-name="P127"><text:span text:style-name="T127_1">There</text:span><text:span text:style-name="T127_2"><text:s/></text:span><text:span text:style-name="T127_3">are</text:span><text:span text:style-name="T127_4"><text:s/></text:span><text:span text:style-name="T127_5">also</text:span><text:span text:style-name="T127_6"><text:s/></text:span><text:span text:style-name="T127_7">other</text:span><text:span text:style-name="T127_8"><text:s/></text:span><text:span text:style-name="T127_9">ways</text:span><text:span text:style-name="T127_10"><text:s/></text:span><text:span text:style-name="T127_11">to</text:span><text:span text:style-name="T127_12"><text:s/></text:span><text:span text:style-name="T127_13">obtain</text:span><text:span text:style-name="T127_14"><text:s/></text:span><text:span text:style-name="T127_15">a</text:span><text:span text:style-name="T127_16"><text:s/></text:span><text:span text:style-name="T127_17">users</text:span><text:span text:style-name="T127_18"><text:s/></text:span><text:span text:style-name="T127_19">password</text:span><text:span text:style-name="T127_20"><text:s/></text:span><text:span text:style-name="T127_21">such</text:span><text:span text:style-name="T127_22"><text:s/></text:span><text:span text:style-name="T127_23">as</text:span><text:span text:style-name="T127_24"><text:s/></text:span><text:span text:style-name="T127_25">phishing</text:span><text:span text:style-name="T127_26"><text:s/></text:span><text:span text:style-name="T127_27">whereby</text:span><text:span text:style-name="T127_28"><text:s/></text:span><text:span text:style-name="T127_29">the</text:span><text:span text:style-name="T127_30"><text:s/></text:span><text:span text:style-name="T127_31">user</text:span><text:span text:style-name="T127_32"><text:s/></text:span><text:span text:style-name="T127_33">is</text:span><text:span text:style-name="T127_34"><text:s/></text:span><text:span text:style-name="T127_35">tricked</text:span><text:span text:style-name="T127_36"><text:s/></text:span><text:span text:style-name="T127_37">into</text:span><text:span text:style-name="T127_38"><text:s/></text:span><text:span text:style-name="T127_39">giving</text:span><text:span text:style-name="T127_40"><text:s/></text:span><text:span text:style-name="T127_41">their</text:span><text:span text:style-name="T127_42"><text:s/></text:span><text:span text:style-name="T127_43">information</text:span><text:span text:style-name="T127_44">.<text:s/></text:span><text:span text:style-name="T127_45">An</text:span><text:span text:style-name="T127_46"><text:s/></text:span><text:span text:style-name="T127_47">example</text:span><text:span text:style-name="T127_48"><text:s/></text:span><text:span text:style-name="T127_49">of</text:span><text:span text:style-name="T127_50"><text:s/></text:span><text:span text:style-name="T127_51">this</text:span><text:span text:style-name="T127_52"><text:s/></text:span><text:span text:style-name="T127_53">could</text:span><text:span text:style-name="T127_54"><text:s/></text:span><text:span text:style-name="T127_55">be</text:span><text:span text:style-name="T127_56"><text:s/></text:span><text:span text:style-name="T127_57">an</text:span><text:span text:style-name="T127_58"><text:s/></text:span><text:span text:style-name="T127_59">email</text:span><text:span text:style-name="T127_60"><text:s/></text:span><text:span text:style-name="T127_61">which</text:span><text:span text:style-name="T127_62"><text:s/></text:span><text:span text:style-name="T127_63">appears</text:span><text:span text:style-name="T127_64"><text:s/></text:span><text:span text:style-name="T127_65">to</text:span><text:span text:style-name="T127_66"><text:s/></text:span><text:span text:style-name="T127_67">be</text:span><text:span text:style-name="T127_68"><text:s/></text:span><text:span text:style-name="T127_69">from</text:span><text:span text:style-name="T127_70"><text:s/></text:span><text:span text:style-name="T127_71">their</text:span><text:span text:style-name="T127_72"><text:s/></text:span><text:span text:style-name="T127_73">bank</text:span><text:span text:style-name="T127_74"><text:s/></text:span><text:span text:style-name="T127_75">asking</text:span><text:span text:style-name="T127_76"><text:s/></text:span><text:span text:style-name="T127_77">to</text:span><text:span text:style-name="T127_78"><text:s/></text:span><text:span text:style-name="T127_79">confirm</text:span><text:span text:style-name="T127_80"><text:s/></text:span><text:span text:style-name="T127_81">their</text:span><text:span text:style-name="T127_82"><text:s/></text:span><text:span text:style-name="T127_83">details</text:span><text:span text:style-name="T127_84">,<text:s/></text:span><text:span text:style-name="T127_85">but</text:span><text:span text:style-name="T127_86"><text:s/></text:span><text:span text:style-name="T127_87">instead</text:span><text:span text:style-name="T127_88"><text:s/></text:span><text:span text:style-name="T127_89">is</text:span><text:span text:style-name="T127_90"><text:s/></text:span><text:span text:style-name="T127_91">the</text:span><text:span text:style-name="T127_92"><text:s/></text:span><text:span text:style-name="T127_93">attacker</text:span><text:span text:style-name="T127_94"><text:s/></text:span><text:span text:style-name="T127_95">pretending</text:span><text:span text:style-name="T127_96"><text:s/></text:span><text:span text:style-name="T127_97">to</text:span><text:span text:style-name="T127_98"><text:s/></text:span><text:span text:style-name="T127_99">be</text:span><text:span text:style-name="T127_100"><text:s/></text:span><text:span text:style-name="T127_101">an</text:span><text:span text:style-name="T127_102"><text:s/></text:span><text:span text:style-name="T127_103">official</text:span><text:span text:style-name="T127_104"><text:s/></text:span><text:span text:style-name="T127_105">trusted</text:span><text:span text:style-name="T127_106"><text:s/></text:span><text:span text:style-name="T127_107">source</text:span><text:span text:style-name="T127_108">.<text:s/></text:span></text:p>
      <text:p text:style-name="P128"/>
      <text:h text:style-name="P129" text:outline-level="10"><text:bookmark-start text:name="h.rmj6ezbus9fo"/><text:bookmark-end text:name="h.rmj6ezbus9fo"/><text:span text:style-name="T129_1">Task</text:span><text:span text:style-name="T129_2"><text:s/></text:span><text:span text:style-name="T129_3">C</text:span><text:span text:style-name="T129_4"><text:s/>–<text:s/></text:span><text:span text:style-name="T129_5">Identify</text:span><text:span text:style-name="T129_6"><text:s/></text:span><text:span text:style-name="T129_7">and</text:span><text:span text:style-name="T129_8"><text:s/></text:span><text:span text:style-name="T129_9">explain</text:span><text:span text:style-name="T129_10"><text:s/></text:span><text:span text:style-name="T129_11">the</text:span><text:span text:style-name="T129_12"><text:s/></text:span><text:span text:style-name="T129_13">application</text:span><text:span text:style-name="T129_14"><text:s/></text:span><text:span text:style-name="T129_15">of</text:span><text:span text:style-name="T129_16"><text:s/></text:span><text:span text:style-name="T129_17">Cryptography</text:span><text:span text:style-name="T129_18"><text:s/></text:span><text:span text:style-name="T129_19">to</text:span><text:span text:style-name="T129_20"><text:s/></text:span><text:span text:style-name="T129_21">ICT</text:span><text:span text:style-name="T129_22"><text:s/></text:span><text:span text:style-name="T129_23">Systems</text:span><text:span text:style-name="T129_24"><text:s/></text:span><text:span text:style-name="T129_25">and</text:span><text:span text:style-name="T129_26"><text:s/></text:span><text:span text:style-name="T129_27">Data</text:span></text:h>
      <text:p text:style-name="P130"/>
      <text:p text:style-name="P131"><text:span text:style-name="T131_1">Please</text:span><text:span text:style-name="T131_2"><text:s/></text:span><text:span text:style-name="T131_3">use</text:span><text:span text:style-name="T131_4"><text:s/></text:span><text:span text:style-name="T131_5">the</text:span><text:span text:style-name="T131_6"><text:s/></text:span><text:span text:style-name="T131_7">answer</text:span><text:span text:style-name="T131_8"><text:s/></text:span><text:span text:style-name="T131_9">sheet</text:span><text:span text:style-name="T131_10"><text:s/></text:span><text:span text:style-name="T131_11">provided</text:span><text:span text:style-name="T131_12"><text:s/></text:span><text:span text:style-name="T131_13">to</text:span><text:span text:style-name="T131_14"><text:s/></text:span><text:span text:style-name="T131_15">complete</text:span><text:span text:style-name="T131_16"><text:s/></text:span><text:span text:style-name="T131_17">Task</text:span><text:span text:style-name="T131_18"><text:s/></text:span><text:span text:style-name="T131_19">C</text:span></text:p>
      <text:p text:style-name="P132"/>
      <text:h text:style-name="P133" text:outline-level="10"><text:bookmark-start text:name="h.ly4oseizrgn2"/><text:bookmark-end text:name="h.ly4oseizrgn2"/><text:span text:style-name="T133_1">1<text:s/></text:span><text:span text:style-name="T133_2">Describe</text:span><text:span text:style-name="T133_3"><text:s/></text:span><text:span text:style-name="T133_4">the</text:span><text:span text:style-name="T133_5"><text:s/></text:span><text:span text:style-name="T133_6">following</text:span><text:span text:style-name="T133_7"><text:s/></text:span><text:span text:style-name="T133_8">cryptographic</text:span><text:span text:style-name="T133_9"><text:s/></text:span><text:span text:style-name="T133_10">algorithms</text:span><text:span text:style-name="T133_11">:</text:span></text:h>
      <text:list text:style-name="LS8" xml:id="list48">
        <text:list-item>
          <text:p text:style-name="P134"><text:span text:style-name="T134_1">hashing</text:span></text:p>
        </text:list-item>
        <text:list-item>
          <text:p text:style-name="P135"><text:span text:style-name="T135_1">symmetric</text:span></text:p>
        </text:list-item>
        <text:list-item>
          <text:p text:style-name="P136"><text:span text:style-name="T136_1">asymmetric</text:span></text:p>
        </text:list-item>
      </text:list>
      <text:p text:style-name="P137"/>
      <text:h text:style-name="P138" text:outline-level="10"><text:bookmark-start text:name="h.5gpd9tx0unw"/><text:bookmark-end text:name="h.5gpd9tx0unw"/><text:span text:style-name="T138_1">2<text:s/></text:span><text:span text:style-name="T138_2">Describe</text:span><text:span text:style-name="T138_3"><text:s/></text:span><text:span text:style-name="T138_4">how</text:span><text:span text:style-name="T138_5"><text:s/></text:span><text:span text:style-name="T138_6">cryptography</text:span><text:span text:style-name="T138_7"><text:s/></text:span><text:span text:style-name="T138_8">can</text:span><text:span text:style-name="T138_9"><text:s/></text:span><text:span text:style-name="T138_10">be</text:span><text:span text:style-name="T138_11"><text:s/></text:span><text:span text:style-name="T138_12">applied</text:span><text:span text:style-name="T138_13"><text:s/></text:span><text:span text:style-name="T138_14">to</text:span><text:span text:style-name="T138_15"><text:s/></text:span><text:span text:style-name="T138_16">ICT</text:span><text:span text:style-name="T138_17"><text:s/></text:span><text:span text:style-name="T138_18">systems</text:span><text:span text:style-name="T138_19"><text:s/></text:span><text:span text:style-name="T138_20">and</text:span><text:span text:style-name="T138_21"><text:s/></text:span><text:span text:style-name="T138_22">data</text:span><text:span text:style-name="T138_23"><text:s/></text:span><text:span text:style-name="T138_24">security</text:span><text:span text:style-name="T138_25"><text:s/></text:span><text:span text:style-name="T138_26">in</text:span><text:span text:style-name="T138_27"><text:s/></text:span><text:span text:style-name="T138_28">terms</text:span><text:span text:style-name="T138_29"><text:s/></text:span><text:span text:style-name="T138_30">of</text:span><text:span text:style-name="T138_31">:</text:span></text:h>
      <text:list text:style-name="LS9" xml:id="list51">
        <text:list-item>
          <text:p text:style-name="P139"><text:span text:style-name="T139_1">confidentiality</text:span></text:p>
        </text:list-item>
        <text:list-item>
          <text:p text:style-name="P140"><text:span text:style-name="T140_1">integrity</text:span></text:p>
        </text:list-item>
        <text:list-item>
          <text:p text:style-name="P141"><text:span text:style-name="T141_1">authentication</text:span></text:p>
        </text:list-item>
        <text:list-item>
          <text:p text:style-name="P142"><text:span text:style-name="T142_1">non</text:span><text:span text:style-name="T142_2">-</text:span><text:span text:style-name="T142_3">repudiation</text:span></text:p>
        </text:list-item>
        <text:list-item>
          <text:p text:style-name="P143"><text:span text:style-name="T143_1">access</text:span><text:span text:style-name="T143_2"><text:s/></text:span><text:span text:style-name="T143_3">control</text:span></text:p>
        </text:list-item>
      </text:list>
      <text:p text:style-name="P144"/>
      <text:h text:style-name="P145" text:outline-level="10"><text:bookmark-start text:name="h.lcr6vs2z6q98"/><text:bookmark-end text:name="h.lcr6vs2z6q98"/><text:span text:style-name="T145_1">3<text:s/></text:span><text:span text:style-name="T145_2">Explain</text:span><text:span text:style-name="T145_3"><text:s/></text:span><text:span text:style-name="T145_4">the</text:span><text:span text:style-name="T145_5"><text:s/></text:span><text:span text:style-name="T145_6">operation</text:span><text:span text:style-name="T145_7"><text:s/></text:span><text:span text:style-name="T145_8">of</text:span><text:span text:style-name="T145_9"><text:s/></text:span><text:span text:style-name="T145_10">Public</text:span><text:span text:style-name="T145_11"><text:s/></text:span><text:span text:style-name="T145_12">Key</text:span><text:span text:style-name="T145_13"><text:s/></text:span><text:span text:style-name="T145_14">Infrastructure</text:span><text:span text:style-name="T145_15"><text:s/>(</text:span><text:span text:style-name="T145_16">PKI</text:span><text:span text:style-name="T145_17">).</text:span></text:h>
      <text:p text:style-name="P146"><text:span text:style-name="T146_1">A</text:span><text:span text:style-name="T146_2"><text:s/></text:span><text:span text:style-name="T146_3">public</text:span><text:span text:style-name="T146_4"><text:s/></text:span><text:span text:style-name="T146_5">key</text:span><text:span text:style-name="T146_6"><text:s/></text:span><text:span text:style-name="T146_7">infrastructure</text:span><text:span text:style-name="T146_8"><text:s/>(</text:span><text:span text:style-name="T146_9">PKI</text:span><text:span text:style-name="T146_10">)<text:s/></text:span><text:span text:style-name="T146_11">is</text:span><text:span text:style-name="T146_12"><text:s/></text:span><text:span text:style-name="T146_13">a</text:span><text:span text:style-name="T146_14"><text:s/></text:span><text:span text:style-name="T146_15">set</text:span><text:span text:style-name="T146_16"><text:s/></text:span><text:span text:style-name="T146_17">of</text:span><text:span text:style-name="T146_18"><text:s/></text:span><text:span text:style-name="T146_19">hardware</text:span><text:span text:style-name="T146_20">,<text:s/></text:span><text:span text:style-name="T146_21">software</text:span><text:span text:style-name="T146_22">,<text:s/></text:span><text:span text:style-name="T146_23">people</text:span><text:span text:style-name="T146_24">,<text:s/></text:span><text:span text:style-name="T146_25">policies</text:span><text:span text:style-name="T146_26">,<text:s/></text:span><text:span text:style-name="T146_27">and</text:span><text:span text:style-name="T146_28"><text:s/></text:span><text:span text:style-name="T146_29">procedures</text:span><text:span text:style-name="T146_30"><text:s/></text:span><text:span text:style-name="T146_31">needed</text:span><text:span text:style-name="T146_32"><text:s/></text:span><text:span text:style-name="T146_33">to</text:span><text:span text:style-name="T146_34"><text:s/></text:span><text:span text:style-name="T146_35">create</text:span><text:span text:style-name="T146_36">,<text:s/></text:span><text:span text:style-name="T146_37">manage</text:span><text:span text:style-name="T146_38">,<text:s/></text:span><text:span text:style-name="T146_39">distribute</text:span><text:span text:style-name="T146_40">,<text:s/></text:span><text:span text:style-name="T146_41">use</text:span><text:span text:style-name="T146_42">,<text:s/></text:span><text:span text:style-name="T146_43">store</text:span><text:span text:style-name="T146_44">,<text:s/></text:span><text:span text:style-name="T146_45">and</text:span><text:span text:style-name="T146_46"><text:s/></text:span><text:span text:style-name="T146_47">revoke</text:span><text:span text:style-name="T146_48"><text:s/></text:span><text:span text:style-name="T146_49">digital</text:span><text:span text:style-name="T146_50"><text:s/></text:span><text:span text:style-name="T146_51">certificates</text:span><text:span text:style-name="T146_52">[1]<text:s/></text:span><text:span text:style-name="T146_53">and</text:span><text:span text:style-name="T146_54"><text:s/></text:span><text:span text:style-name="T146_55">manage</text:span><text:span text:style-name="T146_56"><text:s/></text:span><text:span text:style-name="T146_57">public</text:span><text:span text:style-name="T146_58">-</text:span><text:span text:style-name="T146_59">key</text:span><text:span text:style-name="T146_60"><text:s/></text:span><text:span text:style-name="T146_61">encryption</text:span><text:span text:style-name="T146_62">.<text:s/></text:span><text:span text:style-name="T146_63">The</text:span><text:span text:style-name="T146_64"><text:s/></text:span><text:span text:style-name="T146_65">purpose</text:span><text:span text:style-name="T146_66"><text:s/></text:span><text:span text:style-name="T146_67">of</text:span><text:span text:style-name="T146_68"><text:s/></text:span><text:span text:style-name="T146_69">a</text:span><text:span text:style-name="T146_70"><text:s/></text:span><text:span text:style-name="T146_71">PKI</text:span><text:span text:style-name="T146_72"><text:s/></text:span><text:span text:style-name="T146_73">is</text:span><text:span text:style-name="T146_74"><text:s/></text:span><text:span text:style-name="T146_75">to</text:span><text:span text:style-name="T146_76"><text:s/></text:span><text:span text:style-name="T146_77">facilitate</text:span><text:span text:style-name="T146_78"><text:s/></text:span><text:span text:style-name="T146_79">the</text:span><text:span text:style-name="T146_80"><text:s/></text:span><text:span text:style-name="T146_81">secure</text:span><text:span text:style-name="T146_82"><text:s/></text:span><text:span text:style-name="T146_83">electronic</text:span><text:span text:style-name="T146_84"><text:s/></text:span><text:span text:style-name="T146_85">transfer</text:span><text:span text:style-name="T146_86"><text:s/></text:span><text:span text:style-name="T146_87">of</text:span><text:span text:style-name="T146_88"><text:s/></text:span><text:span text:style-name="T146_89">information</text:span><text:span text:style-name="T146_90"><text:s/></text:span><text:span text:style-name="T146_91">for</text:span><text:span text:style-name="T146_92"><text:s/></text:span><text:span text:style-name="T146_93">a</text:span><text:span text:style-name="T146_94"><text:s/></text:span><text:span text:style-name="T146_95">range</text:span><text:span text:style-name="T146_96"><text:s/></text:span><text:span text:style-name="T146_97">of</text:span><text:span text:style-name="T146_98"><text:s/></text:span><text:span text:style-name="T146_99">network</text:span><text:span text:style-name="T146_100"><text:s/></text:span><text:span text:style-name="T146_101">activities</text:span><text:span text:style-name="T146_102"><text:s/></text:span><text:span text:style-name="T146_103">such</text:span><text:span text:style-name="T146_104"><text:s/></text:span><text:span text:style-name="T146_105">as</text:span><text:span text:style-name="T146_106"><text:s/></text:span><text:span text:style-name="T146_107">e</text:span><text:span text:style-name="T146_108">-</text:span><text:span text:style-name="T146_109">commerce</text:span><text:span text:style-name="T146_110">,<text:s/></text:span><text:span text:style-name="T146_111">internet</text:span><text:span text:style-name="T146_112"><text:s/></text:span><text:span text:style-name="T146_113">banking</text:span><text:span text:style-name="T146_114"><text:s/></text:span><text:span text:style-name="T146_115">and</text:span><text:span text:style-name="T146_116"><text:s/></text:span><text:span text:style-name="T146_117">confidential</text:span><text:span text:style-name="T146_118"><text:s/></text:span><text:span text:style-name="T146_119">email</text:span><text:span text:style-name="T146_120">.<text:s/></text:span><text:span text:style-name="T146_121">It</text:span><text:span text:style-name="T146_122"><text:s/></text:span><text:span text:style-name="T146_123">is</text:span><text:span text:style-name="T146_124"><text:s/></text:span><text:span text:style-name="T146_125">required</text:span><text:span text:style-name="T146_126"><text:s/></text:span><text:span text:style-name="T146_127">for</text:span><text:span text:style-name="T146_128"><text:s/></text:span><text:span text:style-name="T146_129">activities</text:span><text:span text:style-name="T146_130"><text:s/></text:span><text:span text:style-name="T146_131">where</text:span><text:span text:style-name="T146_132"><text:s/></text:span><text:span text:style-name="T146_133">simple</text:span><text:span text:style-name="T146_134"><text:s/></text:span><text:span text:style-name="T146_135">passwords</text:span><text:span text:style-name="T146_136"><text:s/></text:span><text:span text:style-name="T146_137">are</text:span><text:span text:style-name="T146_138"><text:s/></text:span><text:span text:style-name="T146_139">an</text:span><text:span text:style-name="T146_140"><text:s/></text:span><text:span text:style-name="T146_141">inadequate</text:span><text:span text:style-name="T146_142"><text:s/></text:span><text:span text:style-name="T146_143">authentication</text:span><text:span text:style-name="T146_144"><text:s/></text:span><text:span text:style-name="T146_145">method</text:span><text:span text:style-name="T146_146"><text:s/></text:span><text:span text:style-name="T146_147">and</text:span><text:span text:style-name="T146_148"><text:s/></text:span><text:span text:style-name="T146_149">more</text:span><text:span text:style-name="T146_150"><text:s/></text:span><text:span text:style-name="T146_151">rigorous</text:span><text:span text:style-name="T146_152"><text:s/></text:span><text:span text:style-name="T146_153">proof</text:span><text:span text:style-name="T146_154"><text:s/></text:span><text:span text:style-name="T146_155">is</text:span><text:span text:style-name="T146_156"><text:s/></text:span><text:span text:style-name="T146_157">required</text:span><text:span text:style-name="T146_158"><text:s/></text:span><text:span text:style-name="T146_159">to</text:span><text:span text:style-name="T146_160"><text:s/></text:span><text:span text:style-name="T146_161">confirm</text:span><text:span text:style-name="T146_162"><text:s/></text:span><text:span text:style-name="T146_163">the</text:span><text:span text:style-name="T146_164"><text:s/></text:span><text:span text:style-name="T146_165">identity</text:span><text:span text:style-name="T146_166"><text:s/></text:span><text:span text:style-name="T146_167">of</text:span><text:span text:style-name="T146_168"><text:s/></text:span><text:span text:style-name="T146_169">the</text:span><text:span text:style-name="T146_170"><text:s/></text:span><text:span text:style-name="T146_171">parties</text:span><text:span text:style-name="T146_172"><text:s/></text:span><text:span text:style-name="T146_173">involved</text:span><text:span text:style-name="T146_174"><text:s/></text:span><text:span text:style-name="T146_175">in</text:span><text:span text:style-name="T146_176"><text:s/></text:span><text:span text:style-name="T146_177">the</text:span><text:span text:style-name="T146_178"><text:s/></text:span><text:span text:style-name="T146_179">communication</text:span><text:span text:style-name="T146_180"><text:s/></text:span><text:span text:style-name="T146_181">and</text:span><text:span text:style-name="T146_182"><text:s/></text:span><text:span text:style-name="T146_183">to</text:span><text:span text:style-name="T146_184"><text:s/></text:span><text:span text:style-name="T146_185">validate</text:span><text:span text:style-name="T146_186"><text:s/></text:span><text:span text:style-name="T146_187">the</text:span><text:span text:style-name="T146_188"><text:s/></text:span><text:span text:style-name="T146_189">information</text:span><text:span text:style-name="T146_190"><text:s/></text:span><text:span text:style-name="T146_191">being</text:span><text:span text:style-name="T146_192"><text:s/></text:span><text:span text:style-name="T146_193">transferred</text:span><text:span text:style-name="T146_194">.</text:span></text:p>
      <text:p text:style-name="P147"/>
      <text:h text:style-name="P148" text:outline-level="10"><text:bookmark-start text:name="h.ij4970fmszke"/><text:bookmark-end text:name="h.ij4970fmszke"/><text:span text:style-name="T148_1">4<text:s/></text:span><text:span text:style-name="T148_2">Explain</text:span><text:span text:style-name="T148_3"><text:s/></text:span><text:span text:style-name="T148_4">the</text:span><text:span text:style-name="T148_5"><text:s/></text:span><text:span text:style-name="T148_6">concepts</text:span><text:span text:style-name="T148_7"><text:s/></text:span><text:span text:style-name="T148_8">of</text:span><text:span text:style-name="T148_9"><text:s/></text:span><text:span text:style-name="T148_10">Key</text:span><text:span text:style-name="T148_11"><text:s/></text:span><text:span text:style-name="T148_12">Management</text:span><text:span text:style-name="T148_13"><text:s/></text:span><text:span text:style-name="T148_14">and</text:span><text:span text:style-name="T148_15"><text:s/></text:span><text:span text:style-name="T148_16">Certificate</text:span><text:span text:style-name="T148_17"><text:s/></text:span><text:span text:style-name="T148_18">lifecycles</text:span><text:span text:style-name="T148_19">.</text:span></text:h>
      <text:p text:style-name="P149"><text:span text:style-name="T149_1">Key</text:span><text:span text:style-name="T149_2"><text:s/></text:span><text:span text:style-name="T149_3">pairs</text:span><text:span text:style-name="T149_4"><text:s/></text:span><text:span text:style-name="T149_5">and</text:span><text:span text:style-name="T149_6"><text:s/></text:span><text:span text:style-name="T149_7">their</text:span><text:span text:style-name="T149_8"><text:s/></text:span><text:span text:style-name="T149_9">associated</text:span><text:span text:style-name="T149_10"><text:s/></text:span><text:span text:style-name="T149_11">certificates</text:span><text:span text:style-name="T149_12"><text:s/></text:span><text:span text:style-name="T149_13">have</text:span><text:span text:style-name="T149_14"><text:s/></text:span><text:span text:style-name="T149_15">a</text:span><text:span text:style-name="T149_16"><text:s/></text:span><text:span text:style-name="T149_17">defined</text:span><text:span text:style-name="T149_18"><text:s/></text:span><text:span text:style-name="T149_19">life</text:span><text:span text:style-name="T149_20"><text:s/></text:span><text:span text:style-name="T149_21">cycle</text:span><text:span text:style-name="T149_22">.<text:s/></text:span><text:span text:style-name="T149_23">They</text:span><text:span text:style-name="T149_24"><text:s/></text:span><text:span text:style-name="T149_25">are</text:span><text:span text:style-name="T149_26"><text:s/></text:span><text:span text:style-name="T149_27">initially</text:span><text:span text:style-name="T149_28"><text:s/></text:span><text:span text:style-name="T149_29">requested</text:span><text:span text:style-name="T149_30"><text:s/></text:span><text:span text:style-name="T149_31">by</text:span><text:span text:style-name="T149_32"><text:s/></text:span><text:span text:style-name="T149_33">the</text:span><text:span text:style-name="T149_34"><text:s/></text:span><text:span text:style-name="T149_35">individuals</text:span><text:span text:style-name="T149_36"><text:s/></text:span><text:span text:style-name="T149_37">or</text:span><text:span text:style-name="T149_38"><text:s/></text:span><text:span text:style-name="T149_39">entities</text:span><text:span text:style-name="T149_40"><text:s/></text:span><text:span text:style-name="T149_41">requiring</text:span><text:span text:style-name="T149_42"><text:s/></text:span><text:span text:style-name="T149_43">them</text:span><text:span text:style-name="T149_44">.<text:s/></text:span><text:span text:style-name="T149_45">Typically</text:span><text:span text:style-name="T149_46">,<text:s/></text:span><text:span text:style-name="T149_47">this</text:span><text:span text:style-name="T149_48"><text:s/></text:span><text:span text:style-name="T149_49">request</text:span><text:span text:style-name="T149_50"><text:s/></text:span><text:span text:style-name="T149_51">is</text:span><text:span text:style-name="T149_52"><text:s/></text:span><text:span text:style-name="T149_53">made</text:span><text:span text:style-name="T149_54"><text:s/></text:span><text:span text:style-name="T149_55">to</text:span><text:span text:style-name="T149_56"><text:s/></text:span><text:span text:style-name="T149_57">a</text:span><text:span text:style-name="T149_58"><text:s/></text:span><text:span text:style-name="T149_59">Certificate</text:span><text:span text:style-name="T149_60"><text:s/></text:span><text:span text:style-name="T149_61">Authority</text:span><text:span text:style-name="T149_62"><text:s/>(</text:span><text:span text:style-name="T149_63">CA</text:span><text:span text:style-name="T149_64">),<text:s/></text:span><text:span text:style-name="T149_65">which</text:span><text:span text:style-name="T149_66"><text:s/></text:span><text:span text:style-name="T149_67">is</text:span><text:span text:style-name="T149_68"><text:s/></text:span><text:span text:style-name="T149_69">responsible</text:span><text:span text:style-name="T149_70"><text:s/></text:span><text:span text:style-name="T149_71">for</text:span><text:span text:style-name="T149_72"><text:s/></text:span><text:span text:style-name="T149_73">verifying</text:span><text:span text:style-name="T149_74"><text:s/></text:span><text:span text:style-name="T149_75">the</text:span><text:span text:style-name="T149_76"><text:s/></text:span><text:span text:style-name="T149_77">requester</text:span><text:span text:style-name="T149_78">’</text:span><text:span text:style-name="T149_79">s</text:span><text:span text:style-name="T149_80"><text:s/></text:span><text:span text:style-name="T149_81">identity</text:span><text:span text:style-name="T149_82"><text:s/></text:span><text:span text:style-name="T149_83">and</text:span><text:span text:style-name="T149_84"><text:s/></text:span><text:span text:style-name="T149_85">generating</text:span><text:span text:style-name="T149_86"><text:s/></text:span><text:span text:style-name="T149_87">a</text:span><text:span text:style-name="T149_88"><text:s/></text:span><text:span text:style-name="T149_89">key</text:span><text:span text:style-name="T149_90"><text:s/></text:span><text:span text:style-name="T149_91">pair</text:span><text:span text:style-name="T149_92"><text:s/></text:span><text:span text:style-name="T149_93">and</text:span><text:span text:style-name="T149_94"><text:s/></text:span><text:span text:style-name="T149_95">certificate</text:span><text:span text:style-name="T149_96"><text:s/></text:span><text:span text:style-name="T149_97">for</text:span><text:span text:style-name="T149_98"><text:s/></text:span><text:span text:style-name="T149_99">them</text:span><text:span text:style-name="T149_100">.<text:s/></text:span><text:span text:style-name="T149_101">The</text:span><text:span text:style-name="T149_102"><text:s/></text:span><text:span text:style-name="T149_103">CA</text:span><text:span text:style-name="T149_104"><text:s/></text:span><text:span text:style-name="T149_105">then</text:span><text:span text:style-name="T149_106"><text:s/></text:span><text:span text:style-name="T149_107">sends</text:span><text:span text:style-name="T149_108"><text:s/></text:span><text:span text:style-name="T149_109">those</text:span><text:span text:style-name="T149_110"><text:s/></text:span><text:span text:style-name="T149_111">items</text:span><text:span text:style-name="T149_112"><text:s/></text:span><text:span text:style-name="T149_113">to</text:span><text:span text:style-name="T149_114"><text:s/></text:span><text:span text:style-name="T149_115">the</text:span><text:span text:style-name="T149_116"><text:s/></text:span><text:span text:style-name="T149_117">requester</text:span><text:span text:style-name="T149_118">.</text:span></text:p>
      <text:p text:style-name="P150"/>
      <text:p text:style-name="P151"><text:span text:style-name="T151_1">The</text:span><text:span text:style-name="T151_2"><text:s/></text:span><text:span text:style-name="T151_3">certificate</text:span><text:span text:style-name="T151_4"><text:s/></text:span><text:span text:style-name="T151_5">is</text:span><text:span text:style-name="T151_6"><text:s/></text:span><text:span text:style-name="T151_7">then</text:span><text:span text:style-name="T151_8"><text:s/></text:span><text:span text:style-name="T151_9">valid</text:span><text:span text:style-name="T151_10"><text:s/></text:span><text:span text:style-name="T151_11">for</text:span><text:span text:style-name="T151_12"><text:s/></text:span><text:span text:style-name="T151_13">use</text:span><text:span text:style-name="T151_14"><text:s/></text:span><text:span text:style-name="T151_15">by</text:span><text:span text:style-name="T151_16"><text:s/></text:span><text:span text:style-name="T151_17">the</text:span><text:span text:style-name="T151_18"><text:s/></text:span><text:span text:style-name="T151_19">requester</text:span><text:span text:style-name="T151_20"><text:s/></text:span><text:span text:style-name="T151_21">until</text:span><text:span text:style-name="T151_22"><text:s/></text:span><text:span text:style-name="T151_23">its</text:span><text:span text:style-name="T151_24"><text:s/></text:span><text:span text:style-name="T151_25">expiration</text:span><text:span text:style-name="T151_26"><text:s/></text:span><text:span text:style-name="T151_27">date</text:span><text:span text:style-name="T151_28">,<text:s/></text:span><text:span text:style-name="T151_29">at</text:span><text:span text:style-name="T151_30"><text:s/></text:span><text:span text:style-name="T151_31">which</text:span><text:span text:style-name="T151_32"><text:s/></text:span><text:span text:style-name="T151_33">point</text:span><text:span text:style-name="T151_34"><text:s/></text:span><text:span text:style-name="T151_35">the</text:span><text:span text:style-name="T151_36"><text:s/></text:span><text:span text:style-name="T151_37">certificate</text:span><text:span text:style-name="T151_38"><text:s/></text:span><text:span text:style-name="T151_39">is</text:span><text:span text:style-name="T151_40"><text:s/></text:span><text:span text:style-name="T151_41">automatically</text:span><text:span text:style-name="T151_42"><text:s/></text:span><text:span text:style-name="T151_43">revoked</text:span><text:span text:style-name="T151_44">.<text:s/></text:span><text:span text:style-name="T151_45">Private</text:span><text:span text:style-name="T151_46"><text:s/></text:span><text:span text:style-name="T151_47">keys</text:span><text:span text:style-name="T151_48"><text:s/></text:span><text:span text:style-name="T151_49">are</text:span><text:span text:style-name="T151_50"><text:s/></text:span><text:span text:style-name="T151_51">typically</text:span><text:span text:style-name="T151_52"><text:s/></text:span><text:span text:style-name="T151_53">stored</text:span><text:span text:style-name="T151_54"><text:s/></text:span><text:span text:style-name="T151_55">in</text:span><text:span text:style-name="T151_56"><text:s/></text:span><text:span text:style-name="T151_57">a</text:span><text:span text:style-name="T151_58"><text:s/></text:span><text:span text:style-name="T151_59">secure</text:span><text:span text:style-name="T151_60"><text:s/></text:span><text:span text:style-name="T151_61">location</text:span><text:span text:style-name="T151_62">,<text:s/></text:span><text:span text:style-name="T151_63">possibly</text:span><text:span text:style-name="T151_64"><text:s/></text:span><text:span text:style-name="T151_65">including</text:span><text:span text:style-name="T151_66"><text:s/></text:span><text:span text:style-name="T151_67">hardware</text:span><text:span text:style-name="T151_68"><text:s/></text:span><text:span text:style-name="T151_69">designed</text:span><text:span text:style-name="T151_70"><text:s/></text:span><text:span text:style-name="T151_71">expressly</text:span><text:span text:style-name="T151_72"><text:s/></text:span><text:span text:style-name="T151_73">for</text:span><text:span text:style-name="T151_74"><text:s/></text:span><text:span text:style-name="T151_75">this</text:span><text:span text:style-name="T151_76"><text:s/></text:span><text:span text:style-name="T151_77">purpose</text:span><text:span text:style-name="T151_78">.<text:s/></text:span><text:span text:style-name="T151_79">If</text:span><text:span text:style-name="T151_80"><text:s/></text:span><text:span text:style-name="T151_81">a</text:span><text:span text:style-name="T151_82"><text:s/></text:span><text:span text:style-name="T151_83">key</text:span><text:span text:style-name="T151_84"><text:s/></text:span><text:span text:style-name="T151_85">is</text:span><text:span text:style-name="T151_86"><text:s/></text:span><text:span text:style-name="T151_87">lost</text:span><text:span text:style-name="T151_88">,<text:s/></text:span><text:span text:style-name="T151_89">your</text:span><text:span text:style-name="T151_90"><text:s/></text:span><text:span text:style-name="T151_91">PKI</text:span><text:span text:style-name="T151_92"><text:s/></text:span><text:span text:style-name="T151_93">may</text:span><text:span text:style-name="T151_94"><text:s/></text:span><text:span text:style-name="T151_95">allow</text:span><text:span text:style-name="T151_96"><text:s/></text:span><text:span text:style-name="T151_97">for</text:span><text:span text:style-name="T151_98"><text:s/></text:span><text:span text:style-name="T151_99">its</text:span><text:span text:style-name="T151_100"><text:s/></text:span><text:span text:style-name="T151_101">retrieval</text:span><text:span text:style-name="T151_102"><text:s/></text:span><text:span text:style-name="T151_103">via</text:span><text:span text:style-name="T151_104"><text:s/></text:span><text:span text:style-name="T151_105">a</text:span><text:span text:style-name="T151_106"><text:s/></text:span><text:span text:style-name="T151_107">process</text:span><text:span text:style-name="T151_108"><text:s/></text:span><text:span text:style-name="T151_109">known</text:span><text:span text:style-name="T151_110"><text:s/></text:span><text:span text:style-name="T151_111">as</text:span><text:span text:style-name="T151_112"><text:s/></text:span><text:span text:style-name="T151_113">key</text:span><text:span text:style-name="T151_114"><text:s/></text:span><text:span text:style-name="T151_115">recovery</text:span><text:span text:style-name="T151_116">.</text:span></text:p>
      <text:p text:style-name="P152"/>
      <text:p text:style-name="P153"><text:span text:style-name="T153_1">It</text:span><text:span text:style-name="T153_2"><text:s/></text:span><text:span text:style-name="T153_3">is</text:span><text:span text:style-name="T153_4"><text:s/></text:span><text:span text:style-name="T153_5">possible</text:span><text:span text:style-name="T153_6"><text:s/></text:span><text:span text:style-name="T153_7">to</text:span><text:span text:style-name="T153_8"><text:s/></text:span><text:span text:style-name="T153_9">revoke</text:span><text:span text:style-name="T153_10"><text:s/></text:span><text:span text:style-name="T153_11">a</text:span><text:span text:style-name="T153_12"><text:s/></text:span><text:span text:style-name="T153_13">certificate</text:span><text:span text:style-name="T153_14"><text:s/></text:span><text:span text:style-name="T153_15">prior</text:span><text:span text:style-name="T153_16"><text:s/></text:span><text:span text:style-name="T153_17">to</text:span><text:span text:style-name="T153_18"><text:s/></text:span><text:span text:style-name="T153_19">its</text:span><text:span text:style-name="T153_20"><text:s/></text:span><text:span text:style-name="T153_21">expiration</text:span><text:span text:style-name="T153_22">,<text:s/></text:span><text:span text:style-name="T153_23">for</text:span><text:span text:style-name="T153_24"><text:s/></text:span><text:span text:style-name="T153_25">reasons</text:span><text:span text:style-name="T153_26"><text:s/></text:span><text:span text:style-name="T153_27">including</text:span><text:span text:style-name="T153_28"><text:s/></text:span><text:span text:style-name="T153_29">compromise</text:span><text:span text:style-name="T153_30"><text:s/></text:span><text:span text:style-name="T153_31">of</text:span><text:span text:style-name="T153_32"><text:s/></text:span><text:span text:style-name="T153_33">the</text:span><text:span text:style-name="T153_34"><text:s/></text:span><text:span text:style-name="T153_35">private</text:span><text:span text:style-name="T153_36"><text:s/></text:span><text:span text:style-name="T153_37">key</text:span><text:span text:style-name="T153_38">,<text:s/></text:span><text:span text:style-name="T153_39">using</text:span><text:span text:style-name="T153_40"><text:s/></text:span><text:span text:style-name="T153_41">a</text:span><text:span text:style-name="T153_42"><text:s/></text:span><text:span text:style-name="T153_43">process</text:span><text:span text:style-name="T153_44"><text:s/></text:span><text:span text:style-name="T153_45">known</text:span><text:span text:style-name="T153_46"><text:s/></text:span><text:span text:style-name="T153_47">as</text:span><text:span text:style-name="T153_48"><text:s/></text:span><text:span text:style-name="T153_49">certificate</text:span><text:span text:style-name="T153_50"><text:s/></text:span><text:span text:style-name="T153_51">revocation</text:span><text:span text:style-name="T153_52">,<text:s/></text:span><text:span text:style-name="T153_53">which</text:span><text:span text:style-name="T153_54"><text:s/></text:span><text:span text:style-name="T153_55">permanently</text:span><text:span text:style-name="T153_56"><text:s/></text:span><text:span text:style-name="T153_57">invalidates</text:span><text:span text:style-name="T153_58"><text:s/></text:span><text:span text:style-name="T153_59">the</text:span><text:span text:style-name="T153_60"><text:s/></text:span><text:span text:style-name="T153_61">certificate</text:span><text:span text:style-name="T153_62">.<text:s/></text:span><text:span text:style-name="T153_63">You</text:span><text:span text:style-name="T153_64"><text:s/></text:span><text:span text:style-name="T153_65">can</text:span><text:span text:style-name="T153_66"><text:s/></text:span><text:span text:style-name="T153_67">also</text:span><text:span text:style-name="T153_68"><text:s/></text:span><text:span text:style-name="T153_69">temporarily</text:span><text:span text:style-name="T153_70"><text:s/></text:span><text:span text:style-name="T153_71">disable</text:span><text:span text:style-name="T153_72"><text:s/></text:span><text:span text:style-name="T153_73">a</text:span><text:span text:style-name="T153_74"><text:s/></text:span><text:span text:style-name="T153_75">certificate</text:span><text:span text:style-name="T153_76"><text:s/></text:span><text:span text:style-name="T153_77">through</text:span><text:span text:style-name="T153_78"><text:s/></text:span><text:span text:style-name="T153_79">certificate</text:span><text:span text:style-name="T153_80"><text:s/></text:span><text:span text:style-name="T153_81">suspension</text:span><text:span text:style-name="T153_82">;<text:s/></text:span><text:span text:style-name="T153_83">you</text:span><text:span text:style-name="T153_84"><text:s/></text:span><text:span text:style-name="T153_85">might</text:span><text:span text:style-name="T153_86"><text:s/></text:span><text:span text:style-name="T153_87">do</text:span><text:span text:style-name="T153_88"><text:s/></text:span><text:span text:style-name="T153_89">this</text:span><text:span text:style-name="T153_90"><text:s/></text:span><text:span text:style-name="T153_91">if</text:span><text:span text:style-name="T153_92"><text:s/></text:span><text:span text:style-name="T153_93">you</text:span><text:span text:style-name="T153_94"><text:s/></text:span><text:span text:style-name="T153_95">suspect</text:span><text:span text:style-name="T153_96"><text:s/></text:span><text:span text:style-name="T153_97">key</text:span><text:span text:style-name="T153_98"><text:s/></text:span><text:span text:style-name="T153_99">compromise</text:span><text:span text:style-name="T153_100"><text:s/></text:span><text:span text:style-name="T153_101">but</text:span><text:span text:style-name="T153_102"><text:s/></text:span><text:span text:style-name="T153_103">don</text:span><text:span text:style-name="T153_104">’</text:span><text:span text:style-name="T153_105">t</text:span><text:span text:style-name="T153_106"><text:s/></text:span><text:span text:style-name="T153_107">know</text:span><text:span text:style-name="T153_108"><text:s/></text:span><text:span text:style-name="T153_109">for</text:span><text:span text:style-name="T153_110"><text:s/></text:span><text:span text:style-name="T153_111">sure</text:span><text:span text:style-name="T153_112"><text:s/></text:span><text:span text:style-name="T153_113">yet</text:span><text:span text:style-name="T153_114"><text:s/></text:span><text:span text:style-name="T153_115">whether</text:span><text:span text:style-name="T153_116"><text:s/></text:span><text:span text:style-name="T153_117">it</text:span><text:span text:style-name="T153_118"><text:s/></text:span><text:span text:style-name="T153_119">occurred</text:span><text:span text:style-name="T153_120">.<text:s/></text:span><text:span text:style-name="T153_121">Revoked</text:span><text:span text:style-name="T153_122">,<text:s/></text:span><text:span text:style-name="T153_123">suspended</text:span><text:span text:style-name="T153_124"><text:s/></text:span><text:span text:style-name="T153_125">and</text:span><text:span text:style-name="T153_126"><text:s/></text:span><text:span text:style-name="T153_127">expired</text:span><text:span text:style-name="T153_128"><text:s/></text:span><text:span text:style-name="T153_129">certificates</text:span><text:span text:style-name="T153_130"><text:s/></text:span><text:span text:style-name="T153_131">are</text:span><text:span text:style-name="T153_132"><text:s/></text:span><text:span text:style-name="T153_133">placed</text:span><text:span text:style-name="T153_134"><text:s/></text:span><text:span text:style-name="T153_135">into</text:span><text:span text:style-name="T153_136"><text:s/></text:span><text:span text:style-name="T153_137">one</text:span><text:span text:style-name="T153_138"><text:s/></text:span><text:span text:style-name="T153_139">or</text:span><text:span text:style-name="T153_140"><text:s/></text:span><text:span text:style-name="T153_141">more</text:span><text:span text:style-name="T153_142"><text:s/></text:span><text:span text:style-name="T153_143">certificate</text:span><text:span text:style-name="T153_144"><text:s/></text:span><text:span text:style-name="T153_145">revocation</text:span><text:span text:style-name="T153_146"><text:s/></text:span><text:span text:style-name="T153_147">notice</text:span><text:span text:style-name="T153_148"><text:s/></text:span><text:span text:style-name="T153_149">systems</text:span><text:span text:style-name="T153_150"><text:s/></text:span><text:span text:style-name="T153_151">such</text:span><text:span text:style-name="T153_152"><text:s/></text:span><text:span text:style-name="T153_153">as</text:span><text:span text:style-name="T153_154"><text:s/></text:span><text:span text:style-name="T153_155">a</text:span><text:span text:style-name="T153_156"><text:s/></text:span><text:span text:style-name="T153_157">Certificate</text:span><text:span text:style-name="T153_158"><text:s/></text:span><text:span text:style-name="T153_159">Revocation</text:span><text:span text:style-name="T153_160"><text:s/></text:span><text:span text:style-name="T153_161">List</text:span><text:span text:style-name="T153_162"><text:s/>(</text:span><text:span text:style-name="T153_163">or</text:span><text:span text:style-name="T153_164"><text:s/></text:span><text:span text:style-name="T153_165">CRL</text:span><text:span text:style-name="T153_166">).</text:span></text:p>
      <text:p text:style-name="P1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